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ar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order-bottom="none" fo:border-left="none" fo:border-right="none" fo:border-top="1.5pt solid #0000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-bottom="none" fo:border-left="none" fo:border-right="1.5pt solid #000000" fo:border-top="1.5pt solid #000000"/>
    </style:style>
    <style:style style:name="ce5" style:family="table-cell" style:parent-style-name="Default" style:data-style-name="N99">
      <style:table-cell-properties fo:border-bottom="none" fo:border-left="none" fo:border-right="1.5pt solid #000000" fo:border-top="none"/>
    </style:style>
    <style:style style:name="ce11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4" table:default-cell-style-name="ce5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ACE 1</text:p>
          </table:table-cell>
          <table:table-cell/>
          <table:table-cell table:style-name="Default"/>
          <table:table-cell office:value-type="string" calcext:value-type="string">
            <text:p>RACE 2</text:p>
          </table:table-cell>
          <table:table-cell/>
          <table:table-cell table:style-name="Default"/>
          <table:table-cell office:value-type="string" calcext:value-type="string">
            <text:p>RACE 3</text:p>
          </table:table-cell>
          <table:table-cell/>
          <table:table-cell table:style-name="Default"/>
          <table:table-cell office:value-type="string" calcext:value-type="string">
            <text:p>RACE 4</text:p>
          </table:table-cell>
          <table:table-cell/>
          <table:table-cell table:style-name="Default"/>
          <table:table-cell office:value-type="string" calcext:value-type="string">
            <text:p>Part 2</text:p>
          </table:table-cell>
          <table:table-cell/>
          <table:table-cell office:value-type="string" calcext:value-type="string">
            <text:p>Needs to be written manually</text:p>
          </table:table-cell>
        </table:table-row>
        <table:table-row table:style-name="ro1">
          <table:table-cell office:value-type="string" calcext:value-type="string">
            <text:p>Time: <text:s text:c="7"/>44 <text:s text:c="4"/>89 <text:s text:c="4"/>96 <text:s text:c="4"/>91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formula="of:=NUMBERVALUE(ORG.LIBREOFFICE.REGEX([.A2];&quot;\d+&quot;;;4))" office:value-type="float" office:value="91" calcext:value-type="float">
            <text:p>91</text:p>
          </table:table-cell>
          <table:table-cell/>
          <table:table-cell table:style-name="Default"/>
          <table:table-cell/>
          <table:table-cell table:formula="of:=COM.MICROSOFT.CONCAT([.B2:.K2])" office:value-type="string" office:string-value="44899691" calcext:value-type="string">
            <text:p>44899691</text:p>
          </table:table-cell>
          <table:table-cell table:style-name="ce11" office:value-type="float" office:value="44899691" calcext:value-type="float">
            <text:p>44899691</text:p>
          </table:table-cell>
        </table:table-row>
        <table:table-row table:style-name="ro1">
          <table:table-cell office:value-type="string" calcext:value-type="string">
            <text:p>Distance: <text:s text:c="2"/>277 <text:s text:c="2"/>1136 <text:s text:c="2"/>1890 <text:s text:c="2"/>1768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Default"/>
          <table:table-cell office:value-type="float" office:value="1136" calcext:value-type="float">
            <text:p>1136</text:p>
          </table:table-cell>
          <table:table-cell/>
          <table:table-cell table:style-name="Default"/>
          <table:table-cell office:value-type="float" office:value="1890" calcext:value-type="float">
            <text:p>1890</text:p>
          </table:table-cell>
          <table:table-cell/>
          <table:table-cell table:style-name="Default"/>
          <table:table-cell table:formula="of:=NUMBERVALUE(ORG.LIBREOFFICE.REGEX([.A3];&quot;\d+&quot;;;4))" office:value-type="float" office:value="1768" calcext:value-type="float">
            <text:p>1768</text:p>
          </table:table-cell>
          <table:table-cell/>
          <table:table-cell table:style-name="Default"/>
          <table:table-cell/>
          <table:table-cell table:formula="of:=COM.MICROSOFT.CONCAT([.B3:.K3])" office:value-type="string" office:string-value="277113618901768" calcext:value-type="string">
            <text:p>277113618901768</text:p>
          </table:table-cell>
          <table:table-cell table:style-name="ce11" office:value-type="float" office:value="277113618901768" calcext:value-type="float">
            <text:p>27711361890176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olution Part 1: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number-columns-repeated="3"/>
        </table:table-row>
        <table:table-row table:style-name="ro1">
          <table:table-cell table:style-name="ce1" table:formula="of:=PRODUCT([.D107:.M107])" office:value-type="float" office:value="2344708" calcext:value-type="float">
            <text:p>2344708</text:p>
          </table:table-cell>
          <table:table-cell office:value-type="float" office:value="0" calcext:value-type="float">
            <text:p>0</text:p>
          </table:table-cell>
          <table:table-cell table:formula="of:=IF([.B2]-[.B6]&lt;0;&quot;&quot;;[.B2]-[.B6])" office:value-type="float" office:value="44" calcext:value-type="float">
            <text:p>44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IF([.E2]-[.E6]&lt;0;&quot;&quot;;[.E2]-[.E6])" office:value-type="float" office:value="89" calcext:value-type="float">
            <text:p>89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IF([.H2]-[.H6]&lt;0;&quot;&quot;;[.H2]-[.H6])" office:value-type="float" office:value="96" calcext:value-type="float">
            <text:p>96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IF([.K2]-[.K6]&lt;0;&quot;&quot;;[.K2]-[.K6])" office:value-type="float" office:value="91" calcext:value-type="float">
            <text:p>91</text:p>
          </table:table-cell>
          <table:table-cell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ution Part 2: (run Macro takes long time)</text:p>
          </table:table-cell>
          <table:table-cell office:value-type="float" office:value="1" calcext:value-type="float">
            <text:p>1</text:p>
          </table:table-cell>
          <table:table-cell table:formula="of:=IF([.B2]-[.B7]&lt;0;&quot;&quot;;[.B2]-[.B7])" office:value-type="float" office:value="43" calcext:value-type="float">
            <text:p>43</text:p>
          </table:table-cell>
          <table:table-cell table:formula="of:=IF([.C7]=&quot;&quot;;&quot;&quot;;IF(AND([.C7]*[.B7]&gt;[.B3];[.C7]+[.B7]&lt;[.B2]))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formula="of:=IF([.E2]-[.E7]&lt;0;&quot;&quot;;[.E2]-[.E7])" office:value-type="float" office:value="88" calcext:value-type="float">
            <text:p>88</text:p>
          </table:table-cell>
          <table:table-cell table:formula="of:=IF([.F7]=&quot;&quot;;&quot;&quot;;IF(AND([.F7]*[.E7]&gt;[.E3];[.F7]+[.E7]&lt;[.E2]))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formula="of:=IF([.H2]-[.H7]&lt;0;&quot;&quot;;[.H2]-[.H7])" office:value-type="float" office:value="95" calcext:value-type="float">
            <text:p>95</text:p>
          </table:table-cell>
          <table:table-cell table:formula="of:=IF([.I7]=&quot;&quot;;&quot;&quot;;IF(AND([.I7]*[.H7]&gt;[.H3];[.I7]+[.H7]&lt;[.H2]))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formula="of:=IF([.K2]-[.K7]&lt;0;&quot;&quot;;[.K2]-[.K7])" office:value-type="float" office:value="90" calcext:value-type="float">
            <text:p>90</text:p>
          </table:table-cell>
          <table:table-cell table:formula="of:=IF([.L7]=&quot;&quot;;&quot;&quot;;IF(AND([.L7]*[.K7]&gt;[.K3];[.L7]+[.K7]&lt;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 table:style-name="ce1" office:value-type="float" office:value="30125202" calcext:value-type="float">
            <text:p>30125202</text:p>
          </table:table-cell>
          <table:table-cell table:style-name="ce3" office:value-type="float" office:value="2" calcext:value-type="float">
            <text:p>2</text:p>
          </table:table-cell>
          <table:table-cell table:formula="of:=IF([.B2]-[.B8]&lt;0;&quot;&quot;;[.B2]-[.B8])" office:value-type="float" office:value="42" calcext:value-type="float">
            <text:p>42</text:p>
          </table:table-cell>
          <table:table-cell table:formula="of:=IF([.C8]=&quot;&quot;;&quot;&quot;;IF(AND([.C8]*[.B8]&gt;[.B3];[.C8]+[.B8]&lt;=[.B2])))" office:value-type="boolean" office:boolean-value="false" calcext:value-type="boolean">
            <text:p>FALSCH</text:p>
          </table:table-cell>
          <table:table-cell table:style-name="ce3" office:value-type="float" office:value="2" calcext:value-type="float">
            <text:p>2</text:p>
          </table:table-cell>
          <table:table-cell table:formula="of:=IF([.E2]-[.E8]&lt;0;&quot;&quot;;[.E2]-[.E8])" office:value-type="float" office:value="87" calcext:value-type="float">
            <text:p>87</text:p>
          </table:table-cell>
          <table:table-cell table:formula="of:=IF([.F8]=&quot;&quot;;&quot;&quot;;IF(AND([.F8]*[.E8]&gt;[.E3];[.F8]+[.E8]&lt;=[.E2])))" office:value-type="boolean" office:boolean-value="false" calcext:value-type="boolean">
            <text:p>FALSCH</text:p>
          </table:table-cell>
          <table:table-cell table:style-name="ce3" office:value-type="float" office:value="2" calcext:value-type="float">
            <text:p>2</text:p>
          </table:table-cell>
          <table:table-cell table:formula="of:=IF([.H2]-[.H8]&lt;0;&quot;&quot;;[.H2]-[.H8])" office:value-type="float" office:value="94" calcext:value-type="float">
            <text:p>94</text:p>
          </table:table-cell>
          <table:table-cell table:formula="of:=IF([.I8]=&quot;&quot;;&quot;&quot;;IF(AND([.I8]*[.H8]&gt;[.H3];[.I8]+[.H8]&lt;=[.H2])))" office:value-type="boolean" office:boolean-value="false" calcext:value-type="boolean">
            <text:p>FALSCH</text:p>
          </table:table-cell>
          <table:table-cell table:style-name="ce3" office:value-type="float" office:value="2" calcext:value-type="float">
            <text:p>2</text:p>
          </table:table-cell>
          <table:table-cell table:formula="of:=IF([.K2]-[.K8]&lt;0;&quot;&quot;;[.K2]-[.K8])" office:value-type="float" office:value="89" calcext:value-type="float">
            <text:p>89</text:p>
          </table:table-cell>
          <table:table-cell table:formula="of:=IF([.L8]=&quot;&quot;;&quot;&quot;;IF(AND([.L8]*[.K8]&gt;[.K3];[.L8]+[.K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]-[.B9]&lt;0;&quot;&quot;;[.B2]-[.B9])" office:value-type="float" office:value="41" calcext:value-type="float">
            <text:p>41</text:p>
          </table:table-cell>
          <table:table-cell table:formula="of:=IF([.C9]=&quot;&quot;;&quot;&quot;;IF(AND([.C9]*[.B9]&gt;[.B3];[.C9]+[.B9]&lt;=[.B2]))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formula="of:=IF([.E2]-[.E9]&lt;0;&quot;&quot;;[.E2]-[.E9])" office:value-type="float" office:value="86" calcext:value-type="float">
            <text:p>86</text:p>
          </table:table-cell>
          <table:table-cell table:formula="of:=IF([.F9]=&quot;&quot;;&quot;&quot;;IF(AND([.F9]*[.E9]&gt;[.E3];[.F9]+[.E9]&lt;=[.E2]))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formula="of:=IF([.H2]-[.H9]&lt;0;&quot;&quot;;[.H2]-[.H9])" office:value-type="float" office:value="93" calcext:value-type="float">
            <text:p>93</text:p>
          </table:table-cell>
          <table:table-cell table:formula="of:=IF([.I9]=&quot;&quot;;&quot;&quot;;IF(AND([.I9]*[.H9]&gt;[.H3];[.I9]+[.H9]&lt;=[.H2]))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formula="of:=IF([.K2]-[.K9]&lt;0;&quot;&quot;;[.K2]-[.K9])" office:value-type="float" office:value="88" calcext:value-type="float">
            <text:p>88</text:p>
          </table:table-cell>
          <table:table-cell table:formula="of:=IF([.L9]=&quot;&quot;;&quot;&quot;;IF(AND([.L9]*[.K9]&gt;[.K3];[.L9]+[.K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]-[.B10]&lt;0;&quot;&quot;;[.B2]-[.B10])" office:value-type="float" office:value="40" calcext:value-type="float">
            <text:p>40</text:p>
          </table:table-cell>
          <table:table-cell table:formula="of:=IF([.C10]=&quot;&quot;;&quot;&quot;;IF(AND([.C10]*[.B10]&gt;[.B3];[.C10]+[.B10]&lt;=[.B2]))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formula="of:=IF([.E2]-[.E10]&lt;0;&quot;&quot;;[.E2]-[.E10])" office:value-type="float" office:value="85" calcext:value-type="float">
            <text:p>85</text:p>
          </table:table-cell>
          <table:table-cell table:formula="of:=IF([.F10]=&quot;&quot;;&quot;&quot;;IF(AND([.F10]*[.E10]&gt;[.E3];[.F10]+[.E10]&lt;=[.E2]))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formula="of:=IF([.H2]-[.H10]&lt;0;&quot;&quot;;[.H2]-[.H10])" office:value-type="float" office:value="92" calcext:value-type="float">
            <text:p>92</text:p>
          </table:table-cell>
          <table:table-cell table:formula="of:=IF([.I10]=&quot;&quot;;&quot;&quot;;IF(AND([.I10]*[.H10]&gt;[.H3];[.I10]+[.H10]&lt;=[.H2]))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formula="of:=IF([.K2]-[.K10]&lt;0;&quot;&quot;;[.K2]-[.K10])" office:value-type="float" office:value="87" calcext:value-type="float">
            <text:p>87</text:p>
          </table:table-cell>
          <table:table-cell table:formula="of:=IF([.L10]=&quot;&quot;;&quot;&quot;;IF(AND([.L10]*[.K10]&gt;[.K3];[.L10]+[.K1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formula="of:=IF([.B2]-[.B11]&lt;0;&quot;&quot;;[.B2]-[.B11])" office:value-type="float" office:value="39" calcext:value-type="float">
            <text:p>39</text:p>
          </table:table-cell>
          <table:table-cell table:formula="of:=IF([.C11]=&quot;&quot;;&quot;&quot;;IF(AND([.C11]*[.B11]&gt;[.B3];[.C11]+[.B11]&lt;=[.B2])))" office:value-type="boolean" office:boolean-value="false" calcext:value-type="boolean">
            <text:p>FALSCH</text:p>
          </table:table-cell>
          <table:table-cell table:style-name="ce3" office:value-type="float" office:value="5" calcext:value-type="float">
            <text:p>5</text:p>
          </table:table-cell>
          <table:table-cell table:formula="of:=IF([.E2]-[.E11]&lt;0;&quot;&quot;;[.E2]-[.E11])" office:value-type="float" office:value="84" calcext:value-type="float">
            <text:p>84</text:p>
          </table:table-cell>
          <table:table-cell table:formula="of:=IF([.F11]=&quot;&quot;;&quot;&quot;;IF(AND([.F11]*[.E11]&gt;[.E3];[.F11]+[.E11]&lt;=[.E2])))" office:value-type="boolean" office:boolean-value="false" calcext:value-type="boolean">
            <text:p>FALSCH</text:p>
          </table:table-cell>
          <table:table-cell table:style-name="ce3" office:value-type="float" office:value="5" calcext:value-type="float">
            <text:p>5</text:p>
          </table:table-cell>
          <table:table-cell table:formula="of:=IF([.H2]-[.H11]&lt;0;&quot;&quot;;[.H2]-[.H11])" office:value-type="float" office:value="91" calcext:value-type="float">
            <text:p>91</text:p>
          </table:table-cell>
          <table:table-cell table:formula="of:=IF([.I11]=&quot;&quot;;&quot;&quot;;IF(AND([.I11]*[.H11]&gt;[.H3];[.I11]+[.H11]&lt;=[.H2])))" office:value-type="boolean" office:boolean-value="false" calcext:value-type="boolean">
            <text:p>FALSCH</text:p>
          </table:table-cell>
          <table:table-cell table:style-name="ce3" office:value-type="float" office:value="5" calcext:value-type="float">
            <text:p>5</text:p>
          </table:table-cell>
          <table:table-cell table:formula="of:=IF([.K2]-[.K11]&lt;0;&quot;&quot;;[.K2]-[.K11])" office:value-type="float" office:value="86" calcext:value-type="float">
            <text:p>86</text:p>
          </table:table-cell>
          <table:table-cell table:formula="of:=IF([.L11]=&quot;&quot;;&quot;&quot;;IF(AND([.L11]*[.K11]&gt;[.K3];[.L11]+[.K1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]-[.B12]&lt;0;&quot;&quot;;[.B2]-[.B12])" office:value-type="float" office:value="38" calcext:value-type="float">
            <text:p>38</text:p>
          </table:table-cell>
          <table:table-cell table:formula="of:=IF([.C12]=&quot;&quot;;&quot;&quot;;IF(AND([.C12]*[.B12]&gt;[.B3];[.C12]+[.B12]&lt;=[.B2]))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formula="of:=IF([.E2]-[.E12]&lt;0;&quot;&quot;;[.E2]-[.E12])" office:value-type="float" office:value="83" calcext:value-type="float">
            <text:p>83</text:p>
          </table:table-cell>
          <table:table-cell table:formula="of:=IF([.F12]=&quot;&quot;;&quot;&quot;;IF(AND([.F12]*[.E12]&gt;[.E3];[.F12]+[.E12]&lt;=[.E2]))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formula="of:=IF([.H2]-[.H12]&lt;0;&quot;&quot;;[.H2]-[.H12])" office:value-type="float" office:value="90" calcext:value-type="float">
            <text:p>90</text:p>
          </table:table-cell>
          <table:table-cell table:formula="of:=IF([.I12]=&quot;&quot;;&quot;&quot;;IF(AND([.I12]*[.H12]&gt;[.H3];[.I12]+[.H12]&lt;=[.H2]))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formula="of:=IF([.K2]-[.K12]&lt;0;&quot;&quot;;[.K2]-[.K12])" office:value-type="float" office:value="85" calcext:value-type="float">
            <text:p>85</text:p>
          </table:table-cell>
          <table:table-cell table:formula="of:=IF([.L12]=&quot;&quot;;&quot;&quot;;IF(AND([.L12]*[.K12]&gt;[.K3];[.L12]+[.K1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]-[.B13]&lt;0;&quot;&quot;;[.B2]-[.B13])" office:value-type="float" office:value="37" calcext:value-type="float">
            <text:p>37</text:p>
          </table:table-cell>
          <table:table-cell table:formula="of:=IF([.C13]=&quot;&quot;;&quot;&quot;;IF(AND([.C13]*[.B13]&gt;[.B3];[.C13]+[.B13]&lt;=[.B2])))" office:value-type="boolean" office:boolean-value="false" calcext:value-type="boolean">
            <text:p>FALSCH</text:p>
          </table:table-cell>
          <table:table-cell office:value-type="float" office:value="7" calcext:value-type="float">
            <text:p>7</text:p>
          </table:table-cell>
          <table:table-cell table:formula="of:=IF([.E2]-[.E13]&lt;0;&quot;&quot;;[.E2]-[.E13])" office:value-type="float" office:value="82" calcext:value-type="float">
            <text:p>82</text:p>
          </table:table-cell>
          <table:table-cell table:formula="of:=IF([.F13]=&quot;&quot;;&quot;&quot;;IF(AND([.F13]*[.E13]&gt;[.E3];[.F13]+[.E13]&lt;=[.E2])))" office:value-type="boolean" office:boolean-value="false" calcext:value-type="boolean">
            <text:p>FALSCH</text:p>
          </table:table-cell>
          <table:table-cell office:value-type="float" office:value="7" calcext:value-type="float">
            <text:p>7</text:p>
          </table:table-cell>
          <table:table-cell table:formula="of:=IF([.H2]-[.H13]&lt;0;&quot;&quot;;[.H2]-[.H13])" office:value-type="float" office:value="89" calcext:value-type="float">
            <text:p>89</text:p>
          </table:table-cell>
          <table:table-cell table:formula="of:=IF([.I13]=&quot;&quot;;&quot;&quot;;IF(AND([.I13]*[.H13]&gt;[.H3];[.I13]+[.H13]&lt;=[.H2])))" office:value-type="boolean" office:boolean-value="false" calcext:value-type="boolean">
            <text:p>FALSCH</text:p>
          </table:table-cell>
          <table:table-cell office:value-type="float" office:value="7" calcext:value-type="float">
            <text:p>7</text:p>
          </table:table-cell>
          <table:table-cell table:formula="of:=IF([.K2]-[.K13]&lt;0;&quot;&quot;;[.K2]-[.K13])" office:value-type="float" office:value="84" calcext:value-type="float">
            <text:p>84</text:p>
          </table:table-cell>
          <table:table-cell table:formula="of:=IF([.L13]=&quot;&quot;;&quot;&quot;;IF(AND([.L13]*[.K13]&gt;[.K3];[.L13]+[.K1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IF([.B2]-[.B14]&lt;0;&quot;&quot;;[.B2]-[.B14])" office:value-type="float" office:value="36" calcext:value-type="float">
            <text:p>36</text:p>
          </table:table-cell>
          <table:table-cell table:formula="of:=IF([.C14]=&quot;&quot;;&quot;&quot;;IF(AND([.C14]*[.B14]&gt;[.B3];[.C14]+[.B14]&lt;=[.B2])))" office:value-type="boolean" office:boolean-value="true" calcext:value-type="boolean">
            <text:p>WAHR</text:p>
          </table:table-cell>
          <table:table-cell table:style-name="ce3" office:value-type="float" office:value="8" calcext:value-type="float">
            <text:p>8</text:p>
          </table:table-cell>
          <table:table-cell table:formula="of:=IF([.E2]-[.E14]&lt;0;&quot;&quot;;[.E2]-[.E14])" office:value-type="float" office:value="81" calcext:value-type="float">
            <text:p>81</text:p>
          </table:table-cell>
          <table:table-cell table:formula="of:=IF([.F14]=&quot;&quot;;&quot;&quot;;IF(AND([.F14]*[.E14]&gt;[.E3];[.F14]+[.E14]&lt;=[.E2])))" office:value-type="boolean" office:boolean-value="false" calcext:value-type="boolean">
            <text:p>FALSCH</text:p>
          </table:table-cell>
          <table:table-cell table:style-name="ce3" office:value-type="float" office:value="8" calcext:value-type="float">
            <text:p>8</text:p>
          </table:table-cell>
          <table:table-cell table:formula="of:=IF([.H2]-[.H14]&lt;0;&quot;&quot;;[.H2]-[.H14])" office:value-type="float" office:value="88" calcext:value-type="float">
            <text:p>88</text:p>
          </table:table-cell>
          <table:table-cell table:formula="of:=IF([.I14]=&quot;&quot;;&quot;&quot;;IF(AND([.I14]*[.H14]&gt;[.H3];[.I14]+[.H14]&lt;=[.H2])))" office:value-type="boolean" office:boolean-value="false" calcext:value-type="boolean">
            <text:p>FALSCH</text:p>
          </table:table-cell>
          <table:table-cell table:style-name="ce3" office:value-type="float" office:value="8" calcext:value-type="float">
            <text:p>8</text:p>
          </table:table-cell>
          <table:table-cell table:formula="of:=IF([.K2]-[.K14]&lt;0;&quot;&quot;;[.K2]-[.K14])" office:value-type="float" office:value="83" calcext:value-type="float">
            <text:p>83</text:p>
          </table:table-cell>
          <table:table-cell table:formula="of:=IF([.L14]=&quot;&quot;;&quot;&quot;;IF(AND([.L14]*[.K14]&gt;[.K3];[.L14]+[.K1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IF([.B2]-[.B15]&lt;0;&quot;&quot;;[.B2]-[.B15])" office:value-type="float" office:value="35" calcext:value-type="float">
            <text:p>35</text:p>
          </table:table-cell>
          <table:table-cell table:formula="of:=IF([.C15]=&quot;&quot;;&quot;&quot;;IF(AND([.C15]*[.B15]&gt;[.B3];[.C15]+[.B15]&lt;=[.B2])))" office:value-type="boolean" office:boolean-value="true" calcext:value-type="boolean">
            <text:p>WAHR</text:p>
          </table:table-cell>
          <table:table-cell office:value-type="float" office:value="9" calcext:value-type="float">
            <text:p>9</text:p>
          </table:table-cell>
          <table:table-cell table:formula="of:=IF([.E2]-[.E15]&lt;0;&quot;&quot;;[.E2]-[.E15])" office:value-type="float" office:value="80" calcext:value-type="float">
            <text:p>80</text:p>
          </table:table-cell>
          <table:table-cell table:formula="of:=IF([.F15]=&quot;&quot;;&quot;&quot;;IF(AND([.F15]*[.E15]&gt;[.E3];[.F15]+[.E15]&lt;=[.E2])))" office:value-type="boolean" office:boolean-value="false" calcext:value-type="boolean">
            <text:p>FALSCH</text:p>
          </table:table-cell>
          <table:table-cell office:value-type="float" office:value="9" calcext:value-type="float">
            <text:p>9</text:p>
          </table:table-cell>
          <table:table-cell table:formula="of:=IF([.H2]-[.H15]&lt;0;&quot;&quot;;[.H2]-[.H15])" office:value-type="float" office:value="87" calcext:value-type="float">
            <text:p>87</text:p>
          </table:table-cell>
          <table:table-cell table:formula="of:=IF([.I15]=&quot;&quot;;&quot;&quot;;IF(AND([.I15]*[.H15]&gt;[.H3];[.I15]+[.H15]&lt;=[.H2])))" office:value-type="boolean" office:boolean-value="false" calcext:value-type="boolean">
            <text:p>FALSCH</text:p>
          </table:table-cell>
          <table:table-cell office:value-type="float" office:value="9" calcext:value-type="float">
            <text:p>9</text:p>
          </table:table-cell>
          <table:table-cell table:formula="of:=IF([.K2]-[.K15]&lt;0;&quot;&quot;;[.K2]-[.K15])" office:value-type="float" office:value="82" calcext:value-type="float">
            <text:p>82</text:p>
          </table:table-cell>
          <table:table-cell table:formula="of:=IF([.L15]=&quot;&quot;;&quot;&quot;;IF(AND([.L15]*[.K15]&gt;[.K3];[.L15]+[.K1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IF([.B2]-[.B16]&lt;0;&quot;&quot;;[.B2]-[.B16])" office:value-type="float" office:value="34" calcext:value-type="float">
            <text:p>34</text:p>
          </table:table-cell>
          <table:table-cell table:formula="of:=IF([.C16]=&quot;&quot;;&quot;&quot;;IF(AND([.C16]*[.B16]&gt;[.B3];[.C16]+[.B16]&lt;=[.B2])))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formula="of:=IF([.E2]-[.E16]&lt;0;&quot;&quot;;[.E2]-[.E16])" office:value-type="float" office:value="79" calcext:value-type="float">
            <text:p>79</text:p>
          </table:table-cell>
          <table:table-cell table:formula="of:=IF([.F16]=&quot;&quot;;&quot;&quot;;IF(AND([.F16]*[.E16]&gt;[.E3];[.F16]+[.E16]&lt;=[.E2])))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table:formula="of:=IF([.H2]-[.H16]&lt;0;&quot;&quot;;[.H2]-[.H16])" office:value-type="float" office:value="86" calcext:value-type="float">
            <text:p>86</text:p>
          </table:table-cell>
          <table:table-cell table:formula="of:=IF([.I16]=&quot;&quot;;&quot;&quot;;IF(AND([.I16]*[.H16]&gt;[.H3];[.I16]+[.H16]&lt;=[.H2])))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table:formula="of:=IF([.K2]-[.K16]&lt;0;&quot;&quot;;[.K2]-[.K16])" office:value-type="float" office:value="81" calcext:value-type="float">
            <text:p>81</text:p>
          </table:table-cell>
          <table:table-cell table:formula="of:=IF([.L16]=&quot;&quot;;&quot;&quot;;IF(AND([.L16]*[.K16]&gt;[.K3];[.L16]+[.K1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IF([.B2]-[.B17]&lt;0;&quot;&quot;;[.B2]-[.B17])" office:value-type="float" office:value="33" calcext:value-type="float">
            <text:p>33</text:p>
          </table:table-cell>
          <table:table-cell table:formula="of:=IF([.C17]=&quot;&quot;;&quot;&quot;;IF(AND([.C17]*[.B17]&gt;[.B3];[.C17]+[.B17]&lt;=[.B2])))" office:value-type="boolean" office:boolean-value="true" calcext:value-type="boolean">
            <text:p>WAHR</text:p>
          </table:table-cell>
          <table:table-cell table:style-name="ce3" office:value-type="float" office:value="11" calcext:value-type="float">
            <text:p>11</text:p>
          </table:table-cell>
          <table:table-cell table:formula="of:=IF([.E2]-[.E17]&lt;0;&quot;&quot;;[.E2]-[.E17])" office:value-type="float" office:value="78" calcext:value-type="float">
            <text:p>78</text:p>
          </table:table-cell>
          <table:table-cell table:formula="of:=IF([.F17]=&quot;&quot;;&quot;&quot;;IF(AND([.F17]*[.E17]&gt;[.E3];[.F17]+[.E17]&lt;=[.E2])))" office:value-type="boolean" office:boolean-value="false" calcext:value-type="boolean">
            <text:p>FALSCH</text:p>
          </table:table-cell>
          <table:table-cell table:style-name="ce3" office:value-type="float" office:value="11" calcext:value-type="float">
            <text:p>11</text:p>
          </table:table-cell>
          <table:table-cell table:formula="of:=IF([.H2]-[.H17]&lt;0;&quot;&quot;;[.H2]-[.H17])" office:value-type="float" office:value="85" calcext:value-type="float">
            <text:p>85</text:p>
          </table:table-cell>
          <table:table-cell table:formula="of:=IF([.I17]=&quot;&quot;;&quot;&quot;;IF(AND([.I17]*[.H17]&gt;[.H3];[.I17]+[.H17]&lt;=[.H2])))" office:value-type="boolean" office:boolean-value="false" calcext:value-type="boolean">
            <text:p>FALSCH</text:p>
          </table:table-cell>
          <table:table-cell table:style-name="ce3" office:value-type="float" office:value="11" calcext:value-type="float">
            <text:p>11</text:p>
          </table:table-cell>
          <table:table-cell table:formula="of:=IF([.K2]-[.K17]&lt;0;&quot;&quot;;[.K2]-[.K17])" office:value-type="float" office:value="80" calcext:value-type="float">
            <text:p>80</text:p>
          </table:table-cell>
          <table:table-cell table:formula="of:=IF([.L17]=&quot;&quot;;&quot;&quot;;IF(AND([.L17]*[.K17]&gt;[.K3];[.L17]+[.K1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IF([.B2]-[.B18]&lt;0;&quot;&quot;;[.B2]-[.B18])" office:value-type="float" office:value="32" calcext:value-type="float">
            <text:p>32</text:p>
          </table:table-cell>
          <table:table-cell table:formula="of:=IF([.C18]=&quot;&quot;;&quot;&quot;;IF(AND([.C18]*[.B18]&gt;[.B3];[.C18]+[.B18]&lt;=[.B2])))" office:value-type="boolean" office:boolean-value="true" calcext:value-type="boolean">
            <text:p>WAHR</text:p>
          </table:table-cell>
          <table:table-cell office:value-type="float" office:value="12" calcext:value-type="float">
            <text:p>12</text:p>
          </table:table-cell>
          <table:table-cell table:formula="of:=IF([.E2]-[.E18]&lt;0;&quot;&quot;;[.E2]-[.E18])" office:value-type="float" office:value="77" calcext:value-type="float">
            <text:p>77</text:p>
          </table:table-cell>
          <table:table-cell table:formula="of:=IF([.F18]=&quot;&quot;;&quot;&quot;;IF(AND([.F18]*[.E18]&gt;[.E3];[.F18]+[.E18]&lt;=[.E2])))" office:value-type="boolean" office:boolean-value="false" calcext:value-type="boolean">
            <text:p>FALSCH</text:p>
          </table:table-cell>
          <table:table-cell office:value-type="float" office:value="12" calcext:value-type="float">
            <text:p>12</text:p>
          </table:table-cell>
          <table:table-cell table:formula="of:=IF([.H2]-[.H18]&lt;0;&quot;&quot;;[.H2]-[.H18])" office:value-type="float" office:value="84" calcext:value-type="float">
            <text:p>84</text:p>
          </table:table-cell>
          <table:table-cell table:formula="of:=IF([.I18]=&quot;&quot;;&quot;&quot;;IF(AND([.I18]*[.H18]&gt;[.H3];[.I18]+[.H18]&lt;=[.H2])))" office:value-type="boolean" office:boolean-value="false" calcext:value-type="boolean">
            <text:p>FALSCH</text:p>
          </table:table-cell>
          <table:table-cell office:value-type="float" office:value="12" calcext:value-type="float">
            <text:p>12</text:p>
          </table:table-cell>
          <table:table-cell table:formula="of:=IF([.K2]-[.K18]&lt;0;&quot;&quot;;[.K2]-[.K18])" office:value-type="float" office:value="79" calcext:value-type="float">
            <text:p>79</text:p>
          </table:table-cell>
          <table:table-cell table:formula="of:=IF([.L18]=&quot;&quot;;&quot;&quot;;IF(AND([.L18]*[.K18]&gt;[.K3];[.L18]+[.K1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IF([.B2]-[.B19]&lt;0;&quot;&quot;;[.B2]-[.B19])" office:value-type="float" office:value="31" calcext:value-type="float">
            <text:p>31</text:p>
          </table:table-cell>
          <table:table-cell table:formula="of:=IF([.C19]=&quot;&quot;;&quot;&quot;;IF(AND([.C19]*[.B19]&gt;[.B3];[.C19]+[.B19]&lt;=[.B2])))" office:value-type="boolean" office:boolean-value="true" calcext:value-type="boolean">
            <text:p>WAHR</text:p>
          </table:table-cell>
          <table:table-cell office:value-type="float" office:value="13" calcext:value-type="float">
            <text:p>13</text:p>
          </table:table-cell>
          <table:table-cell table:formula="of:=IF([.E2]-[.E19]&lt;0;&quot;&quot;;[.E2]-[.E19])" office:value-type="float" office:value="76" calcext:value-type="float">
            <text:p>76</text:p>
          </table:table-cell>
          <table:table-cell table:formula="of:=IF([.F19]=&quot;&quot;;&quot;&quot;;IF(AND([.F19]*[.E19]&gt;[.E3];[.F19]+[.E19]&lt;=[.E2])))" office:value-type="boolean" office:boolean-value="false" calcext:value-type="boolean">
            <text:p>FALSCH</text:p>
          </table:table-cell>
          <table:table-cell office:value-type="float" office:value="13" calcext:value-type="float">
            <text:p>13</text:p>
          </table:table-cell>
          <table:table-cell table:formula="of:=IF([.H2]-[.H19]&lt;0;&quot;&quot;;[.H2]-[.H19])" office:value-type="float" office:value="83" calcext:value-type="float">
            <text:p>83</text:p>
          </table:table-cell>
          <table:table-cell table:formula="of:=IF([.I19]=&quot;&quot;;&quot;&quot;;IF(AND([.I19]*[.H19]&gt;[.H3];[.I19]+[.H19]&lt;=[.H2])))" office:value-type="boolean" office:boolean-value="false" calcext:value-type="boolean">
            <text:p>FALSCH</text:p>
          </table:table-cell>
          <table:table-cell office:value-type="float" office:value="13" calcext:value-type="float">
            <text:p>13</text:p>
          </table:table-cell>
          <table:table-cell table:formula="of:=IF([.K2]-[.K19]&lt;0;&quot;&quot;;[.K2]-[.K19])" office:value-type="float" office:value="78" calcext:value-type="float">
            <text:p>78</text:p>
          </table:table-cell>
          <table:table-cell table:formula="of:=IF([.L19]=&quot;&quot;;&quot;&quot;;IF(AND([.L19]*[.K19]&gt;[.K3];[.L19]+[.K1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IF([.B2]-[.B20]&lt;0;&quot;&quot;;[.B2]-[.B20])" office:value-type="float" office:value="30" calcext:value-type="float">
            <text:p>30</text:p>
          </table:table-cell>
          <table:table-cell table:formula="of:=IF([.C20]=&quot;&quot;;&quot;&quot;;IF(AND([.C20]*[.B20]&gt;[.B3];[.C20]+[.B20]&lt;=[.B2])))" office:value-type="boolean" office:boolean-value="true" calcext:value-type="boolean">
            <text:p>WAHR</text:p>
          </table:table-cell>
          <table:table-cell table:style-name="ce3" office:value-type="float" office:value="14" calcext:value-type="float">
            <text:p>14</text:p>
          </table:table-cell>
          <table:table-cell table:formula="of:=IF([.E2]-[.E20]&lt;0;&quot;&quot;;[.E2]-[.E20])" office:value-type="float" office:value="75" calcext:value-type="float">
            <text:p>75</text:p>
          </table:table-cell>
          <table:table-cell table:formula="of:=IF([.F20]=&quot;&quot;;&quot;&quot;;IF(AND([.F20]*[.E20]&gt;[.E3];[.F20]+[.E20]&lt;=[.E2])))" office:value-type="boolean" office:boolean-value="false" calcext:value-type="boolean">
            <text:p>FALSCH</text:p>
          </table:table-cell>
          <table:table-cell table:style-name="ce3" office:value-type="float" office:value="14" calcext:value-type="float">
            <text:p>14</text:p>
          </table:table-cell>
          <table:table-cell table:formula="of:=IF([.H2]-[.H20]&lt;0;&quot;&quot;;[.H2]-[.H20])" office:value-type="float" office:value="82" calcext:value-type="float">
            <text:p>82</text:p>
          </table:table-cell>
          <table:table-cell table:formula="of:=IF([.I20]=&quot;&quot;;&quot;&quot;;IF(AND([.I20]*[.H20]&gt;[.H3];[.I20]+[.H20]&lt;=[.H2])))" office:value-type="boolean" office:boolean-value="false" calcext:value-type="boolean">
            <text:p>FALSCH</text:p>
          </table:table-cell>
          <table:table-cell table:style-name="ce3" office:value-type="float" office:value="14" calcext:value-type="float">
            <text:p>14</text:p>
          </table:table-cell>
          <table:table-cell table:formula="of:=IF([.K2]-[.K20]&lt;0;&quot;&quot;;[.K2]-[.K20])" office:value-type="float" office:value="77" calcext:value-type="float">
            <text:p>77</text:p>
          </table:table-cell>
          <table:table-cell table:formula="of:=IF([.L20]=&quot;&quot;;&quot;&quot;;IF(AND([.L20]*[.K20]&gt;[.K3];[.L20]+[.K2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IF([.B2]-[.B21]&lt;0;&quot;&quot;;[.B2]-[.B21])" office:value-type="float" office:value="29" calcext:value-type="float">
            <text:p>29</text:p>
          </table:table-cell>
          <table:table-cell table:formula="of:=IF([.C21]=&quot;&quot;;&quot;&quot;;IF(AND([.C21]*[.B21]&gt;[.B3];[.C21]+[.B21]&lt;=[.B2])))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formula="of:=IF([.E2]-[.E21]&lt;0;&quot;&quot;;[.E2]-[.E21])" office:value-type="float" office:value="74" calcext:value-type="float">
            <text:p>74</text:p>
          </table:table-cell>
          <table:table-cell table:formula="of:=IF([.F21]=&quot;&quot;;&quot;&quot;;IF(AND([.F21]*[.E21]&gt;[.E3];[.F21]+[.E21]&lt;=[.E2])))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formula="of:=IF([.H2]-[.H21]&lt;0;&quot;&quot;;[.H2]-[.H21])" office:value-type="float" office:value="81" calcext:value-type="float">
            <text:p>81</text:p>
          </table:table-cell>
          <table:table-cell table:formula="of:=IF([.I21]=&quot;&quot;;&quot;&quot;;IF(AND([.I21]*[.H21]&gt;[.H3];[.I21]+[.H21]&lt;=[.H2])))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formula="of:=IF([.K2]-[.K21]&lt;0;&quot;&quot;;[.K2]-[.K21])" office:value-type="float" office:value="76" calcext:value-type="float">
            <text:p>76</text:p>
          </table:table-cell>
          <table:table-cell table:formula="of:=IF([.L21]=&quot;&quot;;&quot;&quot;;IF(AND([.L21]*[.K21]&gt;[.K3];[.L21]+[.K2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IF([.B2]-[.B22]&lt;0;&quot;&quot;;[.B2]-[.B22])" office:value-type="float" office:value="28" calcext:value-type="float">
            <text:p>28</text:p>
          </table:table-cell>
          <table:table-cell table:formula="of:=IF([.C22]=&quot;&quot;;&quot;&quot;;IF(AND([.C22]*[.B22]&gt;[.B3];[.C22]+[.B22]&lt;=[.B2])))" office:value-type="boolean" office:boolean-value="true" calcext:value-type="boolean">
            <text:p>WAHR</text:p>
          </table:table-cell>
          <table:table-cell office:value-type="float" office:value="16" calcext:value-type="float">
            <text:p>16</text:p>
          </table:table-cell>
          <table:table-cell table:formula="of:=IF([.E2]-[.E22]&lt;0;&quot;&quot;;[.E2]-[.E22])" office:value-type="float" office:value="73" calcext:value-type="float">
            <text:p>73</text:p>
          </table:table-cell>
          <table:table-cell table:formula="of:=IF([.F22]=&quot;&quot;;&quot;&quot;;IF(AND([.F22]*[.E22]&gt;[.E3];[.F22]+[.E22]&lt;=[.E2])))" office:value-type="boolean" office:boolean-value="true" calcext:value-type="boolean">
            <text:p>WAHR</text:p>
          </table:table-cell>
          <table:table-cell office:value-type="float" office:value="16" calcext:value-type="float">
            <text:p>16</text:p>
          </table:table-cell>
          <table:table-cell table:formula="of:=IF([.H2]-[.H22]&lt;0;&quot;&quot;;[.H2]-[.H22])" office:value-type="float" office:value="80" calcext:value-type="float">
            <text:p>80</text:p>
          </table:table-cell>
          <table:table-cell table:formula="of:=IF([.I22]=&quot;&quot;;&quot;&quot;;IF(AND([.I22]*[.H22]&gt;[.H3];[.I22]+[.H22]&lt;=[.H2])))" office:value-type="boolean" office:boolean-value="false" calcext:value-type="boolean">
            <text:p>FALSCH</text:p>
          </table:table-cell>
          <table:table-cell office:value-type="float" office:value="16" calcext:value-type="float">
            <text:p>16</text:p>
          </table:table-cell>
          <table:table-cell table:formula="of:=IF([.K2]-[.K22]&lt;0;&quot;&quot;;[.K2]-[.K22])" office:value-type="float" office:value="75" calcext:value-type="float">
            <text:p>75</text:p>
          </table:table-cell>
          <table:table-cell table:formula="of:=IF([.L22]=&quot;&quot;;&quot;&quot;;IF(AND([.L22]*[.K22]&gt;[.K3];[.L22]+[.K2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IF([.B2]-[.B23]&lt;0;&quot;&quot;;[.B2]-[.B23])" office:value-type="float" office:value="27" calcext:value-type="float">
            <text:p>27</text:p>
          </table:table-cell>
          <table:table-cell table:formula="of:=IF([.C23]=&quot;&quot;;&quot;&quot;;IF(AND([.C23]*[.B23]&gt;[.B3];[.C23]+[.B23]&lt;=[.B2])))" office:value-type="boolean" office:boolean-value="true" calcext:value-type="boolean">
            <text:p>WAHR</text:p>
          </table:table-cell>
          <table:table-cell table:style-name="ce3" office:value-type="float" office:value="17" calcext:value-type="float">
            <text:p>17</text:p>
          </table:table-cell>
          <table:table-cell table:formula="of:=IF([.E2]-[.E23]&lt;0;&quot;&quot;;[.E2]-[.E23])" office:value-type="float" office:value="72" calcext:value-type="float">
            <text:p>72</text:p>
          </table:table-cell>
          <table:table-cell table:formula="of:=IF([.F23]=&quot;&quot;;&quot;&quot;;IF(AND([.F23]*[.E23]&gt;[.E3];[.F23]+[.E23]&lt;=[.E2])))" office:value-type="boolean" office:boolean-value="true" calcext:value-type="boolean">
            <text:p>WAHR</text:p>
          </table:table-cell>
          <table:table-cell table:style-name="ce3" office:value-type="float" office:value="17" calcext:value-type="float">
            <text:p>17</text:p>
          </table:table-cell>
          <table:table-cell table:formula="of:=IF([.H2]-[.H23]&lt;0;&quot;&quot;;[.H2]-[.H23])" office:value-type="float" office:value="79" calcext:value-type="float">
            <text:p>79</text:p>
          </table:table-cell>
          <table:table-cell table:formula="of:=IF([.I23]=&quot;&quot;;&quot;&quot;;IF(AND([.I23]*[.H23]&gt;[.H3];[.I23]+[.H23]&lt;=[.H2])))" office:value-type="boolean" office:boolean-value="false" calcext:value-type="boolean">
            <text:p>FALSCH</text:p>
          </table:table-cell>
          <table:table-cell table:style-name="ce3" office:value-type="float" office:value="17" calcext:value-type="float">
            <text:p>17</text:p>
          </table:table-cell>
          <table:table-cell table:formula="of:=IF([.K2]-[.K23]&lt;0;&quot;&quot;;[.K2]-[.K23])" office:value-type="float" office:value="74" calcext:value-type="float">
            <text:p>74</text:p>
          </table:table-cell>
          <table:table-cell table:formula="of:=IF([.L23]=&quot;&quot;;&quot;&quot;;IF(AND([.L23]*[.K23]&gt;[.K3];[.L23]+[.K2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IF([.B2]-[.B24]&lt;0;&quot;&quot;;[.B2]-[.B24])" office:value-type="float" office:value="26" calcext:value-type="float">
            <text:p>26</text:p>
          </table:table-cell>
          <table:table-cell table:formula="of:=IF([.C24]=&quot;&quot;;&quot;&quot;;IF(AND([.C24]*[.B24]&gt;[.B3];[.C24]+[.B24]&lt;=[.B2])))" office:value-type="boolean" office:boolean-value="true" calcext:value-type="boolean">
            <text:p>WAHR</text:p>
          </table:table-cell>
          <table:table-cell office:value-type="float" office:value="18" calcext:value-type="float">
            <text:p>18</text:p>
          </table:table-cell>
          <table:table-cell table:formula="of:=IF([.E2]-[.E24]&lt;0;&quot;&quot;;[.E2]-[.E24])" office:value-type="float" office:value="71" calcext:value-type="float">
            <text:p>71</text:p>
          </table:table-cell>
          <table:table-cell table:formula="of:=IF([.F24]=&quot;&quot;;&quot;&quot;;IF(AND([.F24]*[.E24]&gt;[.E3];[.F24]+[.E24]&lt;=[.E2])))" office:value-type="boolean" office:boolean-value="true" calcext:value-type="boolean">
            <text:p>WAHR</text:p>
          </table:table-cell>
          <table:table-cell office:value-type="float" office:value="18" calcext:value-type="float">
            <text:p>18</text:p>
          </table:table-cell>
          <table:table-cell table:formula="of:=IF([.H2]-[.H24]&lt;0;&quot;&quot;;[.H2]-[.H24])" office:value-type="float" office:value="78" calcext:value-type="float">
            <text:p>78</text:p>
          </table:table-cell>
          <table:table-cell table:formula="of:=IF([.I24]=&quot;&quot;;&quot;&quot;;IF(AND([.I24]*[.H24]&gt;[.H3];[.I24]+[.H24]&lt;=[.H2])))" office:value-type="boolean" office:boolean-value="false" calcext:value-type="boolean">
            <text:p>FALSCH</text:p>
          </table:table-cell>
          <table:table-cell office:value-type="float" office:value="18" calcext:value-type="float">
            <text:p>18</text:p>
          </table:table-cell>
          <table:table-cell table:formula="of:=IF([.K2]-[.K24]&lt;0;&quot;&quot;;[.K2]-[.K24])" office:value-type="float" office:value="73" calcext:value-type="float">
            <text:p>73</text:p>
          </table:table-cell>
          <table:table-cell table:formula="of:=IF([.L24]=&quot;&quot;;&quot;&quot;;IF(AND([.L24]*[.K24]&gt;[.K3];[.L24]+[.K2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IF([.B2]-[.B25]&lt;0;&quot;&quot;;[.B2]-[.B25])" office:value-type="float" office:value="25" calcext:value-type="float">
            <text:p>25</text:p>
          </table:table-cell>
          <table:table-cell table:formula="of:=IF([.C25]=&quot;&quot;;&quot;&quot;;IF(AND([.C25]*[.B25]&gt;[.B3];[.C25]+[.B25]&lt;=[.B2])))"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formula="of:=IF([.E2]-[.E25]&lt;0;&quot;&quot;;[.E2]-[.E25])" office:value-type="float" office:value="70" calcext:value-type="float">
            <text:p>70</text:p>
          </table:table-cell>
          <table:table-cell table:formula="of:=IF([.F25]=&quot;&quot;;&quot;&quot;;IF(AND([.F25]*[.E25]&gt;[.E3];[.F25]+[.E25]&lt;=[.E2])))"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formula="of:=IF([.H2]-[.H25]&lt;0;&quot;&quot;;[.H2]-[.H25])" office:value-type="float" office:value="77" calcext:value-type="float">
            <text:p>77</text:p>
          </table:table-cell>
          <table:table-cell table:formula="of:=IF([.I25]=&quot;&quot;;&quot;&quot;;IF(AND([.I25]*[.H25]&gt;[.H3];[.I25]+[.H25]&lt;=[.H2])))" office:value-type="boolean" office:boolean-value="false" calcext:value-type="boolean">
            <text:p>FALSCH</text:p>
          </table:table-cell>
          <table:table-cell office:value-type="float" office:value="19" calcext:value-type="float">
            <text:p>19</text:p>
          </table:table-cell>
          <table:table-cell table:formula="of:=IF([.K2]-[.K25]&lt;0;&quot;&quot;;[.K2]-[.K25])" office:value-type="float" office:value="72" calcext:value-type="float">
            <text:p>72</text:p>
          </table:table-cell>
          <table:table-cell table:formula="of:=IF([.L25]=&quot;&quot;;&quot;&quot;;IF(AND([.L25]*[.K25]&gt;[.K3];[.L25]+[.K2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IF([.B2]-[.B26]&lt;0;&quot;&quot;;[.B2]-[.B26])" office:value-type="float" office:value="24" calcext:value-type="float">
            <text:p>24</text:p>
          </table:table-cell>
          <table:table-cell table:formula="of:=IF([.C26]=&quot;&quot;;&quot;&quot;;IF(AND([.C26]*[.B26]&gt;[.B3];[.C26]+[.B26]&lt;=[.B2])))" office:value-type="boolean" office:boolean-value="true" calcext:value-type="boolean">
            <text:p>WAHR</text:p>
          </table:table-cell>
          <table:table-cell table:style-name="ce3" office:value-type="float" office:value="20" calcext:value-type="float">
            <text:p>20</text:p>
          </table:table-cell>
          <table:table-cell table:formula="of:=IF([.E2]-[.E26]&lt;0;&quot;&quot;;[.E2]-[.E26])" office:value-type="float" office:value="69" calcext:value-type="float">
            <text:p>69</text:p>
          </table:table-cell>
          <table:table-cell table:formula="of:=IF([.F26]=&quot;&quot;;&quot;&quot;;IF(AND([.F26]*[.E26]&gt;[.E3];[.F26]+[.E26]&lt;=[.E2])))" office:value-type="boolean" office:boolean-value="true" calcext:value-type="boolean">
            <text:p>WAHR</text:p>
          </table:table-cell>
          <table:table-cell table:style-name="ce3" office:value-type="float" office:value="20" calcext:value-type="float">
            <text:p>20</text:p>
          </table:table-cell>
          <table:table-cell table:formula="of:=IF([.H2]-[.H26]&lt;0;&quot;&quot;;[.H2]-[.H26])" office:value-type="float" office:value="76" calcext:value-type="float">
            <text:p>76</text:p>
          </table:table-cell>
          <table:table-cell table:formula="of:=IF([.I26]=&quot;&quot;;&quot;&quot;;IF(AND([.I26]*[.H26]&gt;[.H3];[.I26]+[.H26]&lt;=[.H2])))" office:value-type="boolean" office:boolean-value="false" calcext:value-type="boolean">
            <text:p>FALSCH</text:p>
          </table:table-cell>
          <table:table-cell table:style-name="ce3" office:value-type="float" office:value="20" calcext:value-type="float">
            <text:p>20</text:p>
          </table:table-cell>
          <table:table-cell table:formula="of:=IF([.K2]-[.K26]&lt;0;&quot;&quot;;[.K2]-[.K26])" office:value-type="float" office:value="71" calcext:value-type="float">
            <text:p>71</text:p>
          </table:table-cell>
          <table:table-cell table:formula="of:=IF([.L26]=&quot;&quot;;&quot;&quot;;IF(AND([.L26]*[.K26]&gt;[.K3];[.L26]+[.K2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IF([.B2]-[.B27]&lt;0;&quot;&quot;;[.B2]-[.B27])" office:value-type="float" office:value="23" calcext:value-type="float">
            <text:p>23</text:p>
          </table:table-cell>
          <table:table-cell table:formula="of:=IF([.C27]=&quot;&quot;;&quot;&quot;;IF(AND([.C27]*[.B27]&gt;[.B3];[.C27]+[.B27]&lt;=[.B2])))"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formula="of:=IF([.E2]-[.E27]&lt;0;&quot;&quot;;[.E2]-[.E27])" office:value-type="float" office:value="68" calcext:value-type="float">
            <text:p>68</text:p>
          </table:table-cell>
          <table:table-cell table:formula="of:=IF([.F27]=&quot;&quot;;&quot;&quot;;IF(AND([.F27]*[.E27]&gt;[.E3];[.F27]+[.E27]&lt;=[.E2])))"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formula="of:=IF([.H2]-[.H27]&lt;0;&quot;&quot;;[.H2]-[.H27])" office:value-type="float" office:value="75" calcext:value-type="float">
            <text:p>75</text:p>
          </table:table-cell>
          <table:table-cell table:formula="of:=IF([.I27]=&quot;&quot;;&quot;&quot;;IF(AND([.I27]*[.H27]&gt;[.H3];[.I27]+[.H27]&lt;=[.H2])))" office:value-type="boolean" office:boolean-value="false" calcext:value-type="boolean">
            <text:p>FALSCH</text:p>
          </table:table-cell>
          <table:table-cell office:value-type="float" office:value="21" calcext:value-type="float">
            <text:p>21</text:p>
          </table:table-cell>
          <table:table-cell table:formula="of:=IF([.K2]-[.K27]&lt;0;&quot;&quot;;[.K2]-[.K27])" office:value-type="float" office:value="70" calcext:value-type="float">
            <text:p>70</text:p>
          </table:table-cell>
          <table:table-cell table:formula="of:=IF([.L27]=&quot;&quot;;&quot;&quot;;IF(AND([.L27]*[.K27]&gt;[.K3];[.L27]+[.K2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IF([.B2]-[.B28]&lt;0;&quot;&quot;;[.B2]-[.B28])" office:value-type="float" office:value="22" calcext:value-type="float">
            <text:p>22</text:p>
          </table:table-cell>
          <table:table-cell table:formula="of:=IF([.C28]=&quot;&quot;;&quot;&quot;;IF(AND([.C28]*[.B28]&gt;[.B3];[.C28]+[.B28]&lt;=[.B2])))" office:value-type="boolean" office:boolean-value="true" calcext:value-type="boolean">
            <text:p>WAHR</text:p>
          </table:table-cell>
          <table:table-cell office:value-type="float" office:value="22" calcext:value-type="float">
            <text:p>22</text:p>
          </table:table-cell>
          <table:table-cell table:formula="of:=IF([.E2]-[.E28]&lt;0;&quot;&quot;;[.E2]-[.E28])" office:value-type="float" office:value="67" calcext:value-type="float">
            <text:p>67</text:p>
          </table:table-cell>
          <table:table-cell table:formula="of:=IF([.F28]=&quot;&quot;;&quot;&quot;;IF(AND([.F28]*[.E28]&gt;[.E3];[.F28]+[.E28]&lt;=[.E2])))" office:value-type="boolean" office:boolean-value="true" calcext:value-type="boolean">
            <text:p>WAHR</text:p>
          </table:table-cell>
          <table:table-cell office:value-type="float" office:value="22" calcext:value-type="float">
            <text:p>22</text:p>
          </table:table-cell>
          <table:table-cell table:formula="of:=IF([.H2]-[.H28]&lt;0;&quot;&quot;;[.H2]-[.H28])" office:value-type="float" office:value="74" calcext:value-type="float">
            <text:p>74</text:p>
          </table:table-cell>
          <table:table-cell table:formula="of:=IF([.I28]=&quot;&quot;;&quot;&quot;;IF(AND([.I28]*[.H28]&gt;[.H3];[.I28]+[.H28]&lt;=[.H2])))" office:value-type="boolean" office:boolean-value="false" calcext:value-type="boolean">
            <text:p>FALSCH</text:p>
          </table:table-cell>
          <table:table-cell office:value-type="float" office:value="22" calcext:value-type="float">
            <text:p>22</text:p>
          </table:table-cell>
          <table:table-cell table:formula="of:=IF([.K2]-[.K28]&lt;0;&quot;&quot;;[.K2]-[.K28])" office:value-type="float" office:value="69" calcext:value-type="float">
            <text:p>69</text:p>
          </table:table-cell>
          <table:table-cell table:formula="of:=IF([.L28]=&quot;&quot;;&quot;&quot;;IF(AND([.L28]*[.K28]&gt;[.K3];[.L28]+[.K2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table:formula="of:=IF([.B2]-[.B29]&lt;0;&quot;&quot;;[.B2]-[.B29])" office:value-type="float" office:value="21" calcext:value-type="float">
            <text:p>21</text:p>
          </table:table-cell>
          <table:table-cell table:formula="of:=IF([.C29]=&quot;&quot;;&quot;&quot;;IF(AND([.C29]*[.B29]&gt;[.B3];[.C29]+[.B29]&lt;=[.B2])))" office:value-type="boolean" office:boolean-value="true" calcext:value-type="boolean">
            <text:p>WAHR</text:p>
          </table:table-cell>
          <table:table-cell table:style-name="ce3" office:value-type="float" office:value="23" calcext:value-type="float">
            <text:p>23</text:p>
          </table:table-cell>
          <table:table-cell table:formula="of:=IF([.E2]-[.E29]&lt;0;&quot;&quot;;[.E2]-[.E29])" office:value-type="float" office:value="66" calcext:value-type="float">
            <text:p>66</text:p>
          </table:table-cell>
          <table:table-cell table:formula="of:=IF([.F29]=&quot;&quot;;&quot;&quot;;IF(AND([.F29]*[.E29]&gt;[.E3];[.F29]+[.E29]&lt;=[.E2])))" office:value-type="boolean" office:boolean-value="true" calcext:value-type="boolean">
            <text:p>WAHR</text:p>
          </table:table-cell>
          <table:table-cell table:style-name="ce3" office:value-type="float" office:value="23" calcext:value-type="float">
            <text:p>23</text:p>
          </table:table-cell>
          <table:table-cell table:formula="of:=IF([.H2]-[.H29]&lt;0;&quot;&quot;;[.H2]-[.H29])" office:value-type="float" office:value="73" calcext:value-type="float">
            <text:p>73</text:p>
          </table:table-cell>
          <table:table-cell table:formula="of:=IF([.I29]=&quot;&quot;;&quot;&quot;;IF(AND([.I29]*[.H29]&gt;[.H3];[.I29]+[.H29]&lt;=[.H2])))" office:value-type="boolean" office:boolean-value="false" calcext:value-type="boolean">
            <text:p>FALSCH</text:p>
          </table:table-cell>
          <table:table-cell table:style-name="ce3" office:value-type="float" office:value="23" calcext:value-type="float">
            <text:p>23</text:p>
          </table:table-cell>
          <table:table-cell table:formula="of:=IF([.K2]-[.K29]&lt;0;&quot;&quot;;[.K2]-[.K29])" office:value-type="float" office:value="68" calcext:value-type="float">
            <text:p>68</text:p>
          </table:table-cell>
          <table:table-cell table:formula="of:=IF([.L29]=&quot;&quot;;&quot;&quot;;IF(AND([.L29]*[.K29]&gt;[.K3];[.L29]+[.K2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IF([.B2]-[.B30]&lt;0;&quot;&quot;;[.B2]-[.B30])" office:value-type="float" office:value="20" calcext:value-type="float">
            <text:p>20</text:p>
          </table:table-cell>
          <table:table-cell table:formula="of:=IF([.C30]=&quot;&quot;;&quot;&quot;;IF(AND([.C30]*[.B30]&gt;[.B3];[.C30]+[.B30]&lt;=[.B2])))" office:value-type="boolean" office:boolean-value="true" calcext:value-type="boolean">
            <text:p>WAHR</text:p>
          </table:table-cell>
          <table:table-cell office:value-type="float" office:value="24" calcext:value-type="float">
            <text:p>24</text:p>
          </table:table-cell>
          <table:table-cell table:formula="of:=IF([.E2]-[.E30]&lt;0;&quot;&quot;;[.E2]-[.E30])" office:value-type="float" office:value="65" calcext:value-type="float">
            <text:p>65</text:p>
          </table:table-cell>
          <table:table-cell table:formula="of:=IF([.F30]=&quot;&quot;;&quot;&quot;;IF(AND([.F30]*[.E30]&gt;[.E3];[.F30]+[.E30]&lt;=[.E2])))" office:value-type="boolean" office:boolean-value="true" calcext:value-type="boolean">
            <text:p>WAHR</text:p>
          </table:table-cell>
          <table:table-cell office:value-type="float" office:value="24" calcext:value-type="float">
            <text:p>24</text:p>
          </table:table-cell>
          <table:table-cell table:formula="of:=IF([.H2]-[.H30]&lt;0;&quot;&quot;;[.H2]-[.H30])" office:value-type="float" office:value="72" calcext:value-type="float">
            <text:p>72</text:p>
          </table:table-cell>
          <table:table-cell table:formula="of:=IF([.I30]=&quot;&quot;;&quot;&quot;;IF(AND([.I30]*[.H30]&gt;[.H3];[.I30]+[.H30]&lt;=[.H2])))" office:value-type="boolean" office:boolean-value="false" calcext:value-type="boolean">
            <text:p>FALSCH</text:p>
          </table:table-cell>
          <table:table-cell office:value-type="float" office:value="24" calcext:value-type="float">
            <text:p>24</text:p>
          </table:table-cell>
          <table:table-cell table:formula="of:=IF([.K2]-[.K30]&lt;0;&quot;&quot;;[.K2]-[.K30])" office:value-type="float" office:value="67" calcext:value-type="float">
            <text:p>67</text:p>
          </table:table-cell>
          <table:table-cell table:formula="of:=IF([.L30]=&quot;&quot;;&quot;&quot;;IF(AND([.L30]*[.K30]&gt;[.K3];[.L30]+[.K3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IF([.B2]-[.B31]&lt;0;&quot;&quot;;[.B2]-[.B31])" office:value-type="float" office:value="19" calcext:value-type="float">
            <text:p>19</text:p>
          </table:table-cell>
          <table:table-cell table:formula="of:=IF([.C31]=&quot;&quot;;&quot;&quot;;IF(AND([.C31]*[.B31]&gt;[.B3];[.C31]+[.B31]&lt;=[.B2])))"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table:formula="of:=IF([.E2]-[.E31]&lt;0;&quot;&quot;;[.E2]-[.E31])" office:value-type="float" office:value="64" calcext:value-type="float">
            <text:p>64</text:p>
          </table:table-cell>
          <table:table-cell table:formula="of:=IF([.F31]=&quot;&quot;;&quot;&quot;;IF(AND([.F31]*[.E31]&gt;[.E3];[.F31]+[.E31]&lt;=[.E2])))"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table:formula="of:=IF([.H2]-[.H31]&lt;0;&quot;&quot;;[.H2]-[.H31])" office:value-type="float" office:value="71" calcext:value-type="float">
            <text:p>71</text:p>
          </table:table-cell>
          <table:table-cell table:formula="of:=IF([.I31]=&quot;&quot;;&quot;&quot;;IF(AND([.I31]*[.H31]&gt;[.H3];[.I31]+[.H31]&lt;=[.H2])))" office:value-type="boolean" office:boolean-value="false" calcext:value-type="boolean">
            <text:p>FALSCH</text:p>
          </table:table-cell>
          <table:table-cell office:value-type="float" office:value="25" calcext:value-type="float">
            <text:p>25</text:p>
          </table:table-cell>
          <table:table-cell table:formula="of:=IF([.K2]-[.K31]&lt;0;&quot;&quot;;[.K2]-[.K31])" office:value-type="float" office:value="66" calcext:value-type="float">
            <text:p>66</text:p>
          </table:table-cell>
          <table:table-cell table:formula="of:=IF([.L31]=&quot;&quot;;&quot;&quot;;IF(AND([.L31]*[.K31]&gt;[.K3];[.L31]+[.K3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table:formula="of:=IF([.B2]-[.B32]&lt;0;&quot;&quot;;[.B2]-[.B32])" office:value-type="float" office:value="18" calcext:value-type="float">
            <text:p>18</text:p>
          </table:table-cell>
          <table:table-cell table:formula="of:=IF([.C32]=&quot;&quot;;&quot;&quot;;IF(AND([.C32]*[.B32]&gt;[.B3];[.C32]+[.B32]&lt;=[.B2])))" office:value-type="boolean" office:boolean-value="true" calcext:value-type="boolean">
            <text:p>WAHR</text:p>
          </table:table-cell>
          <table:table-cell table:style-name="ce3" office:value-type="float" office:value="26" calcext:value-type="float">
            <text:p>26</text:p>
          </table:table-cell>
          <table:table-cell table:formula="of:=IF([.E2]-[.E32]&lt;0;&quot;&quot;;[.E2]-[.E32])" office:value-type="float" office:value="63" calcext:value-type="float">
            <text:p>63</text:p>
          </table:table-cell>
          <table:table-cell table:formula="of:=IF([.F32]=&quot;&quot;;&quot;&quot;;IF(AND([.F32]*[.E32]&gt;[.E3];[.F32]+[.E32]&lt;=[.E2])))" office:value-type="boolean" office:boolean-value="true" calcext:value-type="boolean">
            <text:p>WAHR</text:p>
          </table:table-cell>
          <table:table-cell table:style-name="ce3" office:value-type="float" office:value="26" calcext:value-type="float">
            <text:p>26</text:p>
          </table:table-cell>
          <table:table-cell table:formula="of:=IF([.H2]-[.H32]&lt;0;&quot;&quot;;[.H2]-[.H32])" office:value-type="float" office:value="70" calcext:value-type="float">
            <text:p>70</text:p>
          </table:table-cell>
          <table:table-cell table:formula="of:=IF([.I32]=&quot;&quot;;&quot;&quot;;IF(AND([.I32]*[.H32]&gt;[.H3];[.I32]+[.H32]&lt;=[.H2])))" office:value-type="boolean" office:boolean-value="false" calcext:value-type="boolean">
            <text:p>FALSCH</text:p>
          </table:table-cell>
          <table:table-cell table:style-name="ce3" office:value-type="float" office:value="26" calcext:value-type="float">
            <text:p>26</text:p>
          </table:table-cell>
          <table:table-cell table:formula="of:=IF([.K2]-[.K32]&lt;0;&quot;&quot;;[.K2]-[.K32])" office:value-type="float" office:value="65" calcext:value-type="float">
            <text:p>65</text:p>
          </table:table-cell>
          <table:table-cell table:formula="of:=IF([.L32]=&quot;&quot;;&quot;&quot;;IF(AND([.L32]*[.K32]&gt;[.K3];[.L32]+[.K3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IF([.B2]-[.B33]&lt;0;&quot;&quot;;[.B2]-[.B33])" office:value-type="float" office:value="17" calcext:value-type="float">
            <text:p>17</text:p>
          </table:table-cell>
          <table:table-cell table:formula="of:=IF([.C33]=&quot;&quot;;&quot;&quot;;IF(AND([.C33]*[.B33]&gt;[.B3];[.C33]+[.B33]&lt;=[.B2])))" office:value-type="boolean" office:boolean-value="true" calcext:value-type="boolean">
            <text:p>WAHR</text:p>
          </table:table-cell>
          <table:table-cell office:value-type="float" office:value="27" calcext:value-type="float">
            <text:p>27</text:p>
          </table:table-cell>
          <table:table-cell table:formula="of:=IF([.E2]-[.E33]&lt;0;&quot;&quot;;[.E2]-[.E33])" office:value-type="float" office:value="62" calcext:value-type="float">
            <text:p>62</text:p>
          </table:table-cell>
          <table:table-cell table:formula="of:=IF([.F33]=&quot;&quot;;&quot;&quot;;IF(AND([.F33]*[.E33]&gt;[.E3];[.F33]+[.E33]&lt;=[.E2])))" office:value-type="boolean" office:boolean-value="true" calcext:value-type="boolean">
            <text:p>WAHR</text:p>
          </table:table-cell>
          <table:table-cell office:value-type="float" office:value="27" calcext:value-type="float">
            <text:p>27</text:p>
          </table:table-cell>
          <table:table-cell table:formula="of:=IF([.H2]-[.H33]&lt;0;&quot;&quot;;[.H2]-[.H33])" office:value-type="float" office:value="69" calcext:value-type="float">
            <text:p>69</text:p>
          </table:table-cell>
          <table:table-cell table:formula="of:=IF([.I33]=&quot;&quot;;&quot;&quot;;IF(AND([.I33]*[.H33]&gt;[.H3];[.I33]+[.H33]&lt;=[.H2])))" office:value-type="boolean" office:boolean-value="false" calcext:value-type="boolean">
            <text:p>FALSCH</text:p>
          </table:table-cell>
          <table:table-cell office:value-type="float" office:value="27" calcext:value-type="float">
            <text:p>27</text:p>
          </table:table-cell>
          <table:table-cell table:formula="of:=IF([.K2]-[.K33]&lt;0;&quot;&quot;;[.K2]-[.K33])" office:value-type="float" office:value="64" calcext:value-type="float">
            <text:p>64</text:p>
          </table:table-cell>
          <table:table-cell table:formula="of:=IF([.L33]=&quot;&quot;;&quot;&quot;;IF(AND([.L33]*[.K33]&gt;[.K3];[.L33]+[.K3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IF([.B2]-[.B34]&lt;0;&quot;&quot;;[.B2]-[.B34])" office:value-type="float" office:value="16" calcext:value-type="float">
            <text:p>16</text:p>
          </table:table-cell>
          <table:table-cell table:formula="of:=IF([.C34]=&quot;&quot;;&quot;&quot;;IF(AND([.C34]*[.B34]&gt;[.B3];[.C34]+[.B34]&lt;=[.B2])))" office:value-type="boolean" office:boolean-value="true" calcext:value-type="boolean">
            <text:p>WAHR</text:p>
          </table:table-cell>
          <table:table-cell office:value-type="float" office:value="28" calcext:value-type="float">
            <text:p>28</text:p>
          </table:table-cell>
          <table:table-cell table:formula="of:=IF([.E2]-[.E34]&lt;0;&quot;&quot;;[.E2]-[.E34])" office:value-type="float" office:value="61" calcext:value-type="float">
            <text:p>61</text:p>
          </table:table-cell>
          <table:table-cell table:formula="of:=IF([.F34]=&quot;&quot;;&quot;&quot;;IF(AND([.F34]*[.E34]&gt;[.E3];[.F34]+[.E34]&lt;=[.E2])))" office:value-type="boolean" office:boolean-value="true" calcext:value-type="boolean">
            <text:p>WAHR</text:p>
          </table:table-cell>
          <table:table-cell office:value-type="float" office:value="28" calcext:value-type="float">
            <text:p>28</text:p>
          </table:table-cell>
          <table:table-cell table:formula="of:=IF([.H2]-[.H34]&lt;0;&quot;&quot;;[.H2]-[.H34])" office:value-type="float" office:value="68" calcext:value-type="float">
            <text:p>68</text:p>
          </table:table-cell>
          <table:table-cell table:formula="of:=IF([.I34]=&quot;&quot;;&quot;&quot;;IF(AND([.I34]*[.H34]&gt;[.H3];[.I34]+[.H34]&lt;=[.H2])))" office:value-type="boolean" office:boolean-value="true" calcext:value-type="boolean">
            <text:p>WAHR</text:p>
          </table:table-cell>
          <table:table-cell office:value-type="float" office:value="28" calcext:value-type="float">
            <text:p>28</text:p>
          </table:table-cell>
          <table:table-cell table:formula="of:=IF([.K2]-[.K34]&lt;0;&quot;&quot;;[.K2]-[.K34])" office:value-type="float" office:value="63" calcext:value-type="float">
            <text:p>63</text:p>
          </table:table-cell>
          <table:table-cell table:formula="of:=IF([.L34]=&quot;&quot;;&quot;&quot;;IF(AND([.L34]*[.K34]&gt;[.K3];[.L34]+[.K3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table:formula="of:=IF([.B2]-[.B35]&lt;0;&quot;&quot;;[.B2]-[.B35])" office:value-type="float" office:value="15" calcext:value-type="float">
            <text:p>15</text:p>
          </table:table-cell>
          <table:table-cell table:formula="of:=IF([.C35]=&quot;&quot;;&quot;&quot;;IF(AND([.C35]*[.B35]&gt;[.B3];[.C35]+[.B35]&lt;=[.B2])))" office:value-type="boolean" office:boolean-value="true" calcext:value-type="boolean">
            <text:p>WAHR</text:p>
          </table:table-cell>
          <table:table-cell table:style-name="ce3" office:value-type="float" office:value="29" calcext:value-type="float">
            <text:p>29</text:p>
          </table:table-cell>
          <table:table-cell table:formula="of:=IF([.E2]-[.E35]&lt;0;&quot;&quot;;[.E2]-[.E35])" office:value-type="float" office:value="60" calcext:value-type="float">
            <text:p>60</text:p>
          </table:table-cell>
          <table:table-cell table:formula="of:=IF([.F35]=&quot;&quot;;&quot;&quot;;IF(AND([.F35]*[.E35]&gt;[.E3];[.F35]+[.E35]&lt;=[.E2])))" office:value-type="boolean" office:boolean-value="true" calcext:value-type="boolean">
            <text:p>WAHR</text:p>
          </table:table-cell>
          <table:table-cell table:style-name="ce3" office:value-type="float" office:value="29" calcext:value-type="float">
            <text:p>29</text:p>
          </table:table-cell>
          <table:table-cell table:formula="of:=IF([.H2]-[.H35]&lt;0;&quot;&quot;;[.H2]-[.H35])" office:value-type="float" office:value="67" calcext:value-type="float">
            <text:p>67</text:p>
          </table:table-cell>
          <table:table-cell table:formula="of:=IF([.I35]=&quot;&quot;;&quot;&quot;;IF(AND([.I35]*[.H35]&gt;[.H3];[.I35]+[.H35]&lt;=[.H2])))" office:value-type="boolean" office:boolean-value="true" calcext:value-type="boolean">
            <text:p>WAHR</text:p>
          </table:table-cell>
          <table:table-cell table:style-name="ce3" office:value-type="float" office:value="29" calcext:value-type="float">
            <text:p>29</text:p>
          </table:table-cell>
          <table:table-cell table:formula="of:=IF([.K2]-[.K35]&lt;0;&quot;&quot;;[.K2]-[.K35])" office:value-type="float" office:value="62" calcext:value-type="float">
            <text:p>62</text:p>
          </table:table-cell>
          <table:table-cell table:formula="of:=IF([.L35]=&quot;&quot;;&quot;&quot;;IF(AND([.L35]*[.K35]&gt;[.K3];[.L35]+[.K3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IF([.B2]-[.B36]&lt;0;&quot;&quot;;[.B2]-[.B36])" office:value-type="float" office:value="14" calcext:value-type="float">
            <text:p>14</text:p>
          </table:table-cell>
          <table:table-cell table:formula="of:=IF([.C36]=&quot;&quot;;&quot;&quot;;IF(AND([.C36]*[.B36]&gt;[.B3];[.C36]+[.B36]&lt;=[.B2])))"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formula="of:=IF([.E2]-[.E36]&lt;0;&quot;&quot;;[.E2]-[.E36])" office:value-type="float" office:value="59" calcext:value-type="float">
            <text:p>59</text:p>
          </table:table-cell>
          <table:table-cell table:formula="of:=IF([.F36]=&quot;&quot;;&quot;&quot;;IF(AND([.F36]*[.E36]&gt;[.E3];[.F36]+[.E36]&lt;=[.E2])))"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formula="of:=IF([.H2]-[.H36]&lt;0;&quot;&quot;;[.H2]-[.H36])" office:value-type="float" office:value="66" calcext:value-type="float">
            <text:p>66</text:p>
          </table:table-cell>
          <table:table-cell table:formula="of:=IF([.I36]=&quot;&quot;;&quot;&quot;;IF(AND([.I36]*[.H36]&gt;[.H3];[.I36]+[.H36]&lt;=[.H2])))"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formula="of:=IF([.K2]-[.K36]&lt;0;&quot;&quot;;[.K2]-[.K36])" office:value-type="float" office:value="61" calcext:value-type="float">
            <text:p>61</text:p>
          </table:table-cell>
          <table:table-cell table:formula="of:=IF([.L36]=&quot;&quot;;&quot;&quot;;IF(AND([.L36]*[.K36]&gt;[.K3];[.L36]+[.K3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IF([.B2]-[.B37]&lt;0;&quot;&quot;;[.B2]-[.B37])" office:value-type="float" office:value="13" calcext:value-type="float">
            <text:p>13</text:p>
          </table:table-cell>
          <table:table-cell table:formula="of:=IF([.C37]=&quot;&quot;;&quot;&quot;;IF(AND([.C37]*[.B37]&gt;[.B3];[.C37]+[.B37]&lt;=[.B2])))" office:value-type="boolean" office:boolean-value="true" calcext:value-type="boolean">
            <text:p>WAHR</text:p>
          </table:table-cell>
          <table:table-cell office:value-type="float" office:value="31" calcext:value-type="float">
            <text:p>31</text:p>
          </table:table-cell>
          <table:table-cell table:formula="of:=IF([.E2]-[.E37]&lt;0;&quot;&quot;;[.E2]-[.E37])" office:value-type="float" office:value="58" calcext:value-type="float">
            <text:p>58</text:p>
          </table:table-cell>
          <table:table-cell table:formula="of:=IF([.F37]=&quot;&quot;;&quot;&quot;;IF(AND([.F37]*[.E37]&gt;[.E3];[.F37]+[.E37]&lt;=[.E2])))" office:value-type="boolean" office:boolean-value="true" calcext:value-type="boolean">
            <text:p>WAHR</text:p>
          </table:table-cell>
          <table:table-cell office:value-type="float" office:value="31" calcext:value-type="float">
            <text:p>31</text:p>
          </table:table-cell>
          <table:table-cell table:formula="of:=IF([.H2]-[.H37]&lt;0;&quot;&quot;;[.H2]-[.H37])" office:value-type="float" office:value="65" calcext:value-type="float">
            <text:p>65</text:p>
          </table:table-cell>
          <table:table-cell table:formula="of:=IF([.I37]=&quot;&quot;;&quot;&quot;;IF(AND([.I37]*[.H37]&gt;[.H3];[.I37]+[.H37]&lt;=[.H2])))" office:value-type="boolean" office:boolean-value="true" calcext:value-type="boolean">
            <text:p>WAHR</text:p>
          </table:table-cell>
          <table:table-cell office:value-type="float" office:value="31" calcext:value-type="float">
            <text:p>31</text:p>
          </table:table-cell>
          <table:table-cell table:formula="of:=IF([.K2]-[.K37]&lt;0;&quot;&quot;;[.K2]-[.K37])" office:value-type="float" office:value="60" calcext:value-type="float">
            <text:p>60</text:p>
          </table:table-cell>
          <table:table-cell table:formula="of:=IF([.L37]=&quot;&quot;;&quot;&quot;;IF(AND([.L37]*[.K37]&gt;[.K3];[.L37]+[.K3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IF([.B2]-[.B38]&lt;0;&quot;&quot;;[.B2]-[.B38])" office:value-type="float" office:value="12" calcext:value-type="float">
            <text:p>12</text:p>
          </table:table-cell>
          <table:table-cell table:formula="of:=IF([.C38]=&quot;&quot;;&quot;&quot;;IF(AND([.C38]*[.B38]&gt;[.B3];[.C38]+[.B38]&lt;=[.B2])))" office:value-type="boolean" office:boolean-value="true" calcext:value-type="boolean">
            <text:p>WAHR</text:p>
          </table:table-cell>
          <table:table-cell table:style-name="ce3" office:value-type="float" office:value="32" calcext:value-type="float">
            <text:p>32</text:p>
          </table:table-cell>
          <table:table-cell table:formula="of:=IF([.E2]-[.E38]&lt;0;&quot;&quot;;[.E2]-[.E38])" office:value-type="float" office:value="57" calcext:value-type="float">
            <text:p>57</text:p>
          </table:table-cell>
          <table:table-cell table:formula="of:=IF([.F38]=&quot;&quot;;&quot;&quot;;IF(AND([.F38]*[.E38]&gt;[.E3];[.F38]+[.E38]&lt;=[.E2])))" office:value-type="boolean" office:boolean-value="true" calcext:value-type="boolean">
            <text:p>WAHR</text:p>
          </table:table-cell>
          <table:table-cell table:style-name="ce3" office:value-type="float" office:value="32" calcext:value-type="float">
            <text:p>32</text:p>
          </table:table-cell>
          <table:table-cell table:formula="of:=IF([.H2]-[.H38]&lt;0;&quot;&quot;;[.H2]-[.H38])" office:value-type="float" office:value="64" calcext:value-type="float">
            <text:p>64</text:p>
          </table:table-cell>
          <table:table-cell table:formula="of:=IF([.I38]=&quot;&quot;;&quot;&quot;;IF(AND([.I38]*[.H38]&gt;[.H3];[.I38]+[.H38]&lt;=[.H2])))" office:value-type="boolean" office:boolean-value="true" calcext:value-type="boolean">
            <text:p>WAHR</text:p>
          </table:table-cell>
          <table:table-cell table:style-name="ce3" office:value-type="float" office:value="32" calcext:value-type="float">
            <text:p>32</text:p>
          </table:table-cell>
          <table:table-cell table:formula="of:=IF([.K2]-[.K38]&lt;0;&quot;&quot;;[.K2]-[.K38])" office:value-type="float" office:value="59" calcext:value-type="float">
            <text:p>59</text:p>
          </table:table-cell>
          <table:table-cell table:formula="of:=IF([.L38]=&quot;&quot;;&quot;&quot;;IF(AND([.L38]*[.K38]&gt;[.K3];[.L38]+[.K3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IF([.B2]-[.B39]&lt;0;&quot;&quot;;[.B2]-[.B39])" office:value-type="float" office:value="11" calcext:value-type="float">
            <text:p>11</text:p>
          </table:table-cell>
          <table:table-cell table:formula="of:=IF([.C39]=&quot;&quot;;&quot;&quot;;IF(AND([.C39]*[.B39]&gt;[.B3];[.C39]+[.B39]&lt;=[.B2])))" office:value-type="boolean" office:boolean-value="true" calcext:value-type="boolean">
            <text:p>WAHR</text:p>
          </table:table-cell>
          <table:table-cell office:value-type="float" office:value="33" calcext:value-type="float">
            <text:p>33</text:p>
          </table:table-cell>
          <table:table-cell table:formula="of:=IF([.E2]-[.E39]&lt;0;&quot;&quot;;[.E2]-[.E39])" office:value-type="float" office:value="56" calcext:value-type="float">
            <text:p>56</text:p>
          </table:table-cell>
          <table:table-cell table:formula="of:=IF([.F39]=&quot;&quot;;&quot;&quot;;IF(AND([.F39]*[.E39]&gt;[.E3];[.F39]+[.E39]&lt;=[.E2])))" office:value-type="boolean" office:boolean-value="true" calcext:value-type="boolean">
            <text:p>WAHR</text:p>
          </table:table-cell>
          <table:table-cell office:value-type="float" office:value="33" calcext:value-type="float">
            <text:p>33</text:p>
          </table:table-cell>
          <table:table-cell table:formula="of:=IF([.H2]-[.H39]&lt;0;&quot;&quot;;[.H2]-[.H39])" office:value-type="float" office:value="63" calcext:value-type="float">
            <text:p>63</text:p>
          </table:table-cell>
          <table:table-cell table:formula="of:=IF([.I39]=&quot;&quot;;&quot;&quot;;IF(AND([.I39]*[.H39]&gt;[.H3];[.I39]+[.H39]&lt;=[.H2])))" office:value-type="boolean" office:boolean-value="true" calcext:value-type="boolean">
            <text:p>WAHR</text:p>
          </table:table-cell>
          <table:table-cell office:value-type="float" office:value="33" calcext:value-type="float">
            <text:p>33</text:p>
          </table:table-cell>
          <table:table-cell table:formula="of:=IF([.K2]-[.K39]&lt;0;&quot;&quot;;[.K2]-[.K39])" office:value-type="float" office:value="58" calcext:value-type="float">
            <text:p>58</text:p>
          </table:table-cell>
          <table:table-cell table:formula="of:=IF([.L39]=&quot;&quot;;&quot;&quot;;IF(AND([.L39]*[.K39]&gt;[.K3];[.L39]+[.K39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IF([.B2]-[.B40]&lt;0;&quot;&quot;;[.B2]-[.B40])" office:value-type="float" office:value="10" calcext:value-type="float">
            <text:p>10</text:p>
          </table:table-cell>
          <table:table-cell table:formula="of:=IF([.C40]=&quot;&quot;;&quot;&quot;;IF(AND([.C40]*[.B40]&gt;[.B3];[.C40]+[.B40]&lt;=[.B2])))" office:value-type="boolean" office:boolean-value="true" calcext:value-type="boolean">
            <text:p>WAHR</text:p>
          </table:table-cell>
          <table:table-cell office:value-type="float" office:value="34" calcext:value-type="float">
            <text:p>34</text:p>
          </table:table-cell>
          <table:table-cell table:formula="of:=IF([.E2]-[.E40]&lt;0;&quot;&quot;;[.E2]-[.E40])" office:value-type="float" office:value="55" calcext:value-type="float">
            <text:p>55</text:p>
          </table:table-cell>
          <table:table-cell table:formula="of:=IF([.F40]=&quot;&quot;;&quot;&quot;;IF(AND([.F40]*[.E40]&gt;[.E3];[.F40]+[.E40]&lt;=[.E2])))" office:value-type="boolean" office:boolean-value="true" calcext:value-type="boolean">
            <text:p>WAHR</text:p>
          </table:table-cell>
          <table:table-cell office:value-type="float" office:value="34" calcext:value-type="float">
            <text:p>34</text:p>
          </table:table-cell>
          <table:table-cell table:formula="of:=IF([.H2]-[.H40]&lt;0;&quot;&quot;;[.H2]-[.H40])" office:value-type="float" office:value="62" calcext:value-type="float">
            <text:p>62</text:p>
          </table:table-cell>
          <table:table-cell table:formula="of:=IF([.I40]=&quot;&quot;;&quot;&quot;;IF(AND([.I40]*[.H40]&gt;[.H3];[.I40]+[.H40]&lt;=[.H2])))" office:value-type="boolean" office:boolean-value="true" calcext:value-type="boolean">
            <text:p>WAHR</text:p>
          </table:table-cell>
          <table:table-cell office:value-type="float" office:value="34" calcext:value-type="float">
            <text:p>34</text:p>
          </table:table-cell>
          <table:table-cell table:formula="of:=IF([.K2]-[.K40]&lt;0;&quot;&quot;;[.K2]-[.K40])" office:value-type="float" office:value="57" calcext:value-type="float">
            <text:p>57</text:p>
          </table:table-cell>
          <table:table-cell table:formula="of:=IF([.L40]=&quot;&quot;;&quot;&quot;;IF(AND([.L40]*[.K40]&gt;[.K3];[.L40]+[.K40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3" table:formula="of:=IF([.B2]-[.B41]&lt;0;&quot;&quot;;[.B2]-[.B41])" office:value-type="float" office:value="9" calcext:value-type="float">
            <text:p>9</text:p>
          </table:table-cell>
          <table:table-cell table:formula="of:=IF([.C41]=&quot;&quot;;&quot;&quot;;IF(AND([.C41]*[.B41]&gt;[.B3];[.C41]+[.B41]&lt;=[.B2])))" office:value-type="boolean" office:boolean-value="true" calcext:value-type="boolean">
            <text:p>WAHR</text:p>
          </table:table-cell>
          <table:table-cell table:style-name="ce3" office:value-type="float" office:value="35" calcext:value-type="float">
            <text:p>35</text:p>
          </table:table-cell>
          <table:table-cell table:formula="of:=IF([.E2]-[.E41]&lt;0;&quot;&quot;;[.E2]-[.E41])" office:value-type="float" office:value="54" calcext:value-type="float">
            <text:p>54</text:p>
          </table:table-cell>
          <table:table-cell table:formula="of:=IF([.F41]=&quot;&quot;;&quot;&quot;;IF(AND([.F41]*[.E41]&gt;[.E3];[.F41]+[.E41]&lt;=[.E2])))" office:value-type="boolean" office:boolean-value="true" calcext:value-type="boolean">
            <text:p>WAHR</text:p>
          </table:table-cell>
          <table:table-cell table:style-name="ce3" office:value-type="float" office:value="35" calcext:value-type="float">
            <text:p>35</text:p>
          </table:table-cell>
          <table:table-cell table:formula="of:=IF([.H2]-[.H41]&lt;0;&quot;&quot;;[.H2]-[.H41])" office:value-type="float" office:value="61" calcext:value-type="float">
            <text:p>61</text:p>
          </table:table-cell>
          <table:table-cell table:formula="of:=IF([.I41]=&quot;&quot;;&quot;&quot;;IF(AND([.I41]*[.H41]&gt;[.H3];[.I41]+[.H41]&lt;=[.H2])))" office:value-type="boolean" office:boolean-value="true" calcext:value-type="boolean">
            <text:p>WAHR</text:p>
          </table:table-cell>
          <table:table-cell table:style-name="ce3" office:value-type="float" office:value="35" calcext:value-type="float">
            <text:p>35</text:p>
          </table:table-cell>
          <table:table-cell table:formula="of:=IF([.K2]-[.K41]&lt;0;&quot;&quot;;[.K2]-[.K41])" office:value-type="float" office:value="56" calcext:value-type="float">
            <text:p>56</text:p>
          </table:table-cell>
          <table:table-cell table:formula="of:=IF([.L41]=&quot;&quot;;&quot;&quot;;IF(AND([.L41]*[.K41]&gt;[.K3];[.L41]+[.K41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IF([.B2]-[.B42]&lt;0;&quot;&quot;;[.B2]-[.B42])" office:value-type="float" office:value="8" calcext:value-type="float">
            <text:p>8</text:p>
          </table:table-cell>
          <table:table-cell table:formula="of:=IF([.C42]=&quot;&quot;;&quot;&quot;;IF(AND([.C42]*[.B42]&gt;[.B3];[.C42]+[.B42]&lt;=[.B2])))" office:value-type="boolean" office:boolean-value="true" calcext:value-type="boolean">
            <text:p>WAHR</text:p>
          </table:table-cell>
          <table:table-cell office:value-type="float" office:value="36" calcext:value-type="float">
            <text:p>36</text:p>
          </table:table-cell>
          <table:table-cell table:formula="of:=IF([.E2]-[.E42]&lt;0;&quot;&quot;;[.E2]-[.E42])" office:value-type="float" office:value="53" calcext:value-type="float">
            <text:p>53</text:p>
          </table:table-cell>
          <table:table-cell table:formula="of:=IF([.F42]=&quot;&quot;;&quot;&quot;;IF(AND([.F42]*[.E42]&gt;[.E3];[.F42]+[.E42]&lt;=[.E2])))" office:value-type="boolean" office:boolean-value="true" calcext:value-type="boolean">
            <text:p>WAHR</text:p>
          </table:table-cell>
          <table:table-cell office:value-type="float" office:value="36" calcext:value-type="float">
            <text:p>36</text:p>
          </table:table-cell>
          <table:table-cell table:formula="of:=IF([.H2]-[.H42]&lt;0;&quot;&quot;;[.H2]-[.H42])" office:value-type="float" office:value="60" calcext:value-type="float">
            <text:p>60</text:p>
          </table:table-cell>
          <table:table-cell table:formula="of:=IF([.I42]=&quot;&quot;;&quot;&quot;;IF(AND([.I42]*[.H42]&gt;[.H3];[.I42]+[.H42]&lt;=[.H2])))" office:value-type="boolean" office:boolean-value="true" calcext:value-type="boolean">
            <text:p>WAHR</text:p>
          </table:table-cell>
          <table:table-cell office:value-type="float" office:value="36" calcext:value-type="float">
            <text:p>36</text:p>
          </table:table-cell>
          <table:table-cell table:formula="of:=IF([.K2]-[.K42]&lt;0;&quot;&quot;;[.K2]-[.K42])" office:value-type="float" office:value="55" calcext:value-type="float">
            <text:p>55</text:p>
          </table:table-cell>
          <table:table-cell table:formula="of:=IF([.L42]=&quot;&quot;;&quot;&quot;;IF(AND([.L42]*[.K42]&gt;[.K3];[.L42]+[.K42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IF([.B2]-[.B43]&lt;0;&quot;&quot;;[.B2]-[.B43])" office:value-type="float" office:value="7" calcext:value-type="float">
            <text:p>7</text:p>
          </table:table-cell>
          <table:table-cell table:formula="of:=IF([.C43]=&quot;&quot;;&quot;&quot;;IF(AND([.C43]*[.B43]&gt;[.B3];[.C43]+[.B43]&lt;=[.B2])))" office:value-type="boolean" office:boolean-value="false" calcext:value-type="boolean">
            <text:p>FALSCH</text:p>
          </table:table-cell>
          <table:table-cell office:value-type="float" office:value="37" calcext:value-type="float">
            <text:p>37</text:p>
          </table:table-cell>
          <table:table-cell table:formula="of:=IF([.E2]-[.E43]&lt;0;&quot;&quot;;[.E2]-[.E43])" office:value-type="float" office:value="52" calcext:value-type="float">
            <text:p>52</text:p>
          </table:table-cell>
          <table:table-cell table:formula="of:=IF([.F43]=&quot;&quot;;&quot;&quot;;IF(AND([.F43]*[.E43]&gt;[.E3];[.F43]+[.E43]&lt;=[.E2])))" office:value-type="boolean" office:boolean-value="true" calcext:value-type="boolean">
            <text:p>WAHR</text:p>
          </table:table-cell>
          <table:table-cell office:value-type="float" office:value="37" calcext:value-type="float">
            <text:p>37</text:p>
          </table:table-cell>
          <table:table-cell table:formula="of:=IF([.H2]-[.H43]&lt;0;&quot;&quot;;[.H2]-[.H43])" office:value-type="float" office:value="59" calcext:value-type="float">
            <text:p>59</text:p>
          </table:table-cell>
          <table:table-cell table:formula="of:=IF([.I43]=&quot;&quot;;&quot;&quot;;IF(AND([.I43]*[.H43]&gt;[.H3];[.I43]+[.H43]&lt;=[.H2])))" office:value-type="boolean" office:boolean-value="true" calcext:value-type="boolean">
            <text:p>WAHR</text:p>
          </table:table-cell>
          <table:table-cell office:value-type="float" office:value="37" calcext:value-type="float">
            <text:p>37</text:p>
          </table:table-cell>
          <table:table-cell table:formula="of:=IF([.K2]-[.K43]&lt;0;&quot;&quot;;[.K2]-[.K43])" office:value-type="float" office:value="54" calcext:value-type="float">
            <text:p>54</text:p>
          </table:table-cell>
          <table:table-cell table:formula="of:=IF([.L43]=&quot;&quot;;&quot;&quot;;IF(AND([.L43]*[.K43]&gt;[.K3];[.L43]+[.K43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table:formula="of:=IF([.B2]-[.B44]&lt;0;&quot;&quot;;[.B2]-[.B44])" office:value-type="float" office:value="6" calcext:value-type="float">
            <text:p>6</text:p>
          </table:table-cell>
          <table:table-cell table:formula="of:=IF([.C44]=&quot;&quot;;&quot;&quot;;IF(AND([.C44]*[.B44]&gt;[.B3];[.C44]+[.B44]&lt;=[.B2])))" office:value-type="boolean" office:boolean-value="false" calcext:value-type="boolean">
            <text:p>FALSCH</text:p>
          </table:table-cell>
          <table:table-cell table:style-name="ce3" office:value-type="float" office:value="38" calcext:value-type="float">
            <text:p>38</text:p>
          </table:table-cell>
          <table:table-cell table:formula="of:=IF([.E2]-[.E44]&lt;0;&quot;&quot;;[.E2]-[.E44])" office:value-type="float" office:value="51" calcext:value-type="float">
            <text:p>51</text:p>
          </table:table-cell>
          <table:table-cell table:formula="of:=IF([.F44]=&quot;&quot;;&quot;&quot;;IF(AND([.F44]*[.E44]&gt;[.E3];[.F44]+[.E44]&lt;=[.E2])))" office:value-type="boolean" office:boolean-value="true" calcext:value-type="boolean">
            <text:p>WAHR</text:p>
          </table:table-cell>
          <table:table-cell table:style-name="ce3" office:value-type="float" office:value="38" calcext:value-type="float">
            <text:p>38</text:p>
          </table:table-cell>
          <table:table-cell table:formula="of:=IF([.H2]-[.H44]&lt;0;&quot;&quot;;[.H2]-[.H44])" office:value-type="float" office:value="58" calcext:value-type="float">
            <text:p>58</text:p>
          </table:table-cell>
          <table:table-cell table:formula="of:=IF([.I44]=&quot;&quot;;&quot;&quot;;IF(AND([.I44]*[.H44]&gt;[.H3];[.I44]+[.H44]&lt;=[.H2])))" office:value-type="boolean" office:boolean-value="true" calcext:value-type="boolean">
            <text:p>WAHR</text:p>
          </table:table-cell>
          <table:table-cell table:style-name="ce3" office:value-type="float" office:value="38" calcext:value-type="float">
            <text:p>38</text:p>
          </table:table-cell>
          <table:table-cell table:formula="of:=IF([.K2]-[.K44]&lt;0;&quot;&quot;;[.K2]-[.K44])" office:value-type="float" office:value="53" calcext:value-type="float">
            <text:p>53</text:p>
          </table:table-cell>
          <table:table-cell table:formula="of:=IF([.L44]=&quot;&quot;;&quot;&quot;;IF(AND([.L44]*[.K44]&gt;[.K3];[.L44]+[.K44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IF([.B2]-[.B45]&lt;0;&quot;&quot;;[.B2]-[.B45])" office:value-type="float" office:value="5" calcext:value-type="float">
            <text:p>5</text:p>
          </table:table-cell>
          <table:table-cell table:formula="of:=IF([.C45]=&quot;&quot;;&quot;&quot;;IF(AND([.C45]*[.B45]&gt;[.B3];[.C45]+[.B45]&lt;=[.B2])))" office:value-type="boolean" office:boolean-value="false" calcext:value-type="boolean">
            <text:p>FALSCH</text:p>
          </table:table-cell>
          <table:table-cell office:value-type="float" office:value="39" calcext:value-type="float">
            <text:p>39</text:p>
          </table:table-cell>
          <table:table-cell table:formula="of:=IF([.E2]-[.E45]&lt;0;&quot;&quot;;[.E2]-[.E45])" office:value-type="float" office:value="50" calcext:value-type="float">
            <text:p>50</text:p>
          </table:table-cell>
          <table:table-cell table:formula="of:=IF([.F45]=&quot;&quot;;&quot;&quot;;IF(AND([.F45]*[.E45]&gt;[.E3];[.F45]+[.E45]&lt;=[.E2])))" office:value-type="boolean" office:boolean-value="true" calcext:value-type="boolean">
            <text:p>WAHR</text:p>
          </table:table-cell>
          <table:table-cell office:value-type="float" office:value="39" calcext:value-type="float">
            <text:p>39</text:p>
          </table:table-cell>
          <table:table-cell table:formula="of:=IF([.H2]-[.H45]&lt;0;&quot;&quot;;[.H2]-[.H45])" office:value-type="float" office:value="57" calcext:value-type="float">
            <text:p>57</text:p>
          </table:table-cell>
          <table:table-cell table:formula="of:=IF([.I45]=&quot;&quot;;&quot;&quot;;IF(AND([.I45]*[.H45]&gt;[.H3];[.I45]+[.H45]&lt;=[.H2])))" office:value-type="boolean" office:boolean-value="true" calcext:value-type="boolean">
            <text:p>WAHR</text:p>
          </table:table-cell>
          <table:table-cell office:value-type="float" office:value="39" calcext:value-type="float">
            <text:p>39</text:p>
          </table:table-cell>
          <table:table-cell table:formula="of:=IF([.K2]-[.K45]&lt;0;&quot;&quot;;[.K2]-[.K45])" office:value-type="float" office:value="52" calcext:value-type="float">
            <text:p>52</text:p>
          </table:table-cell>
          <table:table-cell table:formula="of:=IF([.L45]=&quot;&quot;;&quot;&quot;;IF(AND([.L45]*[.K45]&gt;[.K3];[.L45]+[.K4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IF([.B2]-[.B46]&lt;0;&quot;&quot;;[.B2]-[.B46])" office:value-type="float" office:value="4" calcext:value-type="float">
            <text:p>4</text:p>
          </table:table-cell>
          <table:table-cell table:formula="of:=IF([.C46]=&quot;&quot;;&quot;&quot;;IF(AND([.C46]*[.B46]&gt;[.B3];[.C46]+[.B46]&lt;=[.B2])))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table:formula="of:=IF([.E2]-[.E46]&lt;0;&quot;&quot;;[.E2]-[.E46])" office:value-type="float" office:value="49" calcext:value-type="float">
            <text:p>49</text:p>
          </table:table-cell>
          <table:table-cell table:formula="of:=IF([.F46]=&quot;&quot;;&quot;&quot;;IF(AND([.F46]*[.E46]&gt;[.E3];[.F46]+[.E46]&lt;=[.E2])))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table:formula="of:=IF([.H2]-[.H46]&lt;0;&quot;&quot;;[.H2]-[.H46])" office:value-type="float" office:value="56" calcext:value-type="float">
            <text:p>56</text:p>
          </table:table-cell>
          <table:table-cell table:formula="of:=IF([.I46]=&quot;&quot;;&quot;&quot;;IF(AND([.I46]*[.H46]&gt;[.H3];[.I46]+[.H46]&lt;=[.H2])))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table:formula="of:=IF([.K2]-[.K46]&lt;0;&quot;&quot;;[.K2]-[.K46])" office:value-type="float" office:value="51" calcext:value-type="float">
            <text:p>51</text:p>
          </table:table-cell>
          <table:table-cell table:formula="of:=IF([.L46]=&quot;&quot;;&quot;&quot;;IF(AND([.L46]*[.K46]&gt;[.K3];[.L46]+[.K4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formula="of:=IF([.B2]-[.B47]&lt;0;&quot;&quot;;[.B2]-[.B47])" office:value-type="float" office:value="3" calcext:value-type="float">
            <text:p>3</text:p>
          </table:table-cell>
          <table:table-cell table:formula="of:=IF([.C47]=&quot;&quot;;&quot;&quot;;IF(AND([.C47]*[.B47]&gt;[.B3];[.C47]+[.B47]&lt;=[.B2])))" office:value-type="boolean" office:boolean-value="false" calcext:value-type="boolean">
            <text:p>FALSCH</text:p>
          </table:table-cell>
          <table:table-cell table:style-name="ce3" office:value-type="float" office:value="41" calcext:value-type="float">
            <text:p>41</text:p>
          </table:table-cell>
          <table:table-cell table:formula="of:=IF([.E2]-[.E47]&lt;0;&quot;&quot;;[.E2]-[.E47])" office:value-type="float" office:value="48" calcext:value-type="float">
            <text:p>48</text:p>
          </table:table-cell>
          <table:table-cell table:formula="of:=IF([.F47]=&quot;&quot;;&quot;&quot;;IF(AND([.F47]*[.E47]&gt;[.E3];[.F47]+[.E47]&lt;=[.E2])))" office:value-type="boolean" office:boolean-value="true" calcext:value-type="boolean">
            <text:p>WAHR</text:p>
          </table:table-cell>
          <table:table-cell table:style-name="ce3" office:value-type="float" office:value="41" calcext:value-type="float">
            <text:p>41</text:p>
          </table:table-cell>
          <table:table-cell table:formula="of:=IF([.H2]-[.H47]&lt;0;&quot;&quot;;[.H2]-[.H47])" office:value-type="float" office:value="55" calcext:value-type="float">
            <text:p>55</text:p>
          </table:table-cell>
          <table:table-cell table:formula="of:=IF([.I47]=&quot;&quot;;&quot;&quot;;IF(AND([.I47]*[.H47]&gt;[.H3];[.I47]+[.H47]&lt;=[.H2])))" office:value-type="boolean" office:boolean-value="true" calcext:value-type="boolean">
            <text:p>WAHR</text:p>
          </table:table-cell>
          <table:table-cell table:style-name="ce3" office:value-type="float" office:value="41" calcext:value-type="float">
            <text:p>41</text:p>
          </table:table-cell>
          <table:table-cell table:formula="of:=IF([.K2]-[.K47]&lt;0;&quot;&quot;;[.K2]-[.K47])" office:value-type="float" office:value="50" calcext:value-type="float">
            <text:p>50</text:p>
          </table:table-cell>
          <table:table-cell table:formula="of:=IF([.L47]=&quot;&quot;;&quot;&quot;;IF(AND([.L47]*[.K47]&gt;[.K3];[.L47]+[.K4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IF([.B2]-[.B48]&lt;0;&quot;&quot;;[.B2]-[.B48])" office:value-type="float" office:value="2" calcext:value-type="float">
            <text:p>2</text:p>
          </table:table-cell>
          <table:table-cell table:formula="of:=IF([.C48]=&quot;&quot;;&quot;&quot;;IF(AND([.C48]*[.B48]&gt;[.B3];[.C48]+[.B48]&lt;=[.B2])))" office:value-type="boolean" office:boolean-value="false" calcext:value-type="boolean">
            <text:p>FALSCH</text:p>
          </table:table-cell>
          <table:table-cell office:value-type="float" office:value="42" calcext:value-type="float">
            <text:p>42</text:p>
          </table:table-cell>
          <table:table-cell table:formula="of:=IF([.E2]-[.E48]&lt;0;&quot;&quot;;[.E2]-[.E48])" office:value-type="float" office:value="47" calcext:value-type="float">
            <text:p>47</text:p>
          </table:table-cell>
          <table:table-cell table:formula="of:=IF([.F48]=&quot;&quot;;&quot;&quot;;IF(AND([.F48]*[.E48]&gt;[.E3];[.F48]+[.E48]&lt;=[.E2])))" office:value-type="boolean" office:boolean-value="true" calcext:value-type="boolean">
            <text:p>WAHR</text:p>
          </table:table-cell>
          <table:table-cell office:value-type="float" office:value="42" calcext:value-type="float">
            <text:p>42</text:p>
          </table:table-cell>
          <table:table-cell table:formula="of:=IF([.H2]-[.H48]&lt;0;&quot;&quot;;[.H2]-[.H48])" office:value-type="float" office:value="54" calcext:value-type="float">
            <text:p>54</text:p>
          </table:table-cell>
          <table:table-cell table:formula="of:=IF([.I48]=&quot;&quot;;&quot;&quot;;IF(AND([.I48]*[.H48]&gt;[.H3];[.I48]+[.H48]&lt;=[.H2])))" office:value-type="boolean" office:boolean-value="true" calcext:value-type="boolean">
            <text:p>WAHR</text:p>
          </table:table-cell>
          <table:table-cell office:value-type="float" office:value="42" calcext:value-type="float">
            <text:p>42</text:p>
          </table:table-cell>
          <table:table-cell table:formula="of:=IF([.K2]-[.K48]&lt;0;&quot;&quot;;[.K2]-[.K48])" office:value-type="float" office:value="49" calcext:value-type="float">
            <text:p>49</text:p>
          </table:table-cell>
          <table:table-cell table:formula="of:=IF([.L48]=&quot;&quot;;&quot;&quot;;IF(AND([.L48]*[.K48]&gt;[.K3];[.L48]+[.K4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IF([.B2]-[.B49]&lt;0;&quot;&quot;;[.B2]-[.B49])" office:value-type="float" office:value="1" calcext:value-type="float">
            <text:p>1</text:p>
          </table:table-cell>
          <table:table-cell table:formula="of:=IF([.C49]=&quot;&quot;;&quot;&quot;;IF(AND([.C49]*[.B49]&gt;[.B3];[.C49]+[.B49]&lt;=[.B2])))" office:value-type="boolean" office:boolean-value="false" calcext:value-type="boolean">
            <text:p>FALSCH</text:p>
          </table:table-cell>
          <table:table-cell office:value-type="float" office:value="43" calcext:value-type="float">
            <text:p>43</text:p>
          </table:table-cell>
          <table:table-cell table:formula="of:=IF([.E2]-[.E49]&lt;0;&quot;&quot;;[.E2]-[.E49])" office:value-type="float" office:value="46" calcext:value-type="float">
            <text:p>46</text:p>
          </table:table-cell>
          <table:table-cell table:formula="of:=IF([.F49]=&quot;&quot;;&quot;&quot;;IF(AND([.F49]*[.E49]&gt;[.E3];[.F49]+[.E49]&lt;=[.E2])))" office:value-type="boolean" office:boolean-value="true" calcext:value-type="boolean">
            <text:p>WAHR</text:p>
          </table:table-cell>
          <table:table-cell office:value-type="float" office:value="43" calcext:value-type="float">
            <text:p>43</text:p>
          </table:table-cell>
          <table:table-cell table:formula="of:=IF([.H2]-[.H49]&lt;0;&quot;&quot;;[.H2]-[.H49])" office:value-type="float" office:value="53" calcext:value-type="float">
            <text:p>53</text:p>
          </table:table-cell>
          <table:table-cell table:formula="of:=IF([.I49]=&quot;&quot;;&quot;&quot;;IF(AND([.I49]*[.H49]&gt;[.H3];[.I49]+[.H49]&lt;=[.H2])))" office:value-type="boolean" office:boolean-value="true" calcext:value-type="boolean">
            <text:p>WAHR</text:p>
          </table:table-cell>
          <table:table-cell office:value-type="float" office:value="43" calcext:value-type="float">
            <text:p>43</text:p>
          </table:table-cell>
          <table:table-cell table:formula="of:=IF([.K2]-[.K49]&lt;0;&quot;&quot;;[.K2]-[.K49])" office:value-type="float" office:value="48" calcext:value-type="float">
            <text:p>48</text:p>
          </table:table-cell>
          <table:table-cell table:formula="of:=IF([.L49]=&quot;&quot;;&quot;&quot;;IF(AND([.L49]*[.K49]&gt;[.K3];[.L49]+[.K49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formula="of:=IF([.B2]-[.B50]&lt;0;&quot;&quot;;[.B2]-[.B50])" office:value-type="float" office:value="0" calcext:value-type="float">
            <text:p>0</text:p>
          </table:table-cell>
          <table:table-cell table:formula="of:=IF([.C50]=&quot;&quot;;&quot;&quot;;IF(AND([.C50]*[.B50]&gt;[.B3];[.C50]+[.B50]&lt;=[.B2])))" office:value-type="boolean" office:boolean-value="false" calcext:value-type="boolean">
            <text:p>FALSCH</text:p>
          </table:table-cell>
          <table:table-cell table:style-name="ce3" office:value-type="float" office:value="44" calcext:value-type="float">
            <text:p>44</text:p>
          </table:table-cell>
          <table:table-cell table:formula="of:=IF([.E2]-[.E50]&lt;0;&quot;&quot;;[.E2]-[.E50])" office:value-type="float" office:value="45" calcext:value-type="float">
            <text:p>45</text:p>
          </table:table-cell>
          <table:table-cell table:formula="of:=IF([.F50]=&quot;&quot;;&quot;&quot;;IF(AND([.F50]*[.E50]&gt;[.E3];[.F50]+[.E50]&lt;=[.E2])))" office:value-type="boolean" office:boolean-value="true" calcext:value-type="boolean">
            <text:p>WAHR</text:p>
          </table:table-cell>
          <table:table-cell table:style-name="ce3" office:value-type="float" office:value="44" calcext:value-type="float">
            <text:p>44</text:p>
          </table:table-cell>
          <table:table-cell table:formula="of:=IF([.H2]-[.H50]&lt;0;&quot;&quot;;[.H2]-[.H50])" office:value-type="float" office:value="52" calcext:value-type="float">
            <text:p>52</text:p>
          </table:table-cell>
          <table:table-cell table:formula="of:=IF([.I50]=&quot;&quot;;&quot;&quot;;IF(AND([.I50]*[.H50]&gt;[.H3];[.I50]+[.H50]&lt;=[.H2])))" office:value-type="boolean" office:boolean-value="true" calcext:value-type="boolean">
            <text:p>WAHR</text:p>
          </table:table-cell>
          <table:table-cell table:style-name="ce3" office:value-type="float" office:value="44" calcext:value-type="float">
            <text:p>44</text:p>
          </table:table-cell>
          <table:table-cell table:formula="of:=IF([.K2]-[.K50]&lt;0;&quot;&quot;;[.K2]-[.K50])" office:value-type="float" office:value="47" calcext:value-type="float">
            <text:p>47</text:p>
          </table:table-cell>
          <table:table-cell table:formula="of:=IF([.L50]=&quot;&quot;;&quot;&quot;;IF(AND([.L50]*[.K50]&gt;[.K3];[.L50]+[.K50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IF([.B2]-[.B51]&lt;0;&quot;&quot;;[.B2]-[.B51])">
            <text:p/>
          </table:table-cell>
          <table:table-cell table:formula="of:=IF([.C51]=&quot;&quot;;&quot;&quot;;IF(AND([.C51]*[.B51]&gt;[.B3];[.C51]+[.B51]&lt;=[.B2])))">
            <text:p/>
          </table:table-cell>
          <table:table-cell office:value-type="float" office:value="45" calcext:value-type="float">
            <text:p>45</text:p>
          </table:table-cell>
          <table:table-cell table:formula="of:=IF([.E2]-[.E51]&lt;0;&quot;&quot;;[.E2]-[.E51])" office:value-type="float" office:value="44" calcext:value-type="float">
            <text:p>44</text:p>
          </table:table-cell>
          <table:table-cell table:formula="of:=IF([.F51]=&quot;&quot;;&quot;&quot;;IF(AND([.F51]*[.E51]&gt;[.E3];[.F51]+[.E51]&lt;=[.E2])))" office:value-type="boolean" office:boolean-value="true" calcext:value-type="boolean">
            <text:p>WAHR</text:p>
          </table:table-cell>
          <table:table-cell office:value-type="float" office:value="45" calcext:value-type="float">
            <text:p>45</text:p>
          </table:table-cell>
          <table:table-cell table:formula="of:=IF([.H2]-[.H51]&lt;0;&quot;&quot;;[.H2]-[.H51])" office:value-type="float" office:value="51" calcext:value-type="float">
            <text:p>51</text:p>
          </table:table-cell>
          <table:table-cell table:formula="of:=IF([.I51]=&quot;&quot;;&quot;&quot;;IF(AND([.I51]*[.H51]&gt;[.H3];[.I51]+[.H51]&lt;=[.H2])))" office:value-type="boolean" office:boolean-value="true" calcext:value-type="boolean">
            <text:p>WAHR</text:p>
          </table:table-cell>
          <table:table-cell office:value-type="float" office:value="45" calcext:value-type="float">
            <text:p>45</text:p>
          </table:table-cell>
          <table:table-cell table:formula="of:=IF([.K2]-[.K51]&lt;0;&quot;&quot;;[.K2]-[.K51])" office:value-type="float" office:value="46" calcext:value-type="float">
            <text:p>46</text:p>
          </table:table-cell>
          <table:table-cell table:formula="of:=IF([.L51]=&quot;&quot;;&quot;&quot;;IF(AND([.L51]*[.K51]&gt;[.K3];[.L51]+[.K51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IF([.B2]-[.B52]&lt;0;&quot;&quot;;[.B2]-[.B52])">
            <text:p/>
          </table:table-cell>
          <table:table-cell table:formula="of:=IF([.C52]=&quot;&quot;;&quot;&quot;;IF(AND([.C52]*[.B52]&gt;[.B3];[.C52]+[.B52]&lt;=[.B2])))">
            <text:p/>
          </table:table-cell>
          <table:table-cell office:value-type="float" office:value="46" calcext:value-type="float">
            <text:p>46</text:p>
          </table:table-cell>
          <table:table-cell table:formula="of:=IF([.E2]-[.E52]&lt;0;&quot;&quot;;[.E2]-[.E52])" office:value-type="float" office:value="43" calcext:value-type="float">
            <text:p>43</text:p>
          </table:table-cell>
          <table:table-cell table:formula="of:=IF([.F52]=&quot;&quot;;&quot;&quot;;IF(AND([.F52]*[.E52]&gt;[.E3];[.F52]+[.E52]&lt;=[.E2])))" office:value-type="boolean" office:boolean-value="true" calcext:value-type="boolean">
            <text:p>WAHR</text:p>
          </table:table-cell>
          <table:table-cell office:value-type="float" office:value="46" calcext:value-type="float">
            <text:p>46</text:p>
          </table:table-cell>
          <table:table-cell table:formula="of:=IF([.H2]-[.H52]&lt;0;&quot;&quot;;[.H2]-[.H52])" office:value-type="float" office:value="50" calcext:value-type="float">
            <text:p>50</text:p>
          </table:table-cell>
          <table:table-cell table:formula="of:=IF([.I52]=&quot;&quot;;&quot;&quot;;IF(AND([.I52]*[.H52]&gt;[.H3];[.I52]+[.H52]&lt;=[.H2])))" office:value-type="boolean" office:boolean-value="true" calcext:value-type="boolean">
            <text:p>WAHR</text:p>
          </table:table-cell>
          <table:table-cell office:value-type="float" office:value="46" calcext:value-type="float">
            <text:p>46</text:p>
          </table:table-cell>
          <table:table-cell table:formula="of:=IF([.K2]-[.K52]&lt;0;&quot;&quot;;[.K2]-[.K52])" office:value-type="float" office:value="45" calcext:value-type="float">
            <text:p>45</text:p>
          </table:table-cell>
          <table:table-cell table:formula="of:=IF([.L52]=&quot;&quot;;&quot;&quot;;IF(AND([.L52]*[.K52]&gt;[.K3];[.L52]+[.K52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formula="of:=IF([.B2]-[.B53]&lt;0;&quot;&quot;;[.B2]-[.B53])">
            <text:p/>
          </table:table-cell>
          <table:table-cell table:formula="of:=IF([.C53]=&quot;&quot;;&quot;&quot;;IF(AND([.C53]*[.B53]&gt;[.B3];[.C53]+[.B53]&lt;=[.B2])))">
            <text:p/>
          </table:table-cell>
          <table:table-cell table:style-name="ce3" office:value-type="float" office:value="47" calcext:value-type="float">
            <text:p>47</text:p>
          </table:table-cell>
          <table:table-cell table:formula="of:=IF([.E2]-[.E53]&lt;0;&quot;&quot;;[.E2]-[.E53])" office:value-type="float" office:value="42" calcext:value-type="float">
            <text:p>42</text:p>
          </table:table-cell>
          <table:table-cell table:formula="of:=IF([.F53]=&quot;&quot;;&quot;&quot;;IF(AND([.F53]*[.E53]&gt;[.E3];[.F53]+[.E53]&lt;=[.E2])))" office:value-type="boolean" office:boolean-value="true" calcext:value-type="boolean">
            <text:p>WAHR</text:p>
          </table:table-cell>
          <table:table-cell table:style-name="ce3" office:value-type="float" office:value="47" calcext:value-type="float">
            <text:p>47</text:p>
          </table:table-cell>
          <table:table-cell table:formula="of:=IF([.H2]-[.H53]&lt;0;&quot;&quot;;[.H2]-[.H53])" office:value-type="float" office:value="49" calcext:value-type="float">
            <text:p>49</text:p>
          </table:table-cell>
          <table:table-cell table:formula="of:=IF([.I53]=&quot;&quot;;&quot;&quot;;IF(AND([.I53]*[.H53]&gt;[.H3];[.I53]+[.H53]&lt;=[.H2])))" office:value-type="boolean" office:boolean-value="true" calcext:value-type="boolean">
            <text:p>WAHR</text:p>
          </table:table-cell>
          <table:table-cell table:style-name="ce3" office:value-type="float" office:value="47" calcext:value-type="float">
            <text:p>47</text:p>
          </table:table-cell>
          <table:table-cell table:formula="of:=IF([.K2]-[.K53]&lt;0;&quot;&quot;;[.K2]-[.K53])" office:value-type="float" office:value="44" calcext:value-type="float">
            <text:p>44</text:p>
          </table:table-cell>
          <table:table-cell table:formula="of:=IF([.L53]=&quot;&quot;;&quot;&quot;;IF(AND([.L53]*[.K53]&gt;[.K3];[.L53]+[.K53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IF([.B2]-[.B54]&lt;0;&quot;&quot;;[.B2]-[.B54])">
            <text:p/>
          </table:table-cell>
          <table:table-cell table:formula="of:=IF([.C54]=&quot;&quot;;&quot;&quot;;IF(AND([.C54]*[.B54]&gt;[.B3];[.C54]+[.B54]&lt;=[.B2])))">
            <text:p/>
          </table:table-cell>
          <table:table-cell office:value-type="float" office:value="48" calcext:value-type="float">
            <text:p>48</text:p>
          </table:table-cell>
          <table:table-cell table:formula="of:=IF([.E2]-[.E54]&lt;0;&quot;&quot;;[.E2]-[.E54])" office:value-type="float" office:value="41" calcext:value-type="float">
            <text:p>41</text:p>
          </table:table-cell>
          <table:table-cell table:formula="of:=IF([.F54]=&quot;&quot;;&quot;&quot;;IF(AND([.F54]*[.E54]&gt;[.E3];[.F54]+[.E54]&lt;=[.E2])))" office:value-type="boolean" office:boolean-value="true" calcext:value-type="boolean">
            <text:p>WAHR</text:p>
          </table:table-cell>
          <table:table-cell office:value-type="float" office:value="48" calcext:value-type="float">
            <text:p>48</text:p>
          </table:table-cell>
          <table:table-cell table:formula="of:=IF([.H2]-[.H54]&lt;0;&quot;&quot;;[.H2]-[.H54])" office:value-type="float" office:value="48" calcext:value-type="float">
            <text:p>48</text:p>
          </table:table-cell>
          <table:table-cell table:formula="of:=IF([.I54]=&quot;&quot;;&quot;&quot;;IF(AND([.I54]*[.H54]&gt;[.H3];[.I54]+[.H54]&lt;=[.H2])))" office:value-type="boolean" office:boolean-value="true" calcext:value-type="boolean">
            <text:p>WAHR</text:p>
          </table:table-cell>
          <table:table-cell office:value-type="float" office:value="48" calcext:value-type="float">
            <text:p>48</text:p>
          </table:table-cell>
          <table:table-cell table:formula="of:=IF([.K2]-[.K54]&lt;0;&quot;&quot;;[.K2]-[.K54])" office:value-type="float" office:value="43" calcext:value-type="float">
            <text:p>43</text:p>
          </table:table-cell>
          <table:table-cell table:formula="of:=IF([.L54]=&quot;&quot;;&quot;&quot;;IF(AND([.L54]*[.K54]&gt;[.K3];[.L54]+[.K54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IF([.B2]-[.B55]&lt;0;&quot;&quot;;[.B2]-[.B55])">
            <text:p/>
          </table:table-cell>
          <table:table-cell table:formula="of:=IF([.C55]=&quot;&quot;;&quot;&quot;;IF(AND([.C55]*[.B55]&gt;[.B3];[.C55]+[.B55]&lt;=[.B2])))">
            <text:p/>
          </table:table-cell>
          <table:table-cell office:value-type="float" office:value="49" calcext:value-type="float">
            <text:p>49</text:p>
          </table:table-cell>
          <table:table-cell table:formula="of:=IF([.E2]-[.E55]&lt;0;&quot;&quot;;[.E2]-[.E55])" office:value-type="float" office:value="40" calcext:value-type="float">
            <text:p>40</text:p>
          </table:table-cell>
          <table:table-cell table:formula="of:=IF([.F55]=&quot;&quot;;&quot;&quot;;IF(AND([.F55]*[.E55]&gt;[.E3];[.F55]+[.E55]&lt;=[.E2])))" office:value-type="boolean" office:boolean-value="true" calcext:value-type="boolean">
            <text:p>WAHR</text:p>
          </table:table-cell>
          <table:table-cell office:value-type="float" office:value="49" calcext:value-type="float">
            <text:p>49</text:p>
          </table:table-cell>
          <table:table-cell table:formula="of:=IF([.H2]-[.H55]&lt;0;&quot;&quot;;[.H2]-[.H55])" office:value-type="float" office:value="47" calcext:value-type="float">
            <text:p>47</text:p>
          </table:table-cell>
          <table:table-cell table:formula="of:=IF([.I55]=&quot;&quot;;&quot;&quot;;IF(AND([.I55]*[.H55]&gt;[.H3];[.I55]+[.H55]&lt;=[.H2])))" office:value-type="boolean" office:boolean-value="true" calcext:value-type="boolean">
            <text:p>WAHR</text:p>
          </table:table-cell>
          <table:table-cell office:value-type="float" office:value="49" calcext:value-type="float">
            <text:p>49</text:p>
          </table:table-cell>
          <table:table-cell table:formula="of:=IF([.K2]-[.K55]&lt;0;&quot;&quot;;[.K2]-[.K55])" office:value-type="float" office:value="42" calcext:value-type="float">
            <text:p>42</text:p>
          </table:table-cell>
          <table:table-cell table:formula="of:=IF([.L55]=&quot;&quot;;&quot;&quot;;IF(AND([.L55]*[.K55]&gt;[.K3];[.L55]+[.K5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formula="of:=IF([.B2]-[.B56]&lt;0;&quot;&quot;;[.B2]-[.B56])">
            <text:p/>
          </table:table-cell>
          <table:table-cell table:formula="of:=IF([.C56]=&quot;&quot;;&quot;&quot;;IF(AND([.C56]*[.B56]&gt;[.B3];[.C56]+[.B56]&lt;=[.B2])))">
            <text:p/>
          </table:table-cell>
          <table:table-cell table:style-name="ce3" office:value-type="float" office:value="50" calcext:value-type="float">
            <text:p>50</text:p>
          </table:table-cell>
          <table:table-cell table:formula="of:=IF([.E2]-[.E56]&lt;0;&quot;&quot;;[.E2]-[.E56])" office:value-type="float" office:value="39" calcext:value-type="float">
            <text:p>39</text:p>
          </table:table-cell>
          <table:table-cell table:formula="of:=IF([.F56]=&quot;&quot;;&quot;&quot;;IF(AND([.F56]*[.E56]&gt;[.E3];[.F56]+[.E56]&lt;=[.E2])))" office:value-type="boolean" office:boolean-value="true" calcext:value-type="boolean">
            <text:p>WAHR</text:p>
          </table:table-cell>
          <table:table-cell table:style-name="ce3" office:value-type="float" office:value="50" calcext:value-type="float">
            <text:p>50</text:p>
          </table:table-cell>
          <table:table-cell table:formula="of:=IF([.H2]-[.H56]&lt;0;&quot;&quot;;[.H2]-[.H56])" office:value-type="float" office:value="46" calcext:value-type="float">
            <text:p>46</text:p>
          </table:table-cell>
          <table:table-cell table:formula="of:=IF([.I56]=&quot;&quot;;&quot;&quot;;IF(AND([.I56]*[.H56]&gt;[.H3];[.I56]+[.H56]&lt;=[.H2])))" office:value-type="boolean" office:boolean-value="true" calcext:value-type="boolean">
            <text:p>WAHR</text:p>
          </table:table-cell>
          <table:table-cell table:style-name="ce3" office:value-type="float" office:value="50" calcext:value-type="float">
            <text:p>50</text:p>
          </table:table-cell>
          <table:table-cell table:formula="of:=IF([.K2]-[.K56]&lt;0;&quot;&quot;;[.K2]-[.K56])" office:value-type="float" office:value="41" calcext:value-type="float">
            <text:p>41</text:p>
          </table:table-cell>
          <table:table-cell table:formula="of:=IF([.L56]=&quot;&quot;;&quot;&quot;;IF(AND([.L56]*[.K56]&gt;[.K3];[.L56]+[.K5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IF([.B2]-[.B57]&lt;0;&quot;&quot;;[.B2]-[.B57])">
            <text:p/>
          </table:table-cell>
          <table:table-cell table:formula="of:=IF([.C57]=&quot;&quot;;&quot;&quot;;IF(AND([.C57]*[.B57]&gt;[.B3];[.C57]+[.B57]&lt;=[.B2])))">
            <text:p/>
          </table:table-cell>
          <table:table-cell office:value-type="float" office:value="51" calcext:value-type="float">
            <text:p>51</text:p>
          </table:table-cell>
          <table:table-cell table:formula="of:=IF([.E2]-[.E57]&lt;0;&quot;&quot;;[.E2]-[.E57])" office:value-type="float" office:value="38" calcext:value-type="float">
            <text:p>38</text:p>
          </table:table-cell>
          <table:table-cell table:formula="of:=IF([.F57]=&quot;&quot;;&quot;&quot;;IF(AND([.F57]*[.E57]&gt;[.E3];[.F57]+[.E57]&lt;=[.E2])))" office:value-type="boolean" office:boolean-value="true" calcext:value-type="boolean">
            <text:p>WAHR</text:p>
          </table:table-cell>
          <table:table-cell office:value-type="float" office:value="51" calcext:value-type="float">
            <text:p>51</text:p>
          </table:table-cell>
          <table:table-cell table:formula="of:=IF([.H2]-[.H57]&lt;0;&quot;&quot;;[.H2]-[.H57])" office:value-type="float" office:value="45" calcext:value-type="float">
            <text:p>45</text:p>
          </table:table-cell>
          <table:table-cell table:formula="of:=IF([.I57]=&quot;&quot;;&quot;&quot;;IF(AND([.I57]*[.H57]&gt;[.H3];[.I57]+[.H57]&lt;=[.H2])))" office:value-type="boolean" office:boolean-value="true" calcext:value-type="boolean">
            <text:p>WAHR</text:p>
          </table:table-cell>
          <table:table-cell office:value-type="float" office:value="51" calcext:value-type="float">
            <text:p>51</text:p>
          </table:table-cell>
          <table:table-cell table:formula="of:=IF([.K2]-[.K57]&lt;0;&quot;&quot;;[.K2]-[.K57])" office:value-type="float" office:value="40" calcext:value-type="float">
            <text:p>40</text:p>
          </table:table-cell>
          <table:table-cell table:formula="of:=IF([.L57]=&quot;&quot;;&quot;&quot;;IF(AND([.L57]*[.K57]&gt;[.K3];[.L57]+[.K5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IF([.B2]-[.B58]&lt;0;&quot;&quot;;[.B2]-[.B58])">
            <text:p/>
          </table:table-cell>
          <table:table-cell table:formula="of:=IF([.C58]=&quot;&quot;;&quot;&quot;;IF(AND([.C58]*[.B58]&gt;[.B3];[.C58]+[.B58]&lt;=[.B2])))">
            <text:p/>
          </table:table-cell>
          <table:table-cell office:value-type="float" office:value="52" calcext:value-type="float">
            <text:p>52</text:p>
          </table:table-cell>
          <table:table-cell table:formula="of:=IF([.E2]-[.E58]&lt;0;&quot;&quot;;[.E2]-[.E58])" office:value-type="float" office:value="37" calcext:value-type="float">
            <text:p>37</text:p>
          </table:table-cell>
          <table:table-cell table:formula="of:=IF([.F58]=&quot;&quot;;&quot;&quot;;IF(AND([.F58]*[.E58]&gt;[.E3];[.F58]+[.E58]&lt;=[.E2])))" office:value-type="boolean" office:boolean-value="true" calcext:value-type="boolean">
            <text:p>WAHR</text:p>
          </table:table-cell>
          <table:table-cell office:value-type="float" office:value="52" calcext:value-type="float">
            <text:p>52</text:p>
          </table:table-cell>
          <table:table-cell table:formula="of:=IF([.H2]-[.H58]&lt;0;&quot;&quot;;[.H2]-[.H58])" office:value-type="float" office:value="44" calcext:value-type="float">
            <text:p>44</text:p>
          </table:table-cell>
          <table:table-cell table:formula="of:=IF([.I58]=&quot;&quot;;&quot;&quot;;IF(AND([.I58]*[.H58]&gt;[.H3];[.I58]+[.H58]&lt;=[.H2])))" office:value-type="boolean" office:boolean-value="true" calcext:value-type="boolean">
            <text:p>WAHR</text:p>
          </table:table-cell>
          <table:table-cell office:value-type="float" office:value="52" calcext:value-type="float">
            <text:p>52</text:p>
          </table:table-cell>
          <table:table-cell table:formula="of:=IF([.K2]-[.K58]&lt;0;&quot;&quot;;[.K2]-[.K58])" office:value-type="float" office:value="39" calcext:value-type="float">
            <text:p>39</text:p>
          </table:table-cell>
          <table:table-cell table:formula="of:=IF([.L58]=&quot;&quot;;&quot;&quot;;IF(AND([.L58]*[.K58]&gt;[.K3];[.L58]+[.K5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formula="of:=IF([.B2]-[.B59]&lt;0;&quot;&quot;;[.B2]-[.B59])">
            <text:p/>
          </table:table-cell>
          <table:table-cell table:formula="of:=IF([.C59]=&quot;&quot;;&quot;&quot;;IF(AND([.C59]*[.B59]&gt;[.B3];[.C59]+[.B59]&lt;=[.B2])))">
            <text:p/>
          </table:table-cell>
          <table:table-cell table:style-name="ce3" office:value-type="float" office:value="53" calcext:value-type="float">
            <text:p>53</text:p>
          </table:table-cell>
          <table:table-cell table:formula="of:=IF([.E2]-[.E59]&lt;0;&quot;&quot;;[.E2]-[.E59])" office:value-type="float" office:value="36" calcext:value-type="float">
            <text:p>36</text:p>
          </table:table-cell>
          <table:table-cell table:formula="of:=IF([.F59]=&quot;&quot;;&quot;&quot;;IF(AND([.F59]*[.E59]&gt;[.E3];[.F59]+[.E59]&lt;=[.E2])))" office:value-type="boolean" office:boolean-value="true" calcext:value-type="boolean">
            <text:p>WAHR</text:p>
          </table:table-cell>
          <table:table-cell table:style-name="ce3" office:value-type="float" office:value="53" calcext:value-type="float">
            <text:p>53</text:p>
          </table:table-cell>
          <table:table-cell table:formula="of:=IF([.H2]-[.H59]&lt;0;&quot;&quot;;[.H2]-[.H59])" office:value-type="float" office:value="43" calcext:value-type="float">
            <text:p>43</text:p>
          </table:table-cell>
          <table:table-cell table:formula="of:=IF([.I59]=&quot;&quot;;&quot;&quot;;IF(AND([.I59]*[.H59]&gt;[.H3];[.I59]+[.H59]&lt;=[.H2])))" office:value-type="boolean" office:boolean-value="true" calcext:value-type="boolean">
            <text:p>WAHR</text:p>
          </table:table-cell>
          <table:table-cell table:style-name="ce3" office:value-type="float" office:value="53" calcext:value-type="float">
            <text:p>53</text:p>
          </table:table-cell>
          <table:table-cell table:formula="of:=IF([.K2]-[.K59]&lt;0;&quot;&quot;;[.K2]-[.K59])" office:value-type="float" office:value="38" calcext:value-type="float">
            <text:p>38</text:p>
          </table:table-cell>
          <table:table-cell table:formula="of:=IF([.L59]=&quot;&quot;;&quot;&quot;;IF(AND([.L59]*[.K59]&gt;[.K3];[.L59]+[.K59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IF([.B2]-[.B60]&lt;0;&quot;&quot;;[.B2]-[.B60])">
            <text:p/>
          </table:table-cell>
          <table:table-cell table:formula="of:=IF([.C60]=&quot;&quot;;&quot;&quot;;IF(AND([.C60]*[.B60]&gt;[.B3];[.C60]+[.B60]&lt;=[.B2])))">
            <text:p/>
          </table:table-cell>
          <table:table-cell office:value-type="float" office:value="54" calcext:value-type="float">
            <text:p>54</text:p>
          </table:table-cell>
          <table:table-cell table:formula="of:=IF([.E2]-[.E60]&lt;0;&quot;&quot;;[.E2]-[.E60])" office:value-type="float" office:value="35" calcext:value-type="float">
            <text:p>35</text:p>
          </table:table-cell>
          <table:table-cell table:formula="of:=IF([.F60]=&quot;&quot;;&quot;&quot;;IF(AND([.F60]*[.E60]&gt;[.E3];[.F60]+[.E60]&lt;=[.E2])))" office:value-type="boolean" office:boolean-value="true" calcext:value-type="boolean">
            <text:p>WAHR</text:p>
          </table:table-cell>
          <table:table-cell office:value-type="float" office:value="54" calcext:value-type="float">
            <text:p>54</text:p>
          </table:table-cell>
          <table:table-cell table:formula="of:=IF([.H2]-[.H60]&lt;0;&quot;&quot;;[.H2]-[.H60])" office:value-type="float" office:value="42" calcext:value-type="float">
            <text:p>42</text:p>
          </table:table-cell>
          <table:table-cell table:formula="of:=IF([.I60]=&quot;&quot;;&quot;&quot;;IF(AND([.I60]*[.H60]&gt;[.H3];[.I60]+[.H60]&lt;=[.H2])))" office:value-type="boolean" office:boolean-value="true" calcext:value-type="boolean">
            <text:p>WAHR</text:p>
          </table:table-cell>
          <table:table-cell office:value-type="float" office:value="54" calcext:value-type="float">
            <text:p>54</text:p>
          </table:table-cell>
          <table:table-cell table:formula="of:=IF([.K2]-[.K60]&lt;0;&quot;&quot;;[.K2]-[.K60])" office:value-type="float" office:value="37" calcext:value-type="float">
            <text:p>37</text:p>
          </table:table-cell>
          <table:table-cell table:formula="of:=IF([.L60]=&quot;&quot;;&quot;&quot;;IF(AND([.L60]*[.K60]&gt;[.K3];[.L60]+[.K60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IF([.B2]-[.B61]&lt;0;&quot;&quot;;[.B2]-[.B61])">
            <text:p/>
          </table:table-cell>
          <table:table-cell table:formula="of:=IF([.C61]=&quot;&quot;;&quot;&quot;;IF(AND([.C61]*[.B61]&gt;[.B3];[.C61]+[.B61]&lt;=[.B2])))">
            <text:p/>
          </table:table-cell>
          <table:table-cell office:value-type="float" office:value="55" calcext:value-type="float">
            <text:p>55</text:p>
          </table:table-cell>
          <table:table-cell table:formula="of:=IF([.E2]-[.E61]&lt;0;&quot;&quot;;[.E2]-[.E61])" office:value-type="float" office:value="34" calcext:value-type="float">
            <text:p>34</text:p>
          </table:table-cell>
          <table:table-cell table:formula="of:=IF([.F61]=&quot;&quot;;&quot;&quot;;IF(AND([.F61]*[.E61]&gt;[.E3];[.F61]+[.E61]&lt;=[.E2])))" office:value-type="boolean" office:boolean-value="true" calcext:value-type="boolean">
            <text:p>WAHR</text:p>
          </table:table-cell>
          <table:table-cell office:value-type="float" office:value="55" calcext:value-type="float">
            <text:p>55</text:p>
          </table:table-cell>
          <table:table-cell table:formula="of:=IF([.H2]-[.H61]&lt;0;&quot;&quot;;[.H2]-[.H61])" office:value-type="float" office:value="41" calcext:value-type="float">
            <text:p>41</text:p>
          </table:table-cell>
          <table:table-cell table:formula="of:=IF([.I61]=&quot;&quot;;&quot;&quot;;IF(AND([.I61]*[.H61]&gt;[.H3];[.I61]+[.H61]&lt;=[.H2])))" office:value-type="boolean" office:boolean-value="true" calcext:value-type="boolean">
            <text:p>WAHR</text:p>
          </table:table-cell>
          <table:table-cell office:value-type="float" office:value="55" calcext:value-type="float">
            <text:p>55</text:p>
          </table:table-cell>
          <table:table-cell table:formula="of:=IF([.K2]-[.K61]&lt;0;&quot;&quot;;[.K2]-[.K61])" office:value-type="float" office:value="36" calcext:value-type="float">
            <text:p>36</text:p>
          </table:table-cell>
          <table:table-cell table:formula="of:=IF([.L61]=&quot;&quot;;&quot;&quot;;IF(AND([.L61]*[.K61]&gt;[.K3];[.L61]+[.K61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table:formula="of:=IF([.B2]-[.B62]&lt;0;&quot;&quot;;[.B2]-[.B62])">
            <text:p/>
          </table:table-cell>
          <table:table-cell table:formula="of:=IF([.C62]=&quot;&quot;;&quot;&quot;;IF(AND([.C62]*[.B62]&gt;[.B3];[.C62]+[.B62]&lt;=[.B2])))">
            <text:p/>
          </table:table-cell>
          <table:table-cell table:style-name="ce3" office:value-type="float" office:value="56" calcext:value-type="float">
            <text:p>56</text:p>
          </table:table-cell>
          <table:table-cell table:formula="of:=IF([.E2]-[.E62]&lt;0;&quot;&quot;;[.E2]-[.E62])" office:value-type="float" office:value="33" calcext:value-type="float">
            <text:p>33</text:p>
          </table:table-cell>
          <table:table-cell table:formula="of:=IF([.F62]=&quot;&quot;;&quot;&quot;;IF(AND([.F62]*[.E62]&gt;[.E3];[.F62]+[.E62]&lt;=[.E2])))" office:value-type="boolean" office:boolean-value="true" calcext:value-type="boolean">
            <text:p>WAHR</text:p>
          </table:table-cell>
          <table:table-cell table:style-name="ce3" office:value-type="float" office:value="56" calcext:value-type="float">
            <text:p>56</text:p>
          </table:table-cell>
          <table:table-cell table:formula="of:=IF([.H2]-[.H62]&lt;0;&quot;&quot;;[.H2]-[.H62])" office:value-type="float" office:value="40" calcext:value-type="float">
            <text:p>40</text:p>
          </table:table-cell>
          <table:table-cell table:formula="of:=IF([.I62]=&quot;&quot;;&quot;&quot;;IF(AND([.I62]*[.H62]&gt;[.H3];[.I62]+[.H62]&lt;=[.H2])))" office:value-type="boolean" office:boolean-value="true" calcext:value-type="boolean">
            <text:p>WAHR</text:p>
          </table:table-cell>
          <table:table-cell table:style-name="ce3" office:value-type="float" office:value="56" calcext:value-type="float">
            <text:p>56</text:p>
          </table:table-cell>
          <table:table-cell table:formula="of:=IF([.K2]-[.K62]&lt;0;&quot;&quot;;[.K2]-[.K62])" office:value-type="float" office:value="35" calcext:value-type="float">
            <text:p>35</text:p>
          </table:table-cell>
          <table:table-cell table:formula="of:=IF([.L62]=&quot;&quot;;&quot;&quot;;IF(AND([.L62]*[.K62]&gt;[.K3];[.L62]+[.K62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IF([.B2]-[.B63]&lt;0;&quot;&quot;;[.B2]-[.B63])">
            <text:p/>
          </table:table-cell>
          <table:table-cell table:formula="of:=IF([.C63]=&quot;&quot;;&quot;&quot;;IF(AND([.C63]*[.B63]&gt;[.B3];[.C63]+[.B63]&lt;=[.B2])))">
            <text:p/>
          </table:table-cell>
          <table:table-cell office:value-type="float" office:value="57" calcext:value-type="float">
            <text:p>57</text:p>
          </table:table-cell>
          <table:table-cell table:formula="of:=IF([.E2]-[.E63]&lt;0;&quot;&quot;;[.E2]-[.E63])" office:value-type="float" office:value="32" calcext:value-type="float">
            <text:p>32</text:p>
          </table:table-cell>
          <table:table-cell table:formula="of:=IF([.F63]=&quot;&quot;;&quot;&quot;;IF(AND([.F63]*[.E63]&gt;[.E3];[.F63]+[.E63]&lt;=[.E2])))" office:value-type="boolean" office:boolean-value="true" calcext:value-type="boolean">
            <text:p>WAHR</text:p>
          </table:table-cell>
          <table:table-cell office:value-type="float" office:value="57" calcext:value-type="float">
            <text:p>57</text:p>
          </table:table-cell>
          <table:table-cell table:formula="of:=IF([.H2]-[.H63]&lt;0;&quot;&quot;;[.H2]-[.H63])" office:value-type="float" office:value="39" calcext:value-type="float">
            <text:p>39</text:p>
          </table:table-cell>
          <table:table-cell table:formula="of:=IF([.I63]=&quot;&quot;;&quot;&quot;;IF(AND([.I63]*[.H63]&gt;[.H3];[.I63]+[.H63]&lt;=[.H2])))" office:value-type="boolean" office:boolean-value="true" calcext:value-type="boolean">
            <text:p>WAHR</text:p>
          </table:table-cell>
          <table:table-cell office:value-type="float" office:value="57" calcext:value-type="float">
            <text:p>57</text:p>
          </table:table-cell>
          <table:table-cell table:formula="of:=IF([.K2]-[.K63]&lt;0;&quot;&quot;;[.K2]-[.K63])" office:value-type="float" office:value="34" calcext:value-type="float">
            <text:p>34</text:p>
          </table:table-cell>
          <table:table-cell table:formula="of:=IF([.L63]=&quot;&quot;;&quot;&quot;;IF(AND([.L63]*[.K63]&gt;[.K3];[.L63]+[.K63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IF([.B2]-[.B64]&lt;0;&quot;&quot;;[.B2]-[.B64])">
            <text:p/>
          </table:table-cell>
          <table:table-cell table:formula="of:=IF([.C64]=&quot;&quot;;&quot;&quot;;IF(AND([.C64]*[.B64]&gt;[.B3];[.C64]+[.B64]&lt;=[.B2])))">
            <text:p/>
          </table:table-cell>
          <table:table-cell office:value-type="float" office:value="58" calcext:value-type="float">
            <text:p>58</text:p>
          </table:table-cell>
          <table:table-cell table:formula="of:=IF([.E2]-[.E64]&lt;0;&quot;&quot;;[.E2]-[.E64])" office:value-type="float" office:value="31" calcext:value-type="float">
            <text:p>31</text:p>
          </table:table-cell>
          <table:table-cell table:formula="of:=IF([.F64]=&quot;&quot;;&quot;&quot;;IF(AND([.F64]*[.E64]&gt;[.E3];[.F64]+[.E64]&lt;=[.E2])))" office:value-type="boolean" office:boolean-value="true" calcext:value-type="boolean">
            <text:p>WAHR</text:p>
          </table:table-cell>
          <table:table-cell office:value-type="float" office:value="58" calcext:value-type="float">
            <text:p>58</text:p>
          </table:table-cell>
          <table:table-cell table:formula="of:=IF([.H2]-[.H64]&lt;0;&quot;&quot;;[.H2]-[.H64])" office:value-type="float" office:value="38" calcext:value-type="float">
            <text:p>38</text:p>
          </table:table-cell>
          <table:table-cell table:formula="of:=IF([.I64]=&quot;&quot;;&quot;&quot;;IF(AND([.I64]*[.H64]&gt;[.H3];[.I64]+[.H64]&lt;=[.H2])))" office:value-type="boolean" office:boolean-value="true" calcext:value-type="boolean">
            <text:p>WAHR</text:p>
          </table:table-cell>
          <table:table-cell office:value-type="float" office:value="58" calcext:value-type="float">
            <text:p>58</text:p>
          </table:table-cell>
          <table:table-cell table:formula="of:=IF([.K2]-[.K64]&lt;0;&quot;&quot;;[.K2]-[.K64])" office:value-type="float" office:value="33" calcext:value-type="float">
            <text:p>33</text:p>
          </table:table-cell>
          <table:table-cell table:formula="of:=IF([.L64]=&quot;&quot;;&quot;&quot;;IF(AND([.L64]*[.K64]&gt;[.K3];[.L64]+[.K64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formula="of:=IF([.B2]-[.B65]&lt;0;&quot;&quot;;[.B2]-[.B65])">
            <text:p/>
          </table:table-cell>
          <table:table-cell table:formula="of:=IF([.C65]=&quot;&quot;;&quot;&quot;;IF(AND([.C65]*[.B65]&gt;[.B3];[.C65]+[.B65]&lt;=[.B2])))">
            <text:p/>
          </table:table-cell>
          <table:table-cell table:style-name="ce3" office:value-type="float" office:value="59" calcext:value-type="float">
            <text:p>59</text:p>
          </table:table-cell>
          <table:table-cell table:formula="of:=IF([.E2]-[.E65]&lt;0;&quot;&quot;;[.E2]-[.E65])" office:value-type="float" office:value="30" calcext:value-type="float">
            <text:p>30</text:p>
          </table:table-cell>
          <table:table-cell table:formula="of:=IF([.F65]=&quot;&quot;;&quot;&quot;;IF(AND([.F65]*[.E65]&gt;[.E3];[.F65]+[.E65]&lt;=[.E2])))" office:value-type="boolean" office:boolean-value="true" calcext:value-type="boolean">
            <text:p>WAHR</text:p>
          </table:table-cell>
          <table:table-cell table:style-name="ce3" office:value-type="float" office:value="59" calcext:value-type="float">
            <text:p>59</text:p>
          </table:table-cell>
          <table:table-cell table:formula="of:=IF([.H2]-[.H65]&lt;0;&quot;&quot;;[.H2]-[.H65])" office:value-type="float" office:value="37" calcext:value-type="float">
            <text:p>37</text:p>
          </table:table-cell>
          <table:table-cell table:formula="of:=IF([.I65]=&quot;&quot;;&quot;&quot;;IF(AND([.I65]*[.H65]&gt;[.H3];[.I65]+[.H65]&lt;=[.H2])))" office:value-type="boolean" office:boolean-value="true" calcext:value-type="boolean">
            <text:p>WAHR</text:p>
          </table:table-cell>
          <table:table-cell table:style-name="ce3" office:value-type="float" office:value="59" calcext:value-type="float">
            <text:p>59</text:p>
          </table:table-cell>
          <table:table-cell table:formula="of:=IF([.K2]-[.K65]&lt;0;&quot;&quot;;[.K2]-[.K65])" office:value-type="float" office:value="32" calcext:value-type="float">
            <text:p>32</text:p>
          </table:table-cell>
          <table:table-cell table:formula="of:=IF([.L65]=&quot;&quot;;&quot;&quot;;IF(AND([.L65]*[.K65]&gt;[.K3];[.L65]+[.K6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IF([.B2]-[.B66]&lt;0;&quot;&quot;;[.B2]-[.B66])">
            <text:p/>
          </table:table-cell>
          <table:table-cell table:formula="of:=IF([.C66]=&quot;&quot;;&quot;&quot;;IF(AND([.C66]*[.B66]&gt;[.B3];[.C66]+[.B66]&lt;=[.B2])))">
            <text:p/>
          </table:table-cell>
          <table:table-cell office:value-type="float" office:value="60" calcext:value-type="float">
            <text:p>60</text:p>
          </table:table-cell>
          <table:table-cell table:formula="of:=IF([.E2]-[.E66]&lt;0;&quot;&quot;;[.E2]-[.E66])" office:value-type="float" office:value="29" calcext:value-type="float">
            <text:p>29</text:p>
          </table:table-cell>
          <table:table-cell table:formula="of:=IF([.F66]=&quot;&quot;;&quot;&quot;;IF(AND([.F66]*[.E66]&gt;[.E3];[.F66]+[.E66]&lt;=[.E2])))" office:value-type="boolean" office:boolean-value="true" calcext:value-type="boolean">
            <text:p>WAHR</text:p>
          </table:table-cell>
          <table:table-cell office:value-type="float" office:value="60" calcext:value-type="float">
            <text:p>60</text:p>
          </table:table-cell>
          <table:table-cell table:formula="of:=IF([.H2]-[.H66]&lt;0;&quot;&quot;;[.H2]-[.H66])" office:value-type="float" office:value="36" calcext:value-type="float">
            <text:p>36</text:p>
          </table:table-cell>
          <table:table-cell table:formula="of:=IF([.I66]=&quot;&quot;;&quot;&quot;;IF(AND([.I66]*[.H66]&gt;[.H3];[.I66]+[.H66]&lt;=[.H2])))" office:value-type="boolean" office:boolean-value="true" calcext:value-type="boolean">
            <text:p>WAHR</text:p>
          </table:table-cell>
          <table:table-cell office:value-type="float" office:value="60" calcext:value-type="float">
            <text:p>60</text:p>
          </table:table-cell>
          <table:table-cell table:formula="of:=IF([.K2]-[.K66]&lt;0;&quot;&quot;;[.K2]-[.K66])" office:value-type="float" office:value="31" calcext:value-type="float">
            <text:p>31</text:p>
          </table:table-cell>
          <table:table-cell table:formula="of:=IF([.L66]=&quot;&quot;;&quot;&quot;;IF(AND([.L66]*[.K66]&gt;[.K3];[.L66]+[.K6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IF([.B2]-[.B67]&lt;0;&quot;&quot;;[.B2]-[.B67])">
            <text:p/>
          </table:table-cell>
          <table:table-cell table:formula="of:=IF([.C67]=&quot;&quot;;&quot;&quot;;IF(AND([.C67]*[.B67]&gt;[.B3];[.C67]+[.B67]&lt;=[.B2])))">
            <text:p/>
          </table:table-cell>
          <table:table-cell office:value-type="float" office:value="61" calcext:value-type="float">
            <text:p>61</text:p>
          </table:table-cell>
          <table:table-cell table:formula="of:=IF([.E2]-[.E67]&lt;0;&quot;&quot;;[.E2]-[.E67])" office:value-type="float" office:value="28" calcext:value-type="float">
            <text:p>28</text:p>
          </table:table-cell>
          <table:table-cell table:formula="of:=IF([.F67]=&quot;&quot;;&quot;&quot;;IF(AND([.F67]*[.E67]&gt;[.E3];[.F67]+[.E67]&lt;=[.E2])))" office:value-type="boolean" office:boolean-value="true" calcext:value-type="boolean">
            <text:p>WAHR</text:p>
          </table:table-cell>
          <table:table-cell office:value-type="float" office:value="61" calcext:value-type="float">
            <text:p>61</text:p>
          </table:table-cell>
          <table:table-cell table:formula="of:=IF([.H2]-[.H67]&lt;0;&quot;&quot;;[.H2]-[.H67])" office:value-type="float" office:value="35" calcext:value-type="float">
            <text:p>35</text:p>
          </table:table-cell>
          <table:table-cell table:formula="of:=IF([.I67]=&quot;&quot;;&quot;&quot;;IF(AND([.I67]*[.H67]&gt;[.H3];[.I67]+[.H67]&lt;=[.H2])))" office:value-type="boolean" office:boolean-value="true" calcext:value-type="boolean">
            <text:p>WAHR</text:p>
          </table:table-cell>
          <table:table-cell office:value-type="float" office:value="61" calcext:value-type="float">
            <text:p>61</text:p>
          </table:table-cell>
          <table:table-cell table:formula="of:=IF([.K2]-[.K67]&lt;0;&quot;&quot;;[.K2]-[.K67])" office:value-type="float" office:value="30" calcext:value-type="float">
            <text:p>30</text:p>
          </table:table-cell>
          <table:table-cell table:formula="of:=IF([.L67]=&quot;&quot;;&quot;&quot;;IF(AND([.L67]*[.K67]&gt;[.K3];[.L67]+[.K6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table:formula="of:=IF([.B2]-[.B68]&lt;0;&quot;&quot;;[.B2]-[.B68])">
            <text:p/>
          </table:table-cell>
          <table:table-cell table:formula="of:=IF([.C68]=&quot;&quot;;&quot;&quot;;IF(AND([.C68]*[.B68]&gt;[.B3];[.C68]+[.B68]&lt;=[.B2])))">
            <text:p/>
          </table:table-cell>
          <table:table-cell table:style-name="ce3" office:value-type="float" office:value="62" calcext:value-type="float">
            <text:p>62</text:p>
          </table:table-cell>
          <table:table-cell table:formula="of:=IF([.E2]-[.E68]&lt;0;&quot;&quot;;[.E2]-[.E68])" office:value-type="float" office:value="27" calcext:value-type="float">
            <text:p>27</text:p>
          </table:table-cell>
          <table:table-cell table:formula="of:=IF([.F68]=&quot;&quot;;&quot;&quot;;IF(AND([.F68]*[.E68]&gt;[.E3];[.F68]+[.E68]&lt;=[.E2])))" office:value-type="boolean" office:boolean-value="true" calcext:value-type="boolean">
            <text:p>WAHR</text:p>
          </table:table-cell>
          <table:table-cell table:style-name="ce3" office:value-type="float" office:value="62" calcext:value-type="float">
            <text:p>62</text:p>
          </table:table-cell>
          <table:table-cell table:formula="of:=IF([.H2]-[.H68]&lt;0;&quot;&quot;;[.H2]-[.H68])" office:value-type="float" office:value="34" calcext:value-type="float">
            <text:p>34</text:p>
          </table:table-cell>
          <table:table-cell table:formula="of:=IF([.I68]=&quot;&quot;;&quot;&quot;;IF(AND([.I68]*[.H68]&gt;[.H3];[.I68]+[.H68]&lt;=[.H2])))" office:value-type="boolean" office:boolean-value="true" calcext:value-type="boolean">
            <text:p>WAHR</text:p>
          </table:table-cell>
          <table:table-cell table:style-name="ce3" office:value-type="float" office:value="62" calcext:value-type="float">
            <text:p>62</text:p>
          </table:table-cell>
          <table:table-cell table:formula="of:=IF([.K2]-[.K68]&lt;0;&quot;&quot;;[.K2]-[.K68])" office:value-type="float" office:value="29" calcext:value-type="float">
            <text:p>29</text:p>
          </table:table-cell>
          <table:table-cell table:formula="of:=IF([.L68]=&quot;&quot;;&quot;&quot;;IF(AND([.L68]*[.K68]&gt;[.K3];[.L68]+[.K6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IF([.B2]-[.B69]&lt;0;&quot;&quot;;[.B2]-[.B69])">
            <text:p/>
          </table:table-cell>
          <table:table-cell table:formula="of:=IF([.C69]=&quot;&quot;;&quot;&quot;;IF(AND([.C69]*[.B69]&gt;[.B3];[.C69]+[.B69]&lt;=[.B2])))">
            <text:p/>
          </table:table-cell>
          <table:table-cell office:value-type="float" office:value="63" calcext:value-type="float">
            <text:p>63</text:p>
          </table:table-cell>
          <table:table-cell table:formula="of:=IF([.E2]-[.E69]&lt;0;&quot;&quot;;[.E2]-[.E69])" office:value-type="float" office:value="26" calcext:value-type="float">
            <text:p>26</text:p>
          </table:table-cell>
          <table:table-cell table:formula="of:=IF([.F69]=&quot;&quot;;&quot;&quot;;IF(AND([.F69]*[.E69]&gt;[.E3];[.F69]+[.E69]&lt;=[.E2])))" office:value-type="boolean" office:boolean-value="true" calcext:value-type="boolean">
            <text:p>WAHR</text:p>
          </table:table-cell>
          <table:table-cell office:value-type="float" office:value="63" calcext:value-type="float">
            <text:p>63</text:p>
          </table:table-cell>
          <table:table-cell table:formula="of:=IF([.H2]-[.H69]&lt;0;&quot;&quot;;[.H2]-[.H69])" office:value-type="float" office:value="33" calcext:value-type="float">
            <text:p>33</text:p>
          </table:table-cell>
          <table:table-cell table:formula="of:=IF([.I69]=&quot;&quot;;&quot;&quot;;IF(AND([.I69]*[.H69]&gt;[.H3];[.I69]+[.H69]&lt;=[.H2])))" office:value-type="boolean" office:boolean-value="true" calcext:value-type="boolean">
            <text:p>WAHR</text:p>
          </table:table-cell>
          <table:table-cell office:value-type="float" office:value="63" calcext:value-type="float">
            <text:p>63</text:p>
          </table:table-cell>
          <table:table-cell table:formula="of:=IF([.K2]-[.K69]&lt;0;&quot;&quot;;[.K2]-[.K69])" office:value-type="float" office:value="28" calcext:value-type="float">
            <text:p>28</text:p>
          </table:table-cell>
          <table:table-cell table:formula="of:=IF([.L69]=&quot;&quot;;&quot;&quot;;IF(AND([.L69]*[.K69]&gt;[.K3];[.L69]+[.K6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IF([.B2]-[.B70]&lt;0;&quot;&quot;;[.B2]-[.B70])">
            <text:p/>
          </table:table-cell>
          <table:table-cell table:formula="of:=IF([.C70]=&quot;&quot;;&quot;&quot;;IF(AND([.C70]*[.B70]&gt;[.B3];[.C70]+[.B70]&lt;=[.B2])))">
            <text:p/>
          </table:table-cell>
          <table:table-cell office:value-type="float" office:value="64" calcext:value-type="float">
            <text:p>64</text:p>
          </table:table-cell>
          <table:table-cell table:formula="of:=IF([.E2]-[.E70]&lt;0;&quot;&quot;;[.E2]-[.E70])" office:value-type="float" office:value="25" calcext:value-type="float">
            <text:p>25</text:p>
          </table:table-cell>
          <table:table-cell table:formula="of:=IF([.F70]=&quot;&quot;;&quot;&quot;;IF(AND([.F70]*[.E70]&gt;[.E3];[.F70]+[.E70]&lt;=[.E2])))" office:value-type="boolean" office:boolean-value="true" calcext:value-type="boolean">
            <text:p>WAHR</text:p>
          </table:table-cell>
          <table:table-cell office:value-type="float" office:value="64" calcext:value-type="float">
            <text:p>64</text:p>
          </table:table-cell>
          <table:table-cell table:formula="of:=IF([.H2]-[.H70]&lt;0;&quot;&quot;;[.H2]-[.H70])" office:value-type="float" office:value="32" calcext:value-type="float">
            <text:p>32</text:p>
          </table:table-cell>
          <table:table-cell table:formula="of:=IF([.I70]=&quot;&quot;;&quot;&quot;;IF(AND([.I70]*[.H70]&gt;[.H3];[.I70]+[.H70]&lt;=[.H2])))" office:value-type="boolean" office:boolean-value="true" calcext:value-type="boolean">
            <text:p>WAHR</text:p>
          </table:table-cell>
          <table:table-cell office:value-type="float" office:value="64" calcext:value-type="float">
            <text:p>64</text:p>
          </table:table-cell>
          <table:table-cell table:formula="of:=IF([.K2]-[.K70]&lt;0;&quot;&quot;;[.K2]-[.K70])" office:value-type="float" office:value="27" calcext:value-type="float">
            <text:p>27</text:p>
          </table:table-cell>
          <table:table-cell table:formula="of:=IF([.L70]=&quot;&quot;;&quot;&quot;;IF(AND([.L70]*[.K70]&gt;[.K3];[.L70]+[.K7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formula="of:=IF([.B2]-[.B71]&lt;0;&quot;&quot;;[.B2]-[.B71])">
            <text:p/>
          </table:table-cell>
          <table:table-cell table:formula="of:=IF([.C71]=&quot;&quot;;&quot;&quot;;IF(AND([.C71]*[.B71]&gt;[.B3];[.C71]+[.B71]&lt;=[.B2])))">
            <text:p/>
          </table:table-cell>
          <table:table-cell table:style-name="ce3" office:value-type="float" office:value="65" calcext:value-type="float">
            <text:p>65</text:p>
          </table:table-cell>
          <table:table-cell table:formula="of:=IF([.E2]-[.E71]&lt;0;&quot;&quot;;[.E2]-[.E71])" office:value-type="float" office:value="24" calcext:value-type="float">
            <text:p>24</text:p>
          </table:table-cell>
          <table:table-cell table:formula="of:=IF([.F71]=&quot;&quot;;&quot;&quot;;IF(AND([.F71]*[.E71]&gt;[.E3];[.F71]+[.E71]&lt;=[.E2])))" office:value-type="boolean" office:boolean-value="true" calcext:value-type="boolean">
            <text:p>WAHR</text:p>
          </table:table-cell>
          <table:table-cell table:style-name="ce3" office:value-type="float" office:value="65" calcext:value-type="float">
            <text:p>65</text:p>
          </table:table-cell>
          <table:table-cell table:formula="of:=IF([.H2]-[.H71]&lt;0;&quot;&quot;;[.H2]-[.H71])" office:value-type="float" office:value="31" calcext:value-type="float">
            <text:p>31</text:p>
          </table:table-cell>
          <table:table-cell table:formula="of:=IF([.I71]=&quot;&quot;;&quot;&quot;;IF(AND([.I71]*[.H71]&gt;[.H3];[.I71]+[.H71]&lt;=[.H2])))" office:value-type="boolean" office:boolean-value="true" calcext:value-type="boolean">
            <text:p>WAHR</text:p>
          </table:table-cell>
          <table:table-cell table:style-name="ce3" office:value-type="float" office:value="65" calcext:value-type="float">
            <text:p>65</text:p>
          </table:table-cell>
          <table:table-cell table:formula="of:=IF([.K2]-[.K71]&lt;0;&quot;&quot;;[.K2]-[.K71])" office:value-type="float" office:value="26" calcext:value-type="float">
            <text:p>26</text:p>
          </table:table-cell>
          <table:table-cell table:formula="of:=IF([.L71]=&quot;&quot;;&quot;&quot;;IF(AND([.L71]*[.K71]&gt;[.K3];[.L71]+[.K7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IF([.B2]-[.B72]&lt;0;&quot;&quot;;[.B2]-[.B72])">
            <text:p/>
          </table:table-cell>
          <table:table-cell table:formula="of:=IF([.C72]=&quot;&quot;;&quot;&quot;;IF(AND([.C72]*[.B72]&gt;[.B3];[.C72]+[.B72]&lt;=[.B2])))">
            <text:p/>
          </table:table-cell>
          <table:table-cell office:value-type="float" office:value="66" calcext:value-type="float">
            <text:p>66</text:p>
          </table:table-cell>
          <table:table-cell table:formula="of:=IF([.E2]-[.E72]&lt;0;&quot;&quot;;[.E2]-[.E72])" office:value-type="float" office:value="23" calcext:value-type="float">
            <text:p>23</text:p>
          </table:table-cell>
          <table:table-cell table:formula="of:=IF([.F72]=&quot;&quot;;&quot;&quot;;IF(AND([.F72]*[.E72]&gt;[.E3];[.F72]+[.E72]&lt;=[.E2])))" office:value-type="boolean" office:boolean-value="true" calcext:value-type="boolean">
            <text:p>WAHR</text:p>
          </table:table-cell>
          <table:table-cell office:value-type="float" office:value="66" calcext:value-type="float">
            <text:p>66</text:p>
          </table:table-cell>
          <table:table-cell table:formula="of:=IF([.H2]-[.H72]&lt;0;&quot;&quot;;[.H2]-[.H72])" office:value-type="float" office:value="30" calcext:value-type="float">
            <text:p>30</text:p>
          </table:table-cell>
          <table:table-cell table:formula="of:=IF([.I72]=&quot;&quot;;&quot;&quot;;IF(AND([.I72]*[.H72]&gt;[.H3];[.I72]+[.H72]&lt;=[.H2])))" office:value-type="boolean" office:boolean-value="true" calcext:value-type="boolean">
            <text:p>WAHR</text:p>
          </table:table-cell>
          <table:table-cell office:value-type="float" office:value="66" calcext:value-type="float">
            <text:p>66</text:p>
          </table:table-cell>
          <table:table-cell table:formula="of:=IF([.K2]-[.K72]&lt;0;&quot;&quot;;[.K2]-[.K72])" office:value-type="float" office:value="25" calcext:value-type="float">
            <text:p>25</text:p>
          </table:table-cell>
          <table:table-cell table:formula="of:=IF([.L72]=&quot;&quot;;&quot;&quot;;IF(AND([.L72]*[.K72]&gt;[.K3];[.L72]+[.K7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IF([.B2]-[.B73]&lt;0;&quot;&quot;;[.B2]-[.B73])">
            <text:p/>
          </table:table-cell>
          <table:table-cell table:formula="of:=IF([.C73]=&quot;&quot;;&quot;&quot;;IF(AND([.C73]*[.B73]&gt;[.B3];[.C73]+[.B73]&lt;=[.B2])))">
            <text:p/>
          </table:table-cell>
          <table:table-cell office:value-type="float" office:value="67" calcext:value-type="float">
            <text:p>67</text:p>
          </table:table-cell>
          <table:table-cell table:formula="of:=IF([.E2]-[.E73]&lt;0;&quot;&quot;;[.E2]-[.E73])" office:value-type="float" office:value="22" calcext:value-type="float">
            <text:p>22</text:p>
          </table:table-cell>
          <table:table-cell table:formula="of:=IF([.F73]=&quot;&quot;;&quot;&quot;;IF(AND([.F73]*[.E73]&gt;[.E3];[.F73]+[.E73]&lt;=[.E2])))" office:value-type="boolean" office:boolean-value="true" calcext:value-type="boolean">
            <text:p>WAHR</text:p>
          </table:table-cell>
          <table:table-cell office:value-type="float" office:value="67" calcext:value-type="float">
            <text:p>67</text:p>
          </table:table-cell>
          <table:table-cell table:formula="of:=IF([.H2]-[.H73]&lt;0;&quot;&quot;;[.H2]-[.H73])" office:value-type="float" office:value="29" calcext:value-type="float">
            <text:p>29</text:p>
          </table:table-cell>
          <table:table-cell table:formula="of:=IF([.I73]=&quot;&quot;;&quot;&quot;;IF(AND([.I73]*[.H73]&gt;[.H3];[.I73]+[.H73]&lt;=[.H2])))" office:value-type="boolean" office:boolean-value="true" calcext:value-type="boolean">
            <text:p>WAHR</text:p>
          </table:table-cell>
          <table:table-cell office:value-type="float" office:value="67" calcext:value-type="float">
            <text:p>67</text:p>
          </table:table-cell>
          <table:table-cell table:formula="of:=IF([.K2]-[.K73]&lt;0;&quot;&quot;;[.K2]-[.K73])" office:value-type="float" office:value="24" calcext:value-type="float">
            <text:p>24</text:p>
          </table:table-cell>
          <table:table-cell table:formula="of:=IF([.L73]=&quot;&quot;;&quot;&quot;;IF(AND([.L73]*[.K73]&gt;[.K3];[.L73]+[.K7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8" calcext:value-type="float">
            <text:p>68</text:p>
          </table:table-cell>
          <table:table-cell table:formula="of:=IF([.B2]-[.B74]&lt;0;&quot;&quot;;[.B2]-[.B74])">
            <text:p/>
          </table:table-cell>
          <table:table-cell table:formula="of:=IF([.C74]=&quot;&quot;;&quot;&quot;;IF(AND([.C74]*[.B74]&gt;[.B3];[.C74]+[.B74]&lt;=[.B2])))">
            <text:p/>
          </table:table-cell>
          <table:table-cell table:style-name="ce3" office:value-type="float" office:value="68" calcext:value-type="float">
            <text:p>68</text:p>
          </table:table-cell>
          <table:table-cell table:formula="of:=IF([.E2]-[.E74]&lt;0;&quot;&quot;;[.E2]-[.E74])" office:value-type="float" office:value="21" calcext:value-type="float">
            <text:p>21</text:p>
          </table:table-cell>
          <table:table-cell table:formula="of:=IF([.F74]=&quot;&quot;;&quot;&quot;;IF(AND([.F74]*[.E74]&gt;[.E3];[.F74]+[.E74]&lt;=[.E2])))" office:value-type="boolean" office:boolean-value="true" calcext:value-type="boolean">
            <text:p>WAHR</text:p>
          </table:table-cell>
          <table:table-cell table:style-name="ce3" office:value-type="float" office:value="68" calcext:value-type="float">
            <text:p>68</text:p>
          </table:table-cell>
          <table:table-cell table:formula="of:=IF([.H2]-[.H74]&lt;0;&quot;&quot;;[.H2]-[.H74])" office:value-type="float" office:value="28" calcext:value-type="float">
            <text:p>28</text:p>
          </table:table-cell>
          <table:table-cell table:formula="of:=IF([.I74]=&quot;&quot;;&quot;&quot;;IF(AND([.I74]*[.H74]&gt;[.H3];[.I74]+[.H74]&lt;=[.H2])))" office:value-type="boolean" office:boolean-value="true" calcext:value-type="boolean">
            <text:p>WAHR</text:p>
          </table:table-cell>
          <table:table-cell table:style-name="ce3" office:value-type="float" office:value="68" calcext:value-type="float">
            <text:p>68</text:p>
          </table:table-cell>
          <table:table-cell table:formula="of:=IF([.K2]-[.K74]&lt;0;&quot;&quot;;[.K2]-[.K74])" office:value-type="float" office:value="23" calcext:value-type="float">
            <text:p>23</text:p>
          </table:table-cell>
          <table:table-cell table:formula="of:=IF([.L74]=&quot;&quot;;&quot;&quot;;IF(AND([.L74]*[.K74]&gt;[.K3];[.L74]+[.K7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IF([.B2]-[.B75]&lt;0;&quot;&quot;;[.B2]-[.B75])">
            <text:p/>
          </table:table-cell>
          <table:table-cell table:formula="of:=IF([.C75]=&quot;&quot;;&quot;&quot;;IF(AND([.C75]*[.B75]&gt;[.B3];[.C75]+[.B75]&lt;=[.B2])))">
            <text:p/>
          </table:table-cell>
          <table:table-cell office:value-type="float" office:value="69" calcext:value-type="float">
            <text:p>69</text:p>
          </table:table-cell>
          <table:table-cell table:formula="of:=IF([.E2]-[.E75]&lt;0;&quot;&quot;;[.E2]-[.E75])" office:value-type="float" office:value="20" calcext:value-type="float">
            <text:p>20</text:p>
          </table:table-cell>
          <table:table-cell table:formula="of:=IF([.F75]=&quot;&quot;;&quot;&quot;;IF(AND([.F75]*[.E75]&gt;[.E3];[.F75]+[.E75]&lt;=[.E2])))" office:value-type="boolean" office:boolean-value="true" calcext:value-type="boolean">
            <text:p>WAHR</text:p>
          </table:table-cell>
          <table:table-cell office:value-type="float" office:value="69" calcext:value-type="float">
            <text:p>69</text:p>
          </table:table-cell>
          <table:table-cell table:formula="of:=IF([.H2]-[.H75]&lt;0;&quot;&quot;;[.H2]-[.H75])" office:value-type="float" office:value="27" calcext:value-type="float">
            <text:p>27</text:p>
          </table:table-cell>
          <table:table-cell table:formula="of:=IF([.I75]=&quot;&quot;;&quot;&quot;;IF(AND([.I75]*[.H75]&gt;[.H3];[.I75]+[.H75]&lt;=[.H2])))" office:value-type="boolean" office:boolean-value="false" calcext:value-type="boolean">
            <text:p>FALSCH</text:p>
          </table:table-cell>
          <table:table-cell office:value-type="float" office:value="69" calcext:value-type="float">
            <text:p>69</text:p>
          </table:table-cell>
          <table:table-cell table:formula="of:=IF([.K2]-[.K75]&lt;0;&quot;&quot;;[.K2]-[.K75])" office:value-type="float" office:value="22" calcext:value-type="float">
            <text:p>22</text:p>
          </table:table-cell>
          <table:table-cell table:formula="of:=IF([.L75]=&quot;&quot;;&quot;&quot;;IF(AND([.L75]*[.K75]&gt;[.K3];[.L75]+[.K7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IF([.B2]-[.B76]&lt;0;&quot;&quot;;[.B2]-[.B76])">
            <text:p/>
          </table:table-cell>
          <table:table-cell table:formula="of:=IF([.C76]=&quot;&quot;;&quot;&quot;;IF(AND([.C76]*[.B76]&gt;[.B3];[.C76]+[.B76]&lt;=[.B2])))">
            <text:p/>
          </table:table-cell>
          <table:table-cell office:value-type="float" office:value="70" calcext:value-type="float">
            <text:p>70</text:p>
          </table:table-cell>
          <table:table-cell table:formula="of:=IF([.E2]-[.E76]&lt;0;&quot;&quot;;[.E2]-[.E76])" office:value-type="float" office:value="19" calcext:value-type="float">
            <text:p>19</text:p>
          </table:table-cell>
          <table:table-cell table:formula="of:=IF([.F76]=&quot;&quot;;&quot;&quot;;IF(AND([.F76]*[.E76]&gt;[.E3];[.F76]+[.E76]&lt;=[.E2])))" office:value-type="boolean" office:boolean-value="true" calcext:value-type="boolean">
            <text:p>WAHR</text:p>
          </table:table-cell>
          <table:table-cell office:value-type="float" office:value="70" calcext:value-type="float">
            <text:p>70</text:p>
          </table:table-cell>
          <table:table-cell table:formula="of:=IF([.H2]-[.H76]&lt;0;&quot;&quot;;[.H2]-[.H76])" office:value-type="float" office:value="26" calcext:value-type="float">
            <text:p>26</text:p>
          </table:table-cell>
          <table:table-cell table:formula="of:=IF([.I76]=&quot;&quot;;&quot;&quot;;IF(AND([.I76]*[.H76]&gt;[.H3];[.I76]+[.H76]&lt;=[.H2])))" office:value-type="boolean" office:boolean-value="false" calcext:value-type="boolean">
            <text:p>FALSCH</text:p>
          </table:table-cell>
          <table:table-cell office:value-type="float" office:value="70" calcext:value-type="float">
            <text:p>70</text:p>
          </table:table-cell>
          <table:table-cell table:formula="of:=IF([.K2]-[.K76]&lt;0;&quot;&quot;;[.K2]-[.K76])" office:value-type="float" office:value="21" calcext:value-type="float">
            <text:p>21</text:p>
          </table:table-cell>
          <table:table-cell table:formula="of:=IF([.L76]=&quot;&quot;;&quot;&quot;;IF(AND([.L76]*[.K76]&gt;[.K3];[.L76]+[.K7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1" calcext:value-type="float">
            <text:p>71</text:p>
          </table:table-cell>
          <table:table-cell table:formula="of:=IF([.B2]-[.B77]&lt;0;&quot;&quot;;[.B2]-[.B77])">
            <text:p/>
          </table:table-cell>
          <table:table-cell table:formula="of:=IF([.C77]=&quot;&quot;;&quot;&quot;;IF(AND([.C77]*[.B77]&gt;[.B3];[.C77]+[.B77]&lt;=[.B2])))">
            <text:p/>
          </table:table-cell>
          <table:table-cell table:style-name="ce3" office:value-type="float" office:value="71" calcext:value-type="float">
            <text:p>71</text:p>
          </table:table-cell>
          <table:table-cell table:formula="of:=IF([.E2]-[.E77]&lt;0;&quot;&quot;;[.E2]-[.E77])" office:value-type="float" office:value="18" calcext:value-type="float">
            <text:p>18</text:p>
          </table:table-cell>
          <table:table-cell table:formula="of:=IF([.F77]=&quot;&quot;;&quot;&quot;;IF(AND([.F77]*[.E77]&gt;[.E3];[.F77]+[.E77]&lt;=[.E2])))" office:value-type="boolean" office:boolean-value="true" calcext:value-type="boolean">
            <text:p>WAHR</text:p>
          </table:table-cell>
          <table:table-cell table:style-name="ce3" office:value-type="float" office:value="71" calcext:value-type="float">
            <text:p>71</text:p>
          </table:table-cell>
          <table:table-cell table:formula="of:=IF([.H2]-[.H77]&lt;0;&quot;&quot;;[.H2]-[.H77])" office:value-type="float" office:value="25" calcext:value-type="float">
            <text:p>25</text:p>
          </table:table-cell>
          <table:table-cell table:formula="of:=IF([.I77]=&quot;&quot;;&quot;&quot;;IF(AND([.I77]*[.H77]&gt;[.H3];[.I77]+[.H77]&lt;=[.H2])))" office:value-type="boolean" office:boolean-value="false" calcext:value-type="boolean">
            <text:p>FALSCH</text:p>
          </table:table-cell>
          <table:table-cell table:style-name="ce3" office:value-type="float" office:value="71" calcext:value-type="float">
            <text:p>71</text:p>
          </table:table-cell>
          <table:table-cell table:formula="of:=IF([.K2]-[.K77]&lt;0;&quot;&quot;;[.K2]-[.K77])" office:value-type="float" office:value="20" calcext:value-type="float">
            <text:p>20</text:p>
          </table:table-cell>
          <table:table-cell table:formula="of:=IF([.L77]=&quot;&quot;;&quot;&quot;;IF(AND([.L77]*[.K77]&gt;[.K3];[.L77]+[.K7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IF([.B2]-[.B78]&lt;0;&quot;&quot;;[.B2]-[.B78])">
            <text:p/>
          </table:table-cell>
          <table:table-cell table:formula="of:=IF([.C78]=&quot;&quot;;&quot;&quot;;IF(AND([.C78]*[.B78]&gt;[.B3];[.C78]+[.B78]&lt;=[.B2])))">
            <text:p/>
          </table:table-cell>
          <table:table-cell office:value-type="float" office:value="72" calcext:value-type="float">
            <text:p>72</text:p>
          </table:table-cell>
          <table:table-cell table:formula="of:=IF([.E2]-[.E78]&lt;0;&quot;&quot;;[.E2]-[.E78])" office:value-type="float" office:value="17" calcext:value-type="float">
            <text:p>17</text:p>
          </table:table-cell>
          <table:table-cell table:formula="of:=IF([.F78]=&quot;&quot;;&quot;&quot;;IF(AND([.F78]*[.E78]&gt;[.E3];[.F78]+[.E78]&lt;=[.E2])))" office:value-type="boolean" office:boolean-value="true" calcext:value-type="boolean">
            <text:p>WAHR</text:p>
          </table:table-cell>
          <table:table-cell office:value-type="float" office:value="72" calcext:value-type="float">
            <text:p>72</text:p>
          </table:table-cell>
          <table:table-cell table:formula="of:=IF([.H2]-[.H78]&lt;0;&quot;&quot;;[.H2]-[.H78])" office:value-type="float" office:value="24" calcext:value-type="float">
            <text:p>24</text:p>
          </table:table-cell>
          <table:table-cell table:formula="of:=IF([.I78]=&quot;&quot;;&quot;&quot;;IF(AND([.I78]*[.H78]&gt;[.H3];[.I78]+[.H78]&lt;=[.H2])))" office:value-type="boolean" office:boolean-value="false" calcext:value-type="boolean">
            <text:p>FALSCH</text:p>
          </table:table-cell>
          <table:table-cell office:value-type="float" office:value="72" calcext:value-type="float">
            <text:p>72</text:p>
          </table:table-cell>
          <table:table-cell table:formula="of:=IF([.K2]-[.K78]&lt;0;&quot;&quot;;[.K2]-[.K78])" office:value-type="float" office:value="19" calcext:value-type="float">
            <text:p>19</text:p>
          </table:table-cell>
          <table:table-cell table:formula="of:=IF([.L78]=&quot;&quot;;&quot;&quot;;IF(AND([.L78]*[.K78]&gt;[.K3];[.L78]+[.K7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IF([.B2]-[.B79]&lt;0;&quot;&quot;;[.B2]-[.B79])">
            <text:p/>
          </table:table-cell>
          <table:table-cell table:formula="of:=IF([.C79]=&quot;&quot;;&quot;&quot;;IF(AND([.C79]*[.B79]&gt;[.B3];[.C79]+[.B79]&lt;=[.B2])))">
            <text:p/>
          </table:table-cell>
          <table:table-cell office:value-type="float" office:value="73" calcext:value-type="float">
            <text:p>73</text:p>
          </table:table-cell>
          <table:table-cell table:formula="of:=IF([.E2]-[.E79]&lt;0;&quot;&quot;;[.E2]-[.E79])" office:value-type="float" office:value="16" calcext:value-type="float">
            <text:p>16</text:p>
          </table:table-cell>
          <table:table-cell table:formula="of:=IF([.F79]=&quot;&quot;;&quot;&quot;;IF(AND([.F79]*[.E79]&gt;[.E3];[.F79]+[.E79]&lt;=[.E2])))" office:value-type="boolean" office:boolean-value="true" calcext:value-type="boolean">
            <text:p>WAHR</text:p>
          </table:table-cell>
          <table:table-cell office:value-type="float" office:value="73" calcext:value-type="float">
            <text:p>73</text:p>
          </table:table-cell>
          <table:table-cell table:formula="of:=IF([.H2]-[.H79]&lt;0;&quot;&quot;;[.H2]-[.H79])" office:value-type="float" office:value="23" calcext:value-type="float">
            <text:p>23</text:p>
          </table:table-cell>
          <table:table-cell table:formula="of:=IF([.I79]=&quot;&quot;;&quot;&quot;;IF(AND([.I79]*[.H79]&gt;[.H3];[.I79]+[.H79]&lt;=[.H2])))" office:value-type="boolean" office:boolean-value="false" calcext:value-type="boolean">
            <text:p>FALSCH</text:p>
          </table:table-cell>
          <table:table-cell office:value-type="float" office:value="73" calcext:value-type="float">
            <text:p>73</text:p>
          </table:table-cell>
          <table:table-cell table:formula="of:=IF([.K2]-[.K79]&lt;0;&quot;&quot;;[.K2]-[.K79])" office:value-type="float" office:value="18" calcext:value-type="float">
            <text:p>18</text:p>
          </table:table-cell>
          <table:table-cell table:formula="of:=IF([.L79]=&quot;&quot;;&quot;&quot;;IF(AND([.L79]*[.K79]&gt;[.K3];[.L79]+[.K7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formula="of:=IF([.B2]-[.B80]&lt;0;&quot;&quot;;[.B2]-[.B80])">
            <text:p/>
          </table:table-cell>
          <table:table-cell table:formula="of:=IF([.C80]=&quot;&quot;;&quot;&quot;;IF(AND([.C80]*[.B80]&gt;[.B3];[.C80]+[.B80]&lt;=[.B2])))">
            <text:p/>
          </table:table-cell>
          <table:table-cell table:style-name="ce3" office:value-type="float" office:value="74" calcext:value-type="float">
            <text:p>74</text:p>
          </table:table-cell>
          <table:table-cell table:formula="of:=IF([.E2]-[.E80]&lt;0;&quot;&quot;;[.E2]-[.E80])" office:value-type="float" office:value="15" calcext:value-type="float">
            <text:p>15</text:p>
          </table:table-cell>
          <table:table-cell table:formula="of:=IF([.F80]=&quot;&quot;;&quot;&quot;;IF(AND([.F80]*[.E80]&gt;[.E3];[.F80]+[.E80]&lt;=[.E2])))" office:value-type="boolean" office:boolean-value="false" calcext:value-type="boolean">
            <text:p>FALSCH</text:p>
          </table:table-cell>
          <table:table-cell table:style-name="ce3" office:value-type="float" office:value="74" calcext:value-type="float">
            <text:p>74</text:p>
          </table:table-cell>
          <table:table-cell table:formula="of:=IF([.H2]-[.H80]&lt;0;&quot;&quot;;[.H2]-[.H80])" office:value-type="float" office:value="22" calcext:value-type="float">
            <text:p>22</text:p>
          </table:table-cell>
          <table:table-cell table:formula="of:=IF([.I80]=&quot;&quot;;&quot;&quot;;IF(AND([.I80]*[.H80]&gt;[.H3];[.I80]+[.H80]&lt;=[.H2])))" office:value-type="boolean" office:boolean-value="false" calcext:value-type="boolean">
            <text:p>FALSCH</text:p>
          </table:table-cell>
          <table:table-cell table:style-name="ce3" office:value-type="float" office:value="74" calcext:value-type="float">
            <text:p>74</text:p>
          </table:table-cell>
          <table:table-cell table:formula="of:=IF([.K2]-[.K80]&lt;0;&quot;&quot;;[.K2]-[.K80])" office:value-type="float" office:value="17" calcext:value-type="float">
            <text:p>17</text:p>
          </table:table-cell>
          <table:table-cell table:formula="of:=IF([.L80]=&quot;&quot;;&quot;&quot;;IF(AND([.L80]*[.K80]&gt;[.K3];[.L80]+[.K8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IF([.B2]-[.B81]&lt;0;&quot;&quot;;[.B2]-[.B81])">
            <text:p/>
          </table:table-cell>
          <table:table-cell table:formula="of:=IF([.C81]=&quot;&quot;;&quot;&quot;;IF(AND([.C81]*[.B81]&gt;[.B3];[.C81]+[.B81]&lt;=[.B2])))">
            <text:p/>
          </table:table-cell>
          <table:table-cell office:value-type="float" office:value="75" calcext:value-type="float">
            <text:p>75</text:p>
          </table:table-cell>
          <table:table-cell table:formula="of:=IF([.E2]-[.E81]&lt;0;&quot;&quot;;[.E2]-[.E81])" office:value-type="float" office:value="14" calcext:value-type="float">
            <text:p>14</text:p>
          </table:table-cell>
          <table:table-cell table:formula="of:=IF([.F81]=&quot;&quot;;&quot;&quot;;IF(AND([.F81]*[.E81]&gt;[.E3];[.F81]+[.E81]&lt;=[.E2])))" office:value-type="boolean" office:boolean-value="false" calcext:value-type="boolean">
            <text:p>FALSCH</text:p>
          </table:table-cell>
          <table:table-cell office:value-type="float" office:value="75" calcext:value-type="float">
            <text:p>75</text:p>
          </table:table-cell>
          <table:table-cell table:formula="of:=IF([.H2]-[.H81]&lt;0;&quot;&quot;;[.H2]-[.H81])" office:value-type="float" office:value="21" calcext:value-type="float">
            <text:p>21</text:p>
          </table:table-cell>
          <table:table-cell table:formula="of:=IF([.I81]=&quot;&quot;;&quot;&quot;;IF(AND([.I81]*[.H81]&gt;[.H3];[.I81]+[.H81]&lt;=[.H2])))" office:value-type="boolean" office:boolean-value="false" calcext:value-type="boolean">
            <text:p>FALSCH</text:p>
          </table:table-cell>
          <table:table-cell office:value-type="float" office:value="75" calcext:value-type="float">
            <text:p>75</text:p>
          </table:table-cell>
          <table:table-cell table:formula="of:=IF([.K2]-[.K81]&lt;0;&quot;&quot;;[.K2]-[.K81])" office:value-type="float" office:value="16" calcext:value-type="float">
            <text:p>16</text:p>
          </table:table-cell>
          <table:table-cell table:formula="of:=IF([.L81]=&quot;&quot;;&quot;&quot;;IF(AND([.L81]*[.K81]&gt;[.K3];[.L81]+[.K8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IF([.B2]-[.B82]&lt;0;&quot;&quot;;[.B2]-[.B82])">
            <text:p/>
          </table:table-cell>
          <table:table-cell table:formula="of:=IF([.C82]=&quot;&quot;;&quot;&quot;;IF(AND([.C82]*[.B82]&gt;[.B3];[.C82]+[.B82]&lt;=[.B2])))">
            <text:p/>
          </table:table-cell>
          <table:table-cell office:value-type="float" office:value="76" calcext:value-type="float">
            <text:p>76</text:p>
          </table:table-cell>
          <table:table-cell table:formula="of:=IF([.E2]-[.E82]&lt;0;&quot;&quot;;[.E2]-[.E82])" office:value-type="float" office:value="13" calcext:value-type="float">
            <text:p>13</text:p>
          </table:table-cell>
          <table:table-cell table:formula="of:=IF([.F82]=&quot;&quot;;&quot;&quot;;IF(AND([.F82]*[.E82]&gt;[.E3];[.F82]+[.E82]&lt;=[.E2])))" office:value-type="boolean" office:boolean-value="false" calcext:value-type="boolean">
            <text:p>FALSCH</text:p>
          </table:table-cell>
          <table:table-cell office:value-type="float" office:value="76" calcext:value-type="float">
            <text:p>76</text:p>
          </table:table-cell>
          <table:table-cell table:formula="of:=IF([.H2]-[.H82]&lt;0;&quot;&quot;;[.H2]-[.H82])" office:value-type="float" office:value="20" calcext:value-type="float">
            <text:p>20</text:p>
          </table:table-cell>
          <table:table-cell table:formula="of:=IF([.I82]=&quot;&quot;;&quot;&quot;;IF(AND([.I82]*[.H82]&gt;[.H3];[.I82]+[.H82]&lt;=[.H2])))" office:value-type="boolean" office:boolean-value="false" calcext:value-type="boolean">
            <text:p>FALSCH</text:p>
          </table:table-cell>
          <table:table-cell office:value-type="float" office:value="76" calcext:value-type="float">
            <text:p>76</text:p>
          </table:table-cell>
          <table:table-cell table:formula="of:=IF([.K2]-[.K82]&lt;0;&quot;&quot;;[.K2]-[.K82])" office:value-type="float" office:value="15" calcext:value-type="float">
            <text:p>15</text:p>
          </table:table-cell>
          <table:table-cell table:formula="of:=IF([.L82]=&quot;&quot;;&quot;&quot;;IF(AND([.L82]*[.K82]&gt;[.K3];[.L82]+[.K8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formula="of:=IF([.B2]-[.B83]&lt;0;&quot;&quot;;[.B2]-[.B83])">
            <text:p/>
          </table:table-cell>
          <table:table-cell table:formula="of:=IF([.C83]=&quot;&quot;;&quot;&quot;;IF(AND([.C83]*[.B83]&gt;[.B3];[.C83]+[.B83]&lt;=[.B2])))">
            <text:p/>
          </table:table-cell>
          <table:table-cell table:style-name="ce3" office:value-type="float" office:value="77" calcext:value-type="float">
            <text:p>77</text:p>
          </table:table-cell>
          <table:table-cell table:formula="of:=IF([.E2]-[.E83]&lt;0;&quot;&quot;;[.E2]-[.E83])" office:value-type="float" office:value="12" calcext:value-type="float">
            <text:p>12</text:p>
          </table:table-cell>
          <table:table-cell table:formula="of:=IF([.F83]=&quot;&quot;;&quot;&quot;;IF(AND([.F83]*[.E83]&gt;[.E3];[.F83]+[.E83]&lt;=[.E2])))" office:value-type="boolean" office:boolean-value="false" calcext:value-type="boolean">
            <text:p>FALSCH</text:p>
          </table:table-cell>
          <table:table-cell table:style-name="ce3" office:value-type="float" office:value="77" calcext:value-type="float">
            <text:p>77</text:p>
          </table:table-cell>
          <table:table-cell table:formula="of:=IF([.H2]-[.H83]&lt;0;&quot;&quot;;[.H2]-[.H83])" office:value-type="float" office:value="19" calcext:value-type="float">
            <text:p>19</text:p>
          </table:table-cell>
          <table:table-cell table:formula="of:=IF([.I83]=&quot;&quot;;&quot;&quot;;IF(AND([.I83]*[.H83]&gt;[.H3];[.I83]+[.H83]&lt;=[.H2])))" office:value-type="boolean" office:boolean-value="false" calcext:value-type="boolean">
            <text:p>FALSCH</text:p>
          </table:table-cell>
          <table:table-cell table:style-name="ce3" office:value-type="float" office:value="77" calcext:value-type="float">
            <text:p>77</text:p>
          </table:table-cell>
          <table:table-cell table:formula="of:=IF([.K2]-[.K83]&lt;0;&quot;&quot;;[.K2]-[.K83])" office:value-type="float" office:value="14" calcext:value-type="float">
            <text:p>14</text:p>
          </table:table-cell>
          <table:table-cell table:formula="of:=IF([.L83]=&quot;&quot;;&quot;&quot;;IF(AND([.L83]*[.K83]&gt;[.K3];[.L83]+[.K8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IF([.B2]-[.B84]&lt;0;&quot;&quot;;[.B2]-[.B84])">
            <text:p/>
          </table:table-cell>
          <table:table-cell table:formula="of:=IF([.C84]=&quot;&quot;;&quot;&quot;;IF(AND([.C84]*[.B84]&gt;[.B3];[.C84]+[.B84]&lt;=[.B2])))">
            <text:p/>
          </table:table-cell>
          <table:table-cell office:value-type="float" office:value="78" calcext:value-type="float">
            <text:p>78</text:p>
          </table:table-cell>
          <table:table-cell table:formula="of:=IF([.E2]-[.E84]&lt;0;&quot;&quot;;[.E2]-[.E84])" office:value-type="float" office:value="11" calcext:value-type="float">
            <text:p>11</text:p>
          </table:table-cell>
          <table:table-cell table:formula="of:=IF([.F84]=&quot;&quot;;&quot;&quot;;IF(AND([.F84]*[.E84]&gt;[.E3];[.F84]+[.E84]&lt;=[.E2])))" office:value-type="boolean" office:boolean-value="false" calcext:value-type="boolean">
            <text:p>FALSCH</text:p>
          </table:table-cell>
          <table:table-cell office:value-type="float" office:value="78" calcext:value-type="float">
            <text:p>78</text:p>
          </table:table-cell>
          <table:table-cell table:formula="of:=IF([.H2]-[.H84]&lt;0;&quot;&quot;;[.H2]-[.H84])" office:value-type="float" office:value="18" calcext:value-type="float">
            <text:p>18</text:p>
          </table:table-cell>
          <table:table-cell table:formula="of:=IF([.I84]=&quot;&quot;;&quot;&quot;;IF(AND([.I84]*[.H84]&gt;[.H3];[.I84]+[.H84]&lt;=[.H2])))" office:value-type="boolean" office:boolean-value="false" calcext:value-type="boolean">
            <text:p>FALSCH</text:p>
          </table:table-cell>
          <table:table-cell office:value-type="float" office:value="78" calcext:value-type="float">
            <text:p>78</text:p>
          </table:table-cell>
          <table:table-cell table:formula="of:=IF([.K2]-[.K84]&lt;0;&quot;&quot;;[.K2]-[.K84])" office:value-type="float" office:value="13" calcext:value-type="float">
            <text:p>13</text:p>
          </table:table-cell>
          <table:table-cell table:formula="of:=IF([.L84]=&quot;&quot;;&quot;&quot;;IF(AND([.L84]*[.K84]&gt;[.K3];[.L84]+[.K8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IF([.B2]-[.B85]&lt;0;&quot;&quot;;[.B2]-[.B85])">
            <text:p/>
          </table:table-cell>
          <table:table-cell table:formula="of:=IF([.C85]=&quot;&quot;;&quot;&quot;;IF(AND([.C85]*[.B85]&gt;[.B3];[.C85]+[.B85]&lt;=[.B2])))">
            <text:p/>
          </table:table-cell>
          <table:table-cell office:value-type="float" office:value="79" calcext:value-type="float">
            <text:p>79</text:p>
          </table:table-cell>
          <table:table-cell table:formula="of:=IF([.E2]-[.E85]&lt;0;&quot;&quot;;[.E2]-[.E85])" office:value-type="float" office:value="10" calcext:value-type="float">
            <text:p>10</text:p>
          </table:table-cell>
          <table:table-cell table:formula="of:=IF([.F85]=&quot;&quot;;&quot;&quot;;IF(AND([.F85]*[.E85]&gt;[.E3];[.F85]+[.E85]&lt;=[.E2])))" office:value-type="boolean" office:boolean-value="false" calcext:value-type="boolean">
            <text:p>FALSCH</text:p>
          </table:table-cell>
          <table:table-cell office:value-type="float" office:value="79" calcext:value-type="float">
            <text:p>79</text:p>
          </table:table-cell>
          <table:table-cell table:formula="of:=IF([.H2]-[.H85]&lt;0;&quot;&quot;;[.H2]-[.H85])" office:value-type="float" office:value="17" calcext:value-type="float">
            <text:p>17</text:p>
          </table:table-cell>
          <table:table-cell table:formula="of:=IF([.I85]=&quot;&quot;;&quot;&quot;;IF(AND([.I85]*[.H85]&gt;[.H3];[.I85]+[.H85]&lt;=[.H2])))" office:value-type="boolean" office:boolean-value="false" calcext:value-type="boolean">
            <text:p>FALSCH</text:p>
          </table:table-cell>
          <table:table-cell office:value-type="float" office:value="79" calcext:value-type="float">
            <text:p>79</text:p>
          </table:table-cell>
          <table:table-cell table:formula="of:=IF([.K2]-[.K85]&lt;0;&quot;&quot;;[.K2]-[.K85])" office:value-type="float" office:value="12" calcext:value-type="float">
            <text:p>12</text:p>
          </table:table-cell>
          <table:table-cell table:formula="of:=IF([.L85]=&quot;&quot;;&quot;&quot;;IF(AND([.L85]*[.K85]&gt;[.K3];[.L85]+[.K8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formula="of:=IF([.B2]-[.B86]&lt;0;&quot;&quot;;[.B2]-[.B86])">
            <text:p/>
          </table:table-cell>
          <table:table-cell table:formula="of:=IF([.C86]=&quot;&quot;;&quot;&quot;;IF(AND([.C86]*[.B86]&gt;[.B3];[.C86]+[.B86]&lt;=[.B2])))">
            <text:p/>
          </table:table-cell>
          <table:table-cell table:style-name="ce3" office:value-type="float" office:value="80" calcext:value-type="float">
            <text:p>80</text:p>
          </table:table-cell>
          <table:table-cell table:formula="of:=IF([.E2]-[.E86]&lt;0;&quot;&quot;;[.E2]-[.E86])" office:value-type="float" office:value="9" calcext:value-type="float">
            <text:p>9</text:p>
          </table:table-cell>
          <table:table-cell table:formula="of:=IF([.F86]=&quot;&quot;;&quot;&quot;;IF(AND([.F86]*[.E86]&gt;[.E3];[.F86]+[.E86]&lt;=[.E2])))" office:value-type="boolean" office:boolean-value="false" calcext:value-type="boolean">
            <text:p>FALSCH</text:p>
          </table:table-cell>
          <table:table-cell table:style-name="ce3" office:value-type="float" office:value="80" calcext:value-type="float">
            <text:p>80</text:p>
          </table:table-cell>
          <table:table-cell table:formula="of:=IF([.H2]-[.H86]&lt;0;&quot;&quot;;[.H2]-[.H86])" office:value-type="float" office:value="16" calcext:value-type="float">
            <text:p>16</text:p>
          </table:table-cell>
          <table:table-cell table:formula="of:=IF([.I86]=&quot;&quot;;&quot;&quot;;IF(AND([.I86]*[.H86]&gt;[.H3];[.I86]+[.H86]&lt;=[.H2])))" office:value-type="boolean" office:boolean-value="false" calcext:value-type="boolean">
            <text:p>FALSCH</text:p>
          </table:table-cell>
          <table:table-cell table:style-name="ce3" office:value-type="float" office:value="80" calcext:value-type="float">
            <text:p>80</text:p>
          </table:table-cell>
          <table:table-cell table:formula="of:=IF([.K2]-[.K86]&lt;0;&quot;&quot;;[.K2]-[.K86])" office:value-type="float" office:value="11" calcext:value-type="float">
            <text:p>11</text:p>
          </table:table-cell>
          <table:table-cell table:formula="of:=IF([.L86]=&quot;&quot;;&quot;&quot;;IF(AND([.L86]*[.K86]&gt;[.K3];[.L86]+[.K8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IF([.B2]-[.B87]&lt;0;&quot;&quot;;[.B2]-[.B87])">
            <text:p/>
          </table:table-cell>
          <table:table-cell table:formula="of:=IF([.C87]=&quot;&quot;;&quot;&quot;;IF(AND([.C87]*[.B87]&gt;[.B3];[.C87]+[.B87]&lt;=[.B2])))">
            <text:p/>
          </table:table-cell>
          <table:table-cell office:value-type="float" office:value="81" calcext:value-type="float">
            <text:p>81</text:p>
          </table:table-cell>
          <table:table-cell table:formula="of:=IF([.E2]-[.E87]&lt;0;&quot;&quot;;[.E2]-[.E87])" office:value-type="float" office:value="8" calcext:value-type="float">
            <text:p>8</text:p>
          </table:table-cell>
          <table:table-cell table:formula="of:=IF([.F87]=&quot;&quot;;&quot;&quot;;IF(AND([.F87]*[.E87]&gt;[.E3];[.F87]+[.E87]&lt;=[.E2])))" office:value-type="boolean" office:boolean-value="false" calcext:value-type="boolean">
            <text:p>FALSCH</text:p>
          </table:table-cell>
          <table:table-cell office:value-type="float" office:value="81" calcext:value-type="float">
            <text:p>81</text:p>
          </table:table-cell>
          <table:table-cell table:formula="of:=IF([.H2]-[.H87]&lt;0;&quot;&quot;;[.H2]-[.H87])" office:value-type="float" office:value="15" calcext:value-type="float">
            <text:p>15</text:p>
          </table:table-cell>
          <table:table-cell table:formula="of:=IF([.I87]=&quot;&quot;;&quot;&quot;;IF(AND([.I87]*[.H87]&gt;[.H3];[.I87]+[.H87]&lt;=[.H2])))" office:value-type="boolean" office:boolean-value="false" calcext:value-type="boolean">
            <text:p>FALSCH</text:p>
          </table:table-cell>
          <table:table-cell office:value-type="float" office:value="81" calcext:value-type="float">
            <text:p>81</text:p>
          </table:table-cell>
          <table:table-cell table:formula="of:=IF([.K2]-[.K87]&lt;0;&quot;&quot;;[.K2]-[.K87])" office:value-type="float" office:value="10" calcext:value-type="float">
            <text:p>10</text:p>
          </table:table-cell>
          <table:table-cell table:formula="of:=IF([.L87]=&quot;&quot;;&quot;&quot;;IF(AND([.L87]*[.K87]&gt;[.K3];[.L87]+[.K8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IF([.B2]-[.B88]&lt;0;&quot;&quot;;[.B2]-[.B88])">
            <text:p/>
          </table:table-cell>
          <table:table-cell table:formula="of:=IF([.C88]=&quot;&quot;;&quot;&quot;;IF(AND([.C88]*[.B88]&gt;[.B3];[.C88]+[.B88]&lt;=[.B2])))">
            <text:p/>
          </table:table-cell>
          <table:table-cell office:value-type="float" office:value="82" calcext:value-type="float">
            <text:p>82</text:p>
          </table:table-cell>
          <table:table-cell table:formula="of:=IF([.E2]-[.E88]&lt;0;&quot;&quot;;[.E2]-[.E88])" office:value-type="float" office:value="7" calcext:value-type="float">
            <text:p>7</text:p>
          </table:table-cell>
          <table:table-cell table:formula="of:=IF([.F88]=&quot;&quot;;&quot;&quot;;IF(AND([.F88]*[.E88]&gt;[.E3];[.F88]+[.E88]&lt;=[.E2])))" office:value-type="boolean" office:boolean-value="false" calcext:value-type="boolean">
            <text:p>FALSCH</text:p>
          </table:table-cell>
          <table:table-cell office:value-type="float" office:value="82" calcext:value-type="float">
            <text:p>82</text:p>
          </table:table-cell>
          <table:table-cell table:formula="of:=IF([.H2]-[.H88]&lt;0;&quot;&quot;;[.H2]-[.H88])" office:value-type="float" office:value="14" calcext:value-type="float">
            <text:p>14</text:p>
          </table:table-cell>
          <table:table-cell table:formula="of:=IF([.I88]=&quot;&quot;;&quot;&quot;;IF(AND([.I88]*[.H88]&gt;[.H3];[.I88]+[.H88]&lt;=[.H2])))" office:value-type="boolean" office:boolean-value="false" calcext:value-type="boolean">
            <text:p>FALSCH</text:p>
          </table:table-cell>
          <table:table-cell office:value-type="float" office:value="82" calcext:value-type="float">
            <text:p>82</text:p>
          </table:table-cell>
          <table:table-cell table:formula="of:=IF([.K2]-[.K88]&lt;0;&quot;&quot;;[.K2]-[.K88])" office:value-type="float" office:value="9" calcext:value-type="float">
            <text:p>9</text:p>
          </table:table-cell>
          <table:table-cell table:formula="of:=IF([.L88]=&quot;&quot;;&quot;&quot;;IF(AND([.L88]*[.K88]&gt;[.K3];[.L88]+[.K8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formula="of:=IF([.B2]-[.B89]&lt;0;&quot;&quot;;[.B2]-[.B89])">
            <text:p/>
          </table:table-cell>
          <table:table-cell table:formula="of:=IF([.C89]=&quot;&quot;;&quot;&quot;;IF(AND([.C89]*[.B89]&gt;[.B3];[.C89]+[.B89]&lt;=[.B2])))">
            <text:p/>
          </table:table-cell>
          <table:table-cell table:style-name="ce3" office:value-type="float" office:value="83" calcext:value-type="float">
            <text:p>83</text:p>
          </table:table-cell>
          <table:table-cell table:formula="of:=IF([.E2]-[.E89]&lt;0;&quot;&quot;;[.E2]-[.E89])" office:value-type="float" office:value="6" calcext:value-type="float">
            <text:p>6</text:p>
          </table:table-cell>
          <table:table-cell table:formula="of:=IF([.F89]=&quot;&quot;;&quot;&quot;;IF(AND([.F89]*[.E89]&gt;[.E3];[.F89]+[.E89]&lt;=[.E2])))" office:value-type="boolean" office:boolean-value="false" calcext:value-type="boolean">
            <text:p>FALSCH</text:p>
          </table:table-cell>
          <table:table-cell table:style-name="ce3" office:value-type="float" office:value="83" calcext:value-type="float">
            <text:p>83</text:p>
          </table:table-cell>
          <table:table-cell table:formula="of:=IF([.H2]-[.H89]&lt;0;&quot;&quot;;[.H2]-[.H89])" office:value-type="float" office:value="13" calcext:value-type="float">
            <text:p>13</text:p>
          </table:table-cell>
          <table:table-cell table:formula="of:=IF([.I89]=&quot;&quot;;&quot;&quot;;IF(AND([.I89]*[.H89]&gt;[.H3];[.I89]+[.H89]&lt;=[.H2])))" office:value-type="boolean" office:boolean-value="false" calcext:value-type="boolean">
            <text:p>FALSCH</text:p>
          </table:table-cell>
          <table:table-cell table:style-name="ce3" office:value-type="float" office:value="83" calcext:value-type="float">
            <text:p>83</text:p>
          </table:table-cell>
          <table:table-cell table:formula="of:=IF([.K2]-[.K89]&lt;0;&quot;&quot;;[.K2]-[.K89])" office:value-type="float" office:value="8" calcext:value-type="float">
            <text:p>8</text:p>
          </table:table-cell>
          <table:table-cell table:formula="of:=IF([.L89]=&quot;&quot;;&quot;&quot;;IF(AND([.L89]*[.K89]&gt;[.K3];[.L89]+[.K8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IF([.B2]-[.B90]&lt;0;&quot;&quot;;[.B2]-[.B90])">
            <text:p/>
          </table:table-cell>
          <table:table-cell table:formula="of:=IF([.C90]=&quot;&quot;;&quot;&quot;;IF(AND([.C90]*[.B90]&gt;[.B3];[.C90]+[.B90]&lt;=[.B2])))">
            <text:p/>
          </table:table-cell>
          <table:table-cell office:value-type="float" office:value="84" calcext:value-type="float">
            <text:p>84</text:p>
          </table:table-cell>
          <table:table-cell table:formula="of:=IF([.E2]-[.E90]&lt;0;&quot;&quot;;[.E2]-[.E90])" office:value-type="float" office:value="5" calcext:value-type="float">
            <text:p>5</text:p>
          </table:table-cell>
          <table:table-cell table:formula="of:=IF([.F90]=&quot;&quot;;&quot;&quot;;IF(AND([.F90]*[.E90]&gt;[.E3];[.F90]+[.E90]&lt;=[.E2])))" office:value-type="boolean" office:boolean-value="false" calcext:value-type="boolean">
            <text:p>FALSCH</text:p>
          </table:table-cell>
          <table:table-cell office:value-type="float" office:value="84" calcext:value-type="float">
            <text:p>84</text:p>
          </table:table-cell>
          <table:table-cell table:formula="of:=IF([.H2]-[.H90]&lt;0;&quot;&quot;;[.H2]-[.H90])" office:value-type="float" office:value="12" calcext:value-type="float">
            <text:p>12</text:p>
          </table:table-cell>
          <table:table-cell table:formula="of:=IF([.I90]=&quot;&quot;;&quot;&quot;;IF(AND([.I90]*[.H90]&gt;[.H3];[.I90]+[.H90]&lt;=[.H2])))" office:value-type="boolean" office:boolean-value="false" calcext:value-type="boolean">
            <text:p>FALSCH</text:p>
          </table:table-cell>
          <table:table-cell office:value-type="float" office:value="84" calcext:value-type="float">
            <text:p>84</text:p>
          </table:table-cell>
          <table:table-cell table:formula="of:=IF([.K2]-[.K90]&lt;0;&quot;&quot;;[.K2]-[.K90])" office:value-type="float" office:value="7" calcext:value-type="float">
            <text:p>7</text:p>
          </table:table-cell>
          <table:table-cell table:formula="of:=IF([.L90]=&quot;&quot;;&quot;&quot;;IF(AND([.L90]*[.K90]&gt;[.K3];[.L90]+[.K9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IF([.B2]-[.B91]&lt;0;&quot;&quot;;[.B2]-[.B91])">
            <text:p/>
          </table:table-cell>
          <table:table-cell table:formula="of:=IF([.C91]=&quot;&quot;;&quot;&quot;;IF(AND([.C91]*[.B91]&gt;[.B3];[.C91]+[.B91]&lt;=[.B2])))">
            <text:p/>
          </table:table-cell>
          <table:table-cell office:value-type="float" office:value="85" calcext:value-type="float">
            <text:p>85</text:p>
          </table:table-cell>
          <table:table-cell table:formula="of:=IF([.E2]-[.E91]&lt;0;&quot;&quot;;[.E2]-[.E91])" office:value-type="float" office:value="4" calcext:value-type="float">
            <text:p>4</text:p>
          </table:table-cell>
          <table:table-cell table:formula="of:=IF([.F91]=&quot;&quot;;&quot;&quot;;IF(AND([.F91]*[.E91]&gt;[.E3];[.F91]+[.E91]&lt;=[.E2])))" office:value-type="boolean" office:boolean-value="false" calcext:value-type="boolean">
            <text:p>FALSCH</text:p>
          </table:table-cell>
          <table:table-cell office:value-type="float" office:value="85" calcext:value-type="float">
            <text:p>85</text:p>
          </table:table-cell>
          <table:table-cell table:formula="of:=IF([.H2]-[.H91]&lt;0;&quot;&quot;;[.H2]-[.H91])" office:value-type="float" office:value="11" calcext:value-type="float">
            <text:p>11</text:p>
          </table:table-cell>
          <table:table-cell table:formula="of:=IF([.I91]=&quot;&quot;;&quot;&quot;;IF(AND([.I91]*[.H91]&gt;[.H3];[.I91]+[.H91]&lt;=[.H2])))" office:value-type="boolean" office:boolean-value="false" calcext:value-type="boolean">
            <text:p>FALSCH</text:p>
          </table:table-cell>
          <table:table-cell office:value-type="float" office:value="85" calcext:value-type="float">
            <text:p>85</text:p>
          </table:table-cell>
          <table:table-cell table:formula="of:=IF([.K2]-[.K91]&lt;0;&quot;&quot;;[.K2]-[.K91])" office:value-type="float" office:value="6" calcext:value-type="float">
            <text:p>6</text:p>
          </table:table-cell>
          <table:table-cell table:formula="of:=IF([.L91]=&quot;&quot;;&quot;&quot;;IF(AND([.L91]*[.K91]&gt;[.K3];[.L91]+[.K9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6" calcext:value-type="float">
            <text:p>86</text:p>
          </table:table-cell>
          <table:table-cell table:formula="of:=IF([.B2]-[.B92]&lt;0;&quot;&quot;;[.B2]-[.B92])">
            <text:p/>
          </table:table-cell>
          <table:table-cell table:formula="of:=IF([.C92]=&quot;&quot;;&quot;&quot;;IF(AND([.C92]*[.B92]&gt;[.B3];[.C92]+[.B92]&lt;=[.B2])))">
            <text:p/>
          </table:table-cell>
          <table:table-cell table:style-name="ce3" office:value-type="float" office:value="86" calcext:value-type="float">
            <text:p>86</text:p>
          </table:table-cell>
          <table:table-cell table:formula="of:=IF([.E2]-[.E92]&lt;0;&quot;&quot;;[.E2]-[.E92])" office:value-type="float" office:value="3" calcext:value-type="float">
            <text:p>3</text:p>
          </table:table-cell>
          <table:table-cell table:formula="of:=IF([.F92]=&quot;&quot;;&quot;&quot;;IF(AND([.F92]*[.E92]&gt;[.E3];[.F92]+[.E92]&lt;=[.E2])))" office:value-type="boolean" office:boolean-value="false" calcext:value-type="boolean">
            <text:p>FALSCH</text:p>
          </table:table-cell>
          <table:table-cell table:style-name="ce3" office:value-type="float" office:value="86" calcext:value-type="float">
            <text:p>86</text:p>
          </table:table-cell>
          <table:table-cell table:formula="of:=IF([.H2]-[.H92]&lt;0;&quot;&quot;;[.H2]-[.H92])" office:value-type="float" office:value="10" calcext:value-type="float">
            <text:p>10</text:p>
          </table:table-cell>
          <table:table-cell table:formula="of:=IF([.I92]=&quot;&quot;;&quot;&quot;;IF(AND([.I92]*[.H92]&gt;[.H3];[.I92]+[.H92]&lt;=[.H2])))" office:value-type="boolean" office:boolean-value="false" calcext:value-type="boolean">
            <text:p>FALSCH</text:p>
          </table:table-cell>
          <table:table-cell table:style-name="ce3" office:value-type="float" office:value="86" calcext:value-type="float">
            <text:p>86</text:p>
          </table:table-cell>
          <table:table-cell table:formula="of:=IF([.K2]-[.K92]&lt;0;&quot;&quot;;[.K2]-[.K92])" office:value-type="float" office:value="5" calcext:value-type="float">
            <text:p>5</text:p>
          </table:table-cell>
          <table:table-cell table:formula="of:=IF([.L92]=&quot;&quot;;&quot;&quot;;IF(AND([.L92]*[.K92]&gt;[.K3];[.L92]+[.K9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IF([.B2]-[.B93]&lt;0;&quot;&quot;;[.B2]-[.B93])">
            <text:p/>
          </table:table-cell>
          <table:table-cell table:formula="of:=IF([.C93]=&quot;&quot;;&quot;&quot;;IF(AND([.C93]*[.B93]&gt;[.B3];[.C93]+[.B93]&lt;=[.B2])))">
            <text:p/>
          </table:table-cell>
          <table:table-cell office:value-type="float" office:value="87" calcext:value-type="float">
            <text:p>87</text:p>
          </table:table-cell>
          <table:table-cell table:formula="of:=IF([.E2]-[.E93]&lt;0;&quot;&quot;;[.E2]-[.E93])" office:value-type="float" office:value="2" calcext:value-type="float">
            <text:p>2</text:p>
          </table:table-cell>
          <table:table-cell table:formula="of:=IF([.F93]=&quot;&quot;;&quot;&quot;;IF(AND([.F93]*[.E93]&gt;[.E3];[.F93]+[.E93]&lt;=[.E2])))" office:value-type="boolean" office:boolean-value="false" calcext:value-type="boolean">
            <text:p>FALSCH</text:p>
          </table:table-cell>
          <table:table-cell office:value-type="float" office:value="87" calcext:value-type="float">
            <text:p>87</text:p>
          </table:table-cell>
          <table:table-cell table:formula="of:=IF([.H2]-[.H93]&lt;0;&quot;&quot;;[.H2]-[.H93])" office:value-type="float" office:value="9" calcext:value-type="float">
            <text:p>9</text:p>
          </table:table-cell>
          <table:table-cell table:formula="of:=IF([.I93]=&quot;&quot;;&quot;&quot;;IF(AND([.I93]*[.H93]&gt;[.H3];[.I93]+[.H93]&lt;=[.H2])))" office:value-type="boolean" office:boolean-value="false" calcext:value-type="boolean">
            <text:p>FALSCH</text:p>
          </table:table-cell>
          <table:table-cell office:value-type="float" office:value="87" calcext:value-type="float">
            <text:p>87</text:p>
          </table:table-cell>
          <table:table-cell table:formula="of:=IF([.K2]-[.K93]&lt;0;&quot;&quot;;[.K2]-[.K93])" office:value-type="float" office:value="4" calcext:value-type="float">
            <text:p>4</text:p>
          </table:table-cell>
          <table:table-cell table:formula="of:=IF([.L93]=&quot;&quot;;&quot;&quot;;IF(AND([.L93]*[.K93]&gt;[.K3];[.L93]+[.K9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IF([.B2]-[.B94]&lt;0;&quot;&quot;;[.B2]-[.B94])">
            <text:p/>
          </table:table-cell>
          <table:table-cell table:formula="of:=IF([.C94]=&quot;&quot;;&quot;&quot;;IF(AND([.C94]*[.B94]&gt;[.B3];[.C94]+[.B94]&lt;=[.B2])))">
            <text:p/>
          </table:table-cell>
          <table:table-cell office:value-type="float" office:value="88" calcext:value-type="float">
            <text:p>88</text:p>
          </table:table-cell>
          <table:table-cell table:formula="of:=IF([.E2]-[.E94]&lt;0;&quot;&quot;;[.E2]-[.E94])" office:value-type="float" office:value="1" calcext:value-type="float">
            <text:p>1</text:p>
          </table:table-cell>
          <table:table-cell table:formula="of:=IF([.F94]=&quot;&quot;;&quot;&quot;;IF(AND([.F94]*[.E94]&gt;[.E3];[.F94]+[.E94]&lt;=[.E2])))" office:value-type="boolean" office:boolean-value="false" calcext:value-type="boolean">
            <text:p>FALSCH</text:p>
          </table:table-cell>
          <table:table-cell office:value-type="float" office:value="88" calcext:value-type="float">
            <text:p>88</text:p>
          </table:table-cell>
          <table:table-cell table:formula="of:=IF([.H2]-[.H94]&lt;0;&quot;&quot;;[.H2]-[.H94])" office:value-type="float" office:value="8" calcext:value-type="float">
            <text:p>8</text:p>
          </table:table-cell>
          <table:table-cell table:formula="of:=IF([.I94]=&quot;&quot;;&quot;&quot;;IF(AND([.I94]*[.H94]&gt;[.H3];[.I94]+[.H94]&lt;=[.H2])))" office:value-type="boolean" office:boolean-value="false" calcext:value-type="boolean">
            <text:p>FALSCH</text:p>
          </table:table-cell>
          <table:table-cell office:value-type="float" office:value="88" calcext:value-type="float">
            <text:p>88</text:p>
          </table:table-cell>
          <table:table-cell table:formula="of:=IF([.K2]-[.K94]&lt;0;&quot;&quot;;[.K2]-[.K94])" office:value-type="float" office:value="3" calcext:value-type="float">
            <text:p>3</text:p>
          </table:table-cell>
          <table:table-cell table:formula="of:=IF([.L94]=&quot;&quot;;&quot;&quot;;IF(AND([.L94]*[.K94]&gt;[.K3];[.L94]+[.K9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9" calcext:value-type="float">
            <text:p>89</text:p>
          </table:table-cell>
          <table:table-cell table:formula="of:=IF([.B2]-[.B95]&lt;0;&quot;&quot;;[.B2]-[.B95])">
            <text:p/>
          </table:table-cell>
          <table:table-cell table:formula="of:=IF([.C95]=&quot;&quot;;&quot;&quot;;IF(AND([.C95]*[.B95]&gt;[.B3];[.C95]+[.B95]&lt;=[.B2])))">
            <text:p/>
          </table:table-cell>
          <table:table-cell table:style-name="ce3" office:value-type="float" office:value="89" calcext:value-type="float">
            <text:p>89</text:p>
          </table:table-cell>
          <table:table-cell table:formula="of:=IF([.E2]-[.E95]&lt;0;&quot;&quot;;[.E2]-[.E95])" office:value-type="float" office:value="0" calcext:value-type="float">
            <text:p>0</text:p>
          </table:table-cell>
          <table:table-cell table:formula="of:=IF([.F95]=&quot;&quot;;&quot;&quot;;IF(AND([.F95]*[.E95]&gt;[.E3];[.F95]+[.E95]&lt;=[.E2])))" office:value-type="boolean" office:boolean-value="false" calcext:value-type="boolean">
            <text:p>FALSCH</text:p>
          </table:table-cell>
          <table:table-cell table:style-name="ce3" office:value-type="float" office:value="89" calcext:value-type="float">
            <text:p>89</text:p>
          </table:table-cell>
          <table:table-cell table:formula="of:=IF([.H2]-[.H95]&lt;0;&quot;&quot;;[.H2]-[.H95])" office:value-type="float" office:value="7" calcext:value-type="float">
            <text:p>7</text:p>
          </table:table-cell>
          <table:table-cell table:formula="of:=IF([.I95]=&quot;&quot;;&quot;&quot;;IF(AND([.I95]*[.H95]&gt;[.H3];[.I95]+[.H95]&lt;=[.H2])))" office:value-type="boolean" office:boolean-value="false" calcext:value-type="boolean">
            <text:p>FALSCH</text:p>
          </table:table-cell>
          <table:table-cell table:style-name="ce3" office:value-type="float" office:value="89" calcext:value-type="float">
            <text:p>89</text:p>
          </table:table-cell>
          <table:table-cell table:formula="of:=IF([.K2]-[.K95]&lt;0;&quot;&quot;;[.K2]-[.K95])" office:value-type="float" office:value="2" calcext:value-type="float">
            <text:p>2</text:p>
          </table:table-cell>
          <table:table-cell table:formula="of:=IF([.L95]=&quot;&quot;;&quot;&quot;;IF(AND([.L95]*[.K95]&gt;[.K3];[.L95]+[.K9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[.B2]-[.B96]&lt;0;&quot;&quot;;[.B2]-[.B96])">
            <text:p/>
          </table:table-cell>
          <table:table-cell table:formula="of:=IF([.C96]=&quot;&quot;;&quot;&quot;;IF(AND([.C96]*[.B96]&gt;[.B3];[.C96]+[.B96]&lt;=[.B2])))">
            <text:p/>
          </table:table-cell>
          <table:table-cell office:value-type="float" office:value="90" calcext:value-type="float">
            <text:p>90</text:p>
          </table:table-cell>
          <table:table-cell table:formula="of:=IF([.E2]-[.E96]&lt;0;&quot;&quot;;[.E2]-[.E96])">
            <text:p/>
          </table:table-cell>
          <table:table-cell table:formula="of:=IF([.F96]=&quot;&quot;;&quot;&quot;;IF(AND([.F96]*[.E96]&gt;[.E3];[.F96]+[.E96]&lt;=[.E2])))">
            <text:p/>
          </table:table-cell>
          <table:table-cell office:value-type="float" office:value="90" calcext:value-type="float">
            <text:p>90</text:p>
          </table:table-cell>
          <table:table-cell table:formula="of:=IF([.H2]-[.H96]&lt;0;&quot;&quot;;[.H2]-[.H96])" office:value-type="float" office:value="6" calcext:value-type="float">
            <text:p>6</text:p>
          </table:table-cell>
          <table:table-cell table:formula="of:=IF([.I96]=&quot;&quot;;&quot;&quot;;IF(AND([.I96]*[.H96]&gt;[.H3];[.I96]+[.H96]&lt;=[.H2])))" office:value-type="boolean" office:boolean-value="false" calcext:value-type="boolean">
            <text:p>FALSCH</text:p>
          </table:table-cell>
          <table:table-cell office:value-type="float" office:value="90" calcext:value-type="float">
            <text:p>90</text:p>
          </table:table-cell>
          <table:table-cell table:formula="of:=IF([.K2]-[.K96]&lt;0;&quot;&quot;;[.K2]-[.K96])" office:value-type="float" office:value="1" calcext:value-type="float">
            <text:p>1</text:p>
          </table:table-cell>
          <table:table-cell table:formula="of:=IF([.L96]=&quot;&quot;;&quot;&quot;;IF(AND([.L96]*[.K96]&gt;[.K3];[.L96]+[.K9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IF([.B2]-[.B97]&lt;0;&quot;&quot;;[.B2]-[.B97])">
            <text:p/>
          </table:table-cell>
          <table:table-cell table:formula="of:=IF([.C97]=&quot;&quot;;&quot;&quot;;IF(AND([.C97]*[.B97]&gt;[.B3];[.C97]+[.B97]&lt;=[.B2])))">
            <text:p/>
          </table:table-cell>
          <table:table-cell office:value-type="float" office:value="91" calcext:value-type="float">
            <text:p>91</text:p>
          </table:table-cell>
          <table:table-cell table:formula="of:=IF([.E2]-[.E97]&lt;0;&quot;&quot;;[.E2]-[.E97])">
            <text:p/>
          </table:table-cell>
          <table:table-cell table:formula="of:=IF([.F97]=&quot;&quot;;&quot;&quot;;IF(AND([.F97]*[.E97]&gt;[.E3];[.F97]+[.E97]&lt;=[.E2])))">
            <text:p/>
          </table:table-cell>
          <table:table-cell office:value-type="float" office:value="91" calcext:value-type="float">
            <text:p>91</text:p>
          </table:table-cell>
          <table:table-cell table:formula="of:=IF([.H2]-[.H97]&lt;0;&quot;&quot;;[.H2]-[.H97])" office:value-type="float" office:value="5" calcext:value-type="float">
            <text:p>5</text:p>
          </table:table-cell>
          <table:table-cell table:formula="of:=IF([.I97]=&quot;&quot;;&quot;&quot;;IF(AND([.I97]*[.H97]&gt;[.H3];[.I97]+[.H97]&lt;=[.H2])))" office:value-type="boolean" office:boolean-value="false" calcext:value-type="boolean">
            <text:p>FALSCH</text:p>
          </table:table-cell>
          <table:table-cell office:value-type="float" office:value="91" calcext:value-type="float">
            <text:p>91</text:p>
          </table:table-cell>
          <table:table-cell table:formula="of:=IF([.K2]-[.K97]&lt;0;&quot;&quot;;[.K2]-[.K97])" office:value-type="float" office:value="0" calcext:value-type="float">
            <text:p>0</text:p>
          </table:table-cell>
          <table:table-cell table:formula="of:=IF([.L97]=&quot;&quot;;&quot;&quot;;IF(AND([.L97]*[.K97]&gt;[.K3];[.L97]+[.K9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formula="of:=IF([.B2]-[.B98]&lt;0;&quot;&quot;;[.B2]-[.B98])">
            <text:p/>
          </table:table-cell>
          <table:table-cell table:formula="of:=IF([.C98]=&quot;&quot;;&quot;&quot;;IF(AND([.C98]*[.B98]&gt;[.B3];[.C98]+[.B98]&lt;=[.B2])))">
            <text:p/>
          </table:table-cell>
          <table:table-cell table:style-name="ce3" office:value-type="float" office:value="92" calcext:value-type="float">
            <text:p>92</text:p>
          </table:table-cell>
          <table:table-cell table:formula="of:=IF([.E2]-[.E98]&lt;0;&quot;&quot;;[.E2]-[.E98])">
            <text:p/>
          </table:table-cell>
          <table:table-cell table:formula="of:=IF([.F98]=&quot;&quot;;&quot;&quot;;IF(AND([.F98]*[.E98]&gt;[.E3];[.F98]+[.E98]&lt;=[.E2])))">
            <text:p/>
          </table:table-cell>
          <table:table-cell table:style-name="ce3" office:value-type="float" office:value="92" calcext:value-type="float">
            <text:p>92</text:p>
          </table:table-cell>
          <table:table-cell table:formula="of:=IF([.H2]-[.H98]&lt;0;&quot;&quot;;[.H2]-[.H98])" office:value-type="float" office:value="4" calcext:value-type="float">
            <text:p>4</text:p>
          </table:table-cell>
          <table:table-cell table:formula="of:=IF([.I98]=&quot;&quot;;&quot;&quot;;IF(AND([.I98]*[.H98]&gt;[.H3];[.I98]+[.H98]&lt;=[.H2])))" office:value-type="boolean" office:boolean-value="false" calcext:value-type="boolean">
            <text:p>FALSCH</text:p>
          </table:table-cell>
          <table:table-cell table:style-name="ce3" office:value-type="float" office:value="92" calcext:value-type="float">
            <text:p>92</text:p>
          </table:table-cell>
          <table:table-cell table:formula="of:=IF([.K2]-[.K98]&lt;0;&quot;&quot;;[.K2]-[.K98])">
            <text:p/>
          </table:table-cell>
          <table:table-cell table:formula="of:=IF([.L98]=&quot;&quot;;&quot;&quot;;IF(AND([.L98]*[.K98]&gt;[.K3];[.L98]+[.K98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IF([.B2]-[.B99]&lt;0;&quot;&quot;;[.B2]-[.B99])">
            <text:p/>
          </table:table-cell>
          <table:table-cell table:formula="of:=IF([.C99]=&quot;&quot;;&quot;&quot;;IF(AND([.C99]*[.B99]&gt;[.B3];[.C99]+[.B99]&lt;=[.B2])))">
            <text:p/>
          </table:table-cell>
          <table:table-cell office:value-type="float" office:value="93" calcext:value-type="float">
            <text:p>93</text:p>
          </table:table-cell>
          <table:table-cell table:formula="of:=IF([.E2]-[.E99]&lt;0;&quot;&quot;;[.E2]-[.E99])">
            <text:p/>
          </table:table-cell>
          <table:table-cell table:formula="of:=IF([.F99]=&quot;&quot;;&quot;&quot;;IF(AND([.F99]*[.E99]&gt;[.E3];[.F99]+[.E99]&lt;=[.E2])))">
            <text:p/>
          </table:table-cell>
          <table:table-cell office:value-type="float" office:value="93" calcext:value-type="float">
            <text:p>93</text:p>
          </table:table-cell>
          <table:table-cell table:formula="of:=IF([.H2]-[.H99]&lt;0;&quot;&quot;;[.H2]-[.H99])" office:value-type="float" office:value="3" calcext:value-type="float">
            <text:p>3</text:p>
          </table:table-cell>
          <table:table-cell table:formula="of:=IF([.I99]=&quot;&quot;;&quot;&quot;;IF(AND([.I99]*[.H99]&gt;[.H3];[.I99]+[.H99]&lt;=[.H2])))" office:value-type="boolean" office:boolean-value="false" calcext:value-type="boolean">
            <text:p>FALSCH</text:p>
          </table:table-cell>
          <table:table-cell office:value-type="float" office:value="93" calcext:value-type="float">
            <text:p>93</text:p>
          </table:table-cell>
          <table:table-cell table:formula="of:=IF([.K2]-[.K99]&lt;0;&quot;&quot;;[.K2]-[.K99])">
            <text:p/>
          </table:table-cell>
          <table:table-cell table:formula="of:=IF([.L99]=&quot;&quot;;&quot;&quot;;IF(AND([.L99]*[.K99]&gt;[.K3];[.L99]+[.K99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IF([.B2]-[.B100]&lt;0;&quot;&quot;;[.B2]-[.B100])">
            <text:p/>
          </table:table-cell>
          <table:table-cell table:formula="of:=IF([.C100]=&quot;&quot;;&quot;&quot;;IF(AND([.C100]*[.B100]&gt;[.B3];[.C100]+[.B100]&lt;=[.B2])))">
            <text:p/>
          </table:table-cell>
          <table:table-cell office:value-type="float" office:value="94" calcext:value-type="float">
            <text:p>94</text:p>
          </table:table-cell>
          <table:table-cell table:formula="of:=IF([.E2]-[.E100]&lt;0;&quot;&quot;;[.E2]-[.E100])">
            <text:p/>
          </table:table-cell>
          <table:table-cell table:formula="of:=IF([.F100]=&quot;&quot;;&quot;&quot;;IF(AND([.F100]*[.E100]&gt;[.E3];[.F100]+[.E100]&lt;=[.E2])))">
            <text:p/>
          </table:table-cell>
          <table:table-cell office:value-type="float" office:value="94" calcext:value-type="float">
            <text:p>94</text:p>
          </table:table-cell>
          <table:table-cell table:formula="of:=IF([.H2]-[.H100]&lt;0;&quot;&quot;;[.H2]-[.H100])" office:value-type="float" office:value="2" calcext:value-type="float">
            <text:p>2</text:p>
          </table:table-cell>
          <table:table-cell table:formula="of:=IF([.I100]=&quot;&quot;;&quot;&quot;;IF(AND([.I100]*[.H100]&gt;[.H3];[.I100]+[.H100]&lt;=[.H2])))" office:value-type="boolean" office:boolean-value="false" calcext:value-type="boolean">
            <text:p>FALSCH</text:p>
          </table:table-cell>
          <table:table-cell office:value-type="float" office:value="94" calcext:value-type="float">
            <text:p>94</text:p>
          </table:table-cell>
          <table:table-cell table:formula="of:=IF([.K2]-[.K100]&lt;0;&quot;&quot;;[.K2]-[.K100])">
            <text:p/>
          </table:table-cell>
          <table:table-cell table:formula="of:=IF([.L100]=&quot;&quot;;&quot;&quot;;IF(AND([.L100]*[.K100]&gt;[.K3];[.L100]+[.K100]&lt;=[.K2])))">
            <text:p/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formula="of:=IF([.B2]-[.B101]&lt;0;&quot;&quot;;[.B2]-[.B101])">
            <text:p/>
          </table:table-cell>
          <table:table-cell table:formula="of:=IF([.C101]=&quot;&quot;;&quot;&quot;;IF(AND([.C101]*[.B101]&gt;[.B3];[.C101]+[.B101]&lt;=[.B2])))">
            <text:p/>
          </table:table-cell>
          <table:table-cell table:style-name="ce3" office:value-type="float" office:value="95" calcext:value-type="float">
            <text:p>95</text:p>
          </table:table-cell>
          <table:table-cell table:formula="of:=IF([.E2]-[.E101]&lt;0;&quot;&quot;;[.E2]-[.E101])">
            <text:p/>
          </table:table-cell>
          <table:table-cell table:formula="of:=IF([.F101]=&quot;&quot;;&quot;&quot;;IF(AND([.F101]*[.E101]&gt;[.E3];[.F101]+[.E101]&lt;=[.E2])))">
            <text:p/>
          </table:table-cell>
          <table:table-cell table:style-name="ce3" office:value-type="float" office:value="95" calcext:value-type="float">
            <text:p>95</text:p>
          </table:table-cell>
          <table:table-cell table:formula="of:=IF([.H2]-[.H101]&lt;0;&quot;&quot;;[.H2]-[.H101])" office:value-type="float" office:value="1" calcext:value-type="float">
            <text:p>1</text:p>
          </table:table-cell>
          <table:table-cell table:formula="of:=IF([.I101]=&quot;&quot;;&quot;&quot;;IF(AND([.I101]*[.H101]&gt;[.H3];[.I101]+[.H101]&lt;=[.H2])))" office:value-type="boolean" office:boolean-value="false" calcext:value-type="boolean">
            <text:p>FALSCH</text:p>
          </table:table-cell>
          <table:table-cell table:style-name="ce3" office:value-type="float" office:value="95" calcext:value-type="float">
            <text:p>95</text:p>
          </table:table-cell>
          <table:table-cell table:formula="of:=IF([.K2]-[.K101]&lt;0;&quot;&quot;;[.K2]-[.K101])">
            <text:p/>
          </table:table-cell>
          <table:table-cell table:formula="of:=IF([.L101]=&quot;&quot;;&quot;&quot;;IF(AND([.L101]*[.K101]&gt;[.K3];[.L101]+[.K101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IF([.B2]-[.B102]&lt;0;&quot;&quot;;[.B2]-[.B102])">
            <text:p/>
          </table:table-cell>
          <table:table-cell table:formula="of:=IF([.C102]=&quot;&quot;;&quot;&quot;;IF(AND([.C102]*[.B102]&gt;[.B3];[.C102]+[.B102]&lt;=[.B2])))">
            <text:p/>
          </table:table-cell>
          <table:table-cell office:value-type="float" office:value="96" calcext:value-type="float">
            <text:p>96</text:p>
          </table:table-cell>
          <table:table-cell table:formula="of:=IF([.E2]-[.E102]&lt;0;&quot;&quot;;[.E2]-[.E102])">
            <text:p/>
          </table:table-cell>
          <table:table-cell table:formula="of:=IF([.F102]=&quot;&quot;;&quot;&quot;;IF(AND([.F102]*[.E102]&gt;[.E3];[.F102]+[.E102]&lt;=[.E2])))">
            <text:p/>
          </table:table-cell>
          <table:table-cell office:value-type="float" office:value="96" calcext:value-type="float">
            <text:p>96</text:p>
          </table:table-cell>
          <table:table-cell table:formula="of:=IF([.H2]-[.H102]&lt;0;&quot;&quot;;[.H2]-[.H102])" office:value-type="float" office:value="0" calcext:value-type="float">
            <text:p>0</text:p>
          </table:table-cell>
          <table:table-cell table:formula="of:=IF([.I102]=&quot;&quot;;&quot;&quot;;IF(AND([.I102]*[.H102]&gt;[.H3];[.I102]+[.H102]&lt;=[.H2])))" office:value-type="boolean" office:boolean-value="false" calcext:value-type="boolean">
            <text:p>FALSCH</text:p>
          </table:table-cell>
          <table:table-cell office:value-type="float" office:value="96" calcext:value-type="float">
            <text:p>96</text:p>
          </table:table-cell>
          <table:table-cell table:formula="of:=IF([.K2]-[.K102]&lt;0;&quot;&quot;;[.K2]-[.K102])">
            <text:p/>
          </table:table-cell>
          <table:table-cell table:formula="of:=IF([.L102]=&quot;&quot;;&quot;&quot;;IF(AND([.L102]*[.K102]&gt;[.K3];[.L102]+[.K102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IF([.B2]-[.B103]&lt;0;&quot;&quot;;[.B2]-[.B103])">
            <text:p/>
          </table:table-cell>
          <table:table-cell table:formula="of:=IF([.C103]=&quot;&quot;;&quot;&quot;;IF(AND([.C103]*[.B103]&gt;[.B3];[.C103]+[.B103]&lt;=[.B2])))">
            <text:p/>
          </table:table-cell>
          <table:table-cell office:value-type="float" office:value="97" calcext:value-type="float">
            <text:p>97</text:p>
          </table:table-cell>
          <table:table-cell table:formula="of:=IF([.E2]-[.E103]&lt;0;&quot;&quot;;[.E2]-[.E103])">
            <text:p/>
          </table:table-cell>
          <table:table-cell table:formula="of:=IF([.F103]=&quot;&quot;;&quot;&quot;;IF(AND([.F103]*[.E103]&gt;[.E3];[.F103]+[.E103]&lt;=[.E2])))">
            <text:p/>
          </table:table-cell>
          <table:table-cell office:value-type="float" office:value="97" calcext:value-type="float">
            <text:p>97</text:p>
          </table:table-cell>
          <table:table-cell table:formula="of:=IF([.H2]-[.H103]&lt;0;&quot;&quot;;[.H2]-[.H103])">
            <text:p/>
          </table:table-cell>
          <table:table-cell table:formula="of:=IF([.I103]=&quot;&quot;;&quot;&quot;;IF(AND([.I103]*[.H103]&gt;[.H3];[.I103]+[.H103]&lt;=[.H2])))">
            <text:p/>
          </table:table-cell>
          <table:table-cell office:value-type="float" office:value="97" calcext:value-type="float">
            <text:p>97</text:p>
          </table:table-cell>
          <table:table-cell table:formula="of:=IF([.K2]-[.K103]&lt;0;&quot;&quot;;[.K2]-[.K103])">
            <text:p/>
          </table:table-cell>
          <table:table-cell table:formula="of:=IF([.L103]=&quot;&quot;;&quot;&quot;;IF(AND([.L103]*[.K103]&gt;[.K3];[.L103]+[.K103]&lt;=[.K2])))">
            <text:p/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98" calcext:value-type="float">
            <text:p>98</text:p>
          </table:table-cell>
          <table:table-cell table:formula="of:=IF([.B2]-[.B104]&lt;0;&quot;&quot;;[.B2]-[.B104])">
            <text:p/>
          </table:table-cell>
          <table:table-cell table:formula="of:=IF([.C104]=&quot;&quot;;&quot;&quot;;IF(AND([.C104]*[.B104]&gt;[.B3];[.C104]+[.B104]&lt;=[.B2])))">
            <text:p/>
          </table:table-cell>
          <table:table-cell table:style-name="ce3" office:value-type="float" office:value="98" calcext:value-type="float">
            <text:p>98</text:p>
          </table:table-cell>
          <table:table-cell table:formula="of:=IF([.E2]-[.E104]&lt;0;&quot;&quot;;[.E2]-[.E104])">
            <text:p/>
          </table:table-cell>
          <table:table-cell table:formula="of:=IF([.F104]=&quot;&quot;;&quot;&quot;;IF(AND([.F104]*[.E104]&gt;[.E3];[.F104]+[.E104]&lt;=[.E2])))">
            <text:p/>
          </table:table-cell>
          <table:table-cell table:style-name="ce3" office:value-type="float" office:value="98" calcext:value-type="float">
            <text:p>98</text:p>
          </table:table-cell>
          <table:table-cell table:formula="of:=IF([.H2]-[.H104]&lt;0;&quot;&quot;;[.H2]-[.H104])">
            <text:p/>
          </table:table-cell>
          <table:table-cell table:formula="of:=IF([.I104]=&quot;&quot;;&quot;&quot;;IF(AND([.I104]*[.H104]&gt;[.H3];[.I104]+[.H104]&lt;=[.H2])))">
            <text:p/>
          </table:table-cell>
          <table:table-cell table:style-name="ce3" office:value-type="float" office:value="98" calcext:value-type="float">
            <text:p>98</text:p>
          </table:table-cell>
          <table:table-cell table:formula="of:=IF([.K2]-[.K104]&lt;0;&quot;&quot;;[.K2]-[.K104])">
            <text:p/>
          </table:table-cell>
          <table:table-cell table:formula="of:=IF([.L104]=&quot;&quot;;&quot;&quot;;IF(AND([.L104]*[.K104]&gt;[.K3];[.L104]+[.K104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IF([.B2]-[.B105]&lt;0;&quot;&quot;;[.B2]-[.B105])">
            <text:p/>
          </table:table-cell>
          <table:table-cell table:formula="of:=IF([.C105]=&quot;&quot;;&quot;&quot;;IF(AND([.C105]*[.B105]&gt;[.B3];[.C105]+[.B105]&lt;=[.B2])))">
            <text:p/>
          </table:table-cell>
          <table:table-cell office:value-type="float" office:value="99" calcext:value-type="float">
            <text:p>99</text:p>
          </table:table-cell>
          <table:table-cell table:formula="of:=IF([.E2]-[.E105]&lt;0;&quot;&quot;;[.E2]-[.E105])">
            <text:p/>
          </table:table-cell>
          <table:table-cell table:formula="of:=IF([.F105]=&quot;&quot;;&quot;&quot;;IF(AND([.F105]*[.E105]&gt;[.E3];[.F105]+[.E105]&lt;=[.E2])))">
            <text:p/>
          </table:table-cell>
          <table:table-cell office:value-type="float" office:value="99" calcext:value-type="float">
            <text:p>99</text:p>
          </table:table-cell>
          <table:table-cell table:formula="of:=IF([.H2]-[.H105]&lt;0;&quot;&quot;;[.H2]-[.H105])">
            <text:p/>
          </table:table-cell>
          <table:table-cell table:formula="of:=IF([.I105]=&quot;&quot;;&quot;&quot;;IF(AND([.I105]*[.H105]&gt;[.H3];[.I105]+[.H105]&lt;=[.H2])))">
            <text:p/>
          </table:table-cell>
          <table:table-cell office:value-type="float" office:value="99" calcext:value-type="float">
            <text:p>99</text:p>
          </table:table-cell>
          <table:table-cell table:formula="of:=IF([.K2]-[.K105]&lt;0;&quot;&quot;;[.K2]-[.K105])">
            <text:p/>
          </table:table-cell>
          <table:table-cell table:formula="of:=IF([.L105]=&quot;&quot;;&quot;&quot;;IF(AND([.L105]*[.K105]&gt;[.K3];[.L105]+[.K105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F([.B2]-[.B106]&lt;0;&quot;&quot;;[.B2]-[.B106])">
            <text:p/>
          </table:table-cell>
          <table:table-cell table:formula="of:=IF([.C106]=&quot;&quot;;&quot;&quot;;IF(AND([.C106]*[.B106]&gt;[.B3];[.C106]+[.B106]&lt;=[.B2])))">
            <text:p/>
          </table:table-cell>
          <table:table-cell office:value-type="float" office:value="100" calcext:value-type="float">
            <text:p>100</text:p>
          </table:table-cell>
          <table:table-cell table:formula="of:=IF([.E2]-[.E106]&lt;0;&quot;&quot;;[.E2]-[.E106])">
            <text:p/>
          </table:table-cell>
          <table:table-cell table:formula="of:=IF([.F106]=&quot;&quot;;&quot;&quot;;IF(AND([.F106]*[.E106]&gt;[.E3];[.F106]+[.E106]&lt;=[.E2])))">
            <text:p/>
          </table:table-cell>
          <table:table-cell office:value-type="float" office:value="100" calcext:value-type="float">
            <text:p>100</text:p>
          </table:table-cell>
          <table:table-cell table:formula="of:=IF([.H2]-[.H106]&lt;0;&quot;&quot;;[.H2]-[.H106])">
            <text:p/>
          </table:table-cell>
          <table:table-cell table:formula="of:=IF([.I106]=&quot;&quot;;&quot;&quot;;IF(AND([.I106]*[.H106]&gt;[.H3];[.I106]+[.H106]&lt;=[.H2])))">
            <text:p/>
          </table:table-cell>
          <table:table-cell office:value-type="float" office:value="100" calcext:value-type="float">
            <text:p>100</text:p>
          </table:table-cell>
          <table:table-cell table:formula="of:=IF([.K2]-[.K106]&lt;0;&quot;&quot;;[.K2]-[.K106])">
            <text:p/>
          </table:table-cell>
          <table:table-cell table:formula="of:=IF([.L106]=&quot;&quot;;&quot;&quot;;IF(AND([.L106]*[.K106]&gt;[.K3];[.L106]+[.K106]&lt;=[.K2]))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formula="of:=COUNTIF([.D6:.D106];1)" office:value-type="float" office:value="29" calcext:value-type="float">
            <text:p>29</text:p>
          </table:table-cell>
          <table:table-cell table:number-columns-repeated="2"/>
          <table:table-cell table:style-name="Default" table:formula="of:=COUNTIF([.G6:.G106];1)" office:value-type="float" office:value="58" calcext:value-type="float">
            <text:p>58</text:p>
          </table:table-cell>
          <table:table-cell table:number-columns-repeated="2"/>
          <table:table-cell table:style-name="Default" table:formula="of:=COUNTIF([.J6:.J106];1)" office:value-type="float" office:value="41" calcext:value-type="float">
            <text:p>41</text:p>
          </table:table-cell>
          <table:table-cell table:number-columns-repeated="2"/>
          <table:table-cell table:style-name="Default" table:formula="of:=COUNTIF([.M6:.M106];1)" office:value-type="float" office:value="34" calcext:value-type="float">
            <text:p>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18:11:03.859382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35:39.847196227</meta:creation-date>
    <dc:date>2023-12-06T18:16:05.042835449</dc:date>
    <meta:editing-duration>PT5H28M53S</meta:editing-duration>
    <meta:editing-cycles>16</meta:editing-cycles>
    <meta:generator>LibreOffice/7.6.3.2$Linux_X86_64 LibreOffice_project/60$Build-2</meta:generator>
    <meta:document-statistic meta:table-count="1" meta:cell-count="1252" meta:object-count="0"/>
  </office:meta>
</office:document-meta>
</file>

<file path=Basic/Standard/part2.xml><?xml version="1.0" encoding="utf-8"?>
<!DOCTYPE module  PUBLIC '-//OpenOffice.org//DTD OfficeDocument 1.0//EN'  'module.dtd'>
<script:module xmlns:script="http://openoffice.org/2000/script" script:name="part2" script:language="StarBasic" script:moduleType="normal">REM  *****  BASIC  *****

Sub BerechneMoeglicheKombinationen
    Dim Zeit As Double
    Dim MaxStrecke As Double
    Dim Geschwindigkeit As Double
    Dim MoeglicheKombinationen As Double
    
    Zeit = ThisComponent.Sheets(0).getCellRangeByName("P2").Value
    MaxStrecke = ThisComponent.Sheets(0).getCellRangeByName("P3").Value
    
    Geschwindigkeit = 0
    MoeglicheKombinationen = 0
    
    For Geschwindigkeit = 0 To Zeit
        if (Geschwindigkeit * (Zeit - Geschwindigkeit)) &gt;= MaxStrecke Then
            MoeglicheKombinationen = MoeglicheKombinationen + 1
        End if
    Next
    
    ThisComponent.Sheets(0).getCellRangeByName("A8").Value = MoeglicheKombinationen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ar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